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Courier, monospace"/>
    <style:font-face style:name="Consolas2" svg:font-family="Consolas, 'Helvetica Neue', Helvetica, Arial, sans-serif"/>
    <style:font-face style:name="Consolas3" svg:font-family="Consolas, Inconsolata, Courier, monospace"/>
    <style:font-face style:name="Consolas1" svg:font-family="Consolas, 'Liberation Mono', Menlo, Courier, monospace"/>
    <style:font-face style:name="Courier New" svg:font-family="'Courier New', Courier, monospace"/>
    <style:font-face style:name="Helvetica" svg:font-family="Helvetica, Arial, 'Droid Sans', sans-serif"/>
    <style:font-face style:name="Microsoft YaHei" svg:font-family="'Microsoft YaHei', 'SF Pro Display', Roboto, Noto, Arial, 'PingFang SC', sans-serif"/>
    <style:font-face style:name="Microsoft Yahei" svg:font-family="'Microsoft Yahei', arial, sans-serif"/>
    <style:font-face style:name="Monospace1" svg:font-family="Monospace"/>
    <style:font-face style:name="SF Pro Display" svg:font-family="'SF Pro Display', Roboto, Noto, Arial, 'PingFang SC', 'Hiragino Sans GB', 'Microsoft YaHei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Verdana" svg:font-family="Verdana, Geneva, 'Helvetica Neue', 'Microsoft Yahei', Helvetica, Arial, sans-serif"/>
    <style:font-face style:name="apple-system" svg:font-family="apple-system, 'SF UI Text', Arial, 'PingFang SC', 'Hiragino Sans GB', 'Microsoft YaHei', 'WenQuanYi Micro Hei', sans-serif"/>
    <style:font-face style:name="apple-system1" svg:font-family="apple-system, 'SF UI Text', Arial, 'PingFang SC', 'Hiragino Sans GB', 'Microsoft YaHei', 'WenQuanYi Micro Hei', sans-serif, SimHei, SimSun"/>
    <style:font-face style:name="inherit" svg:font-family="inherit"/>
    <style:font-face style:name="mry_KacstQurn1" svg:font-family="mry_KacstQurn"/>
    <style:font-face style:name="tahoma" svg:font-family="tahoma"/>
    <style:font-face style:name="verdana" svg:font-family="verdana, 'ms song', 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mry_KacstQurn" svg:font-family="mry_KacstQurn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1pt" fo:font-style="normal" officeooo:rsid="0015b274" officeooo:paragraph-rsid="0017871a" style:font-size-asian="11pt" style:font-style-asian="normal" style:font-style-complex="normal"/>
    </style:style>
    <style:style style:name="P2" style:family="paragraph" style:parent-style-name="Standard">
      <style:text-properties fo:color="#000000" style:font-name="Monospace" fo:font-size="11pt" fo:font-style="normal" officeooo:rsid="001f8da8" officeooo:paragraph-rsid="001f8da8" style:font-size-asian="11pt" style:font-style-asian="normal" style:font-style-complex="normal"/>
    </style:style>
    <style:style style:name="P3" style:family="paragraph" style:parent-style-name="Standard">
      <style:text-properties fo:color="#000000" style:font-name="Monospace" fo:font-size="11pt" fo:font-style="normal" officeooo:rsid="001f8da8" officeooo:paragraph-rsid="0017871a" style:font-size-asian="11pt" style:font-style-asian="normal" style:font-style-complex="normal"/>
    </style:style>
    <style:style style:name="P4" style:family="paragraph" style:parent-style-name="Standard">
      <style:text-properties fo:color="#000000" style:font-name="Monospace" fo:font-size="11pt" fo:font-style="normal" officeooo:rsid="00366a59" officeooo:paragraph-rsid="00366a59" style:font-size-asian="11pt" style:font-style-asian="normal" style:font-style-complex="normal"/>
    </style:style>
    <style:style style:name="P5" style:family="paragraph" style:parent-style-name="Standard">
      <style:text-properties fo:color="#000000" style:font-name="Monospace" fo:font-size="11pt" fo:font-style="normal" officeooo:rsid="00382f7f" officeooo:paragraph-rsid="00382f7f" style:font-size-asian="11pt" style:font-style-asian="normal" style:font-style-complex="normal"/>
    </style:style>
    <style:style style:name="P6" style:family="paragraph" style:parent-style-name="Standard">
      <style:text-properties fo:color="#000000" style:font-name="Monospace" fo:font-size="11pt" fo:font-style="normal" officeooo:rsid="00410189" officeooo:paragraph-rsid="00410189" style:font-size-asian="11pt" style:font-style-asian="normal" style:font-style-complex="normal"/>
    </style:style>
    <style:style style:name="P7" style:family="paragraph" style:parent-style-name="Standard">
      <style:text-properties fo:color="#000000" style:font-name="Monospace" fo:font-size="11pt" fo:font-style="normal" officeooo:rsid="00531f60" officeooo:paragraph-rsid="00531f60" style:font-size-asian="11pt" style:font-style-asian="normal" style:font-style-complex="normal"/>
    </style:style>
    <style:style style:name="P8" style:family="paragraph" style:parent-style-name="Standard">
      <style:text-properties fo:color="#000000" style:font-name="Monospace" fo:font-size="11pt" fo:font-style="normal" officeooo:rsid="00592d56" officeooo:paragraph-rsid="00592d56" style:font-size-asian="11pt" style:font-style-asian="normal" style:font-style-complex="normal"/>
    </style:style>
    <style:style style:name="P9" style:family="paragraph" style:parent-style-name="Standard">
      <style:text-properties fo:color="#000000" style:font-name="Monospace" fo:font-size="11pt" fo:font-style="normal" officeooo:rsid="006f9559" officeooo:paragraph-rsid="00382f7f" style:font-size-asian="11pt" style:font-style-asian="normal" style:font-style-complex="normal"/>
    </style:style>
    <style:style style:name="P10" style:family="paragraph" style:parent-style-name="Standard">
      <style:text-properties fo:color="#000000" style:font-name="Monospace" fo:font-size="11pt" fo:font-style="normal" officeooo:rsid="006f9559" officeooo:paragraph-rsid="006f9559" style:font-size-asian="11pt" style:font-style-asian="normal" style:font-style-complex="normal"/>
    </style:style>
    <style:style style:name="P11" style:family="paragraph" style:parent-style-name="Standard">
      <style:text-properties fo:color="#000000" style:font-name="Monospace" fo:font-size="11pt" fo:font-style="normal" officeooo:rsid="007683b5" officeooo:paragraph-rsid="007683b5" style:font-size-asian="11pt" style:font-style-asian="normal" style:font-style-complex="normal"/>
    </style:style>
    <style:style style:name="P12" style:family="paragraph" style:parent-style-name="Standard">
      <style:text-properties fo:color="#000000" style:font-name="Monospace" fo:font-size="11pt" fo:font-style="normal" fo:font-weight="bold" officeooo:rsid="006d187b" officeooo:paragraph-rsid="00c62ee8" style:font-size-asian="11pt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color="#000000" style:font-name="Monospace" fo:font-size="11pt" fo:font-style="normal" fo:font-weight="bold" officeooo:rsid="006d187b" officeooo:paragraph-rsid="00cb6fff" style:font-size-asian="11pt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color="#000000" style:font-name="Monospace" fo:font-size="11pt" fo:font-style="normal" fo:font-weight="bold" officeooo:rsid="006d187b" officeooo:paragraph-rsid="00d2dc84" style:font-size-asian="11pt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00" style:font-name="Monospace" fo:font-size="11pt" fo:font-style="normal" fo:font-weight="bold" officeooo:rsid="006d187b" officeooo:paragraph-rsid="00f223bf" style:font-size-asian="11pt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color="#000000" fo:font-size="12pt" style:font-size-asian="12pt" style:font-size-complex="12pt"/>
    </style:style>
    <style:style style:name="P17" style:family="paragraph" style:parent-style-name="Standard">
      <style:text-properties fo:color="#000000" fo:font-size="12pt" officeooo:rsid="010d33fc" officeooo:paragraph-rsid="010d33fc" style:font-size-asian="12pt" style:font-size-complex="12pt"/>
    </style:style>
    <style:style style:name="P18" style:family="paragraph" style:parent-style-name="Standard">
      <style:text-properties fo:color="#000000" fo:font-size="15pt" officeooo:rsid="010d33fc" officeooo:paragraph-rsid="010d33fc" style:font-size-asian="15pt" style:font-size-complex="15pt"/>
    </style:style>
    <style:style style:name="P19" style:family="paragraph" style:parent-style-name="Standard">
      <style:text-properties fo:color="#000000" fo:font-size="15pt" officeooo:rsid="010f3bb3" officeooo:paragraph-rsid="010f3bb3" style:font-size-asian="15pt" style:font-size-complex="15pt"/>
    </style:style>
    <style:style style:name="P20" style:family="paragraph" style:parent-style-name="Standard">
      <style:text-properties fo:color="#000000" fo:font-size="14pt" officeooo:rsid="010f3bb3" officeooo:paragraph-rsid="010f3bb3" style:font-size-asian="14pt" style:font-size-complex="14pt"/>
    </style:style>
    <style:style style:name="P21" style:family="paragraph" style:parent-style-name="Standard">
      <style:text-properties fo:color="#000000" style:font-name="mry_KacstQurn" fo:font-size="15pt" fo:font-style="normal" fo:font-weight="bold" officeooo:rsid="006d187b" officeooo:paragraph-rsid="0117d6c1" style:font-size-asian="15pt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color="#000000" style:font-name="mry_KacstQurn" fo:font-size="15pt" fo:font-style="normal" fo:font-weight="bold" officeooo:rsid="0117d6c1" officeooo:paragraph-rsid="0117d6c1" style:font-size-asian="15pt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color="#000000" style:font-name="mry_KacstQurn" fo:font-size="15pt" fo:font-style="normal" fo:font-weight="bold" officeooo:rsid="011a77e8" officeooo:paragraph-rsid="0117d6c1" fo:background-color="#e8f2fe" style:font-size-asian="15pt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color="#000000" style:font-name="mry_KacstQurn" fo:font-size="15pt" fo:font-style="normal" fo:font-weight="normal" officeooo:rsid="011a77e8" officeooo:paragraph-rsid="0117d6c1" fo:background-color="#e8f2fe" style:font-size-asian="15pt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2a00ff" style:font-name="Monospace" fo:font-size="13pt" fo:font-style="italic" officeooo:rsid="002a0b9c" officeooo:paragraph-rsid="0017871a" fo:background-color="#e8f2fe" style:font-size-asian="13pt" style:font-style-asian="italic" style:font-style-complex="normal"/>
    </style:style>
    <style:style style:name="P26" style:family="paragraph" style:parent-style-name="Standard">
      <style:text-properties fo:color="#2a00ff" style:font-name="Monospace" fo:font-size="13pt" fo:font-style="italic" officeooo:rsid="002a0b9c" officeooo:paragraph-rsid="002f3fdb" fo:background-color="#e8f2fe" style:font-size-asian="13pt" style:font-style-asian="italic" style:font-style-complex="normal"/>
    </style:style>
    <style:style style:name="P27" style:family="paragraph" style:parent-style-name="Standard">
      <style:text-properties fo:color="#2a00ff" style:font-name="Monospace" fo:font-size="13pt" fo:font-style="italic" officeooo:rsid="007253ad" officeooo:paragraph-rsid="007253ad" fo:background-color="#e8f2fe" style:font-size-asian="13pt" style:font-style-asian="italic" style:font-style-complex="normal"/>
    </style:style>
    <style:style style:name="P28" style:family="paragraph" style:parent-style-name="Standard">
      <style:text-properties fo:color="#2a00ff" style:font-name="Monospace" fo:font-size="13pt" fo:font-style="italic" officeooo:rsid="0007b132" officeooo:paragraph-rsid="003d1aeb" fo:background-color="#e8f2fe" style:font-size-asian="13pt" style:font-style-asian="italic" style:font-size-complex="13pt" style:font-style-complex="normal"/>
    </style:style>
    <style:style style:name="P29" style:family="paragraph" style:parent-style-name="Standard">
      <style:text-properties fo:color="#008080" style:font-name="Monospace" fo:font-size="13pt" fo:font-style="normal" officeooo:rsid="001f8da8" officeooo:paragraph-rsid="0017871a" style:font-size-asian="13pt" style:font-style-asian="normal" style:font-style-complex="normal"/>
    </style:style>
    <style:style style:name="P30" style:family="paragraph" style:parent-style-name="Standard">
      <style:text-properties officeooo:paragraph-rsid="00411a46"/>
    </style:style>
    <style:style style:name="P31" style:family="paragraph" style:parent-style-name="Standard">
      <style:text-properties officeooo:rsid="007253ad" officeooo:paragraph-rsid="007253ad"/>
    </style:style>
    <style:style style:name="P32" style:family="paragraph" style:parent-style-name="Standard">
      <style:text-properties officeooo:paragraph-rsid="00297959"/>
    </style:style>
    <style:style style:name="P33" style:family="paragraph" style:parent-style-name="Standard">
      <style:text-properties officeooo:paragraph-rsid="007e1907"/>
    </style:style>
    <style:style style:name="P34" style:family="paragraph" style:parent-style-name="Standard">
      <style:text-properties officeooo:paragraph-rsid="00c62ee8"/>
    </style:style>
    <style:style style:name="P35" style:family="paragraph" style:parent-style-name="Standard">
      <style:text-properties fo:color="#ef413d" fo:font-size="12pt" officeooo:rsid="010d33fc" officeooo:paragraph-rsid="010d33fc" style:font-size-asian="12pt" style:font-size-complex="12pt"/>
    </style:style>
    <style:style style:name="P36" style:family="paragraph" style:parent-style-name="Standard">
      <style:text-properties officeooo:paragraph-rsid="010f3bb3"/>
    </style:style>
    <style:style style:name="P37" style:family="paragraph" style:parent-style-name="Standard">
      <style:text-properties officeooo:paragraph-rsid="00f223bf"/>
    </style:style>
    <style:style style:name="P38" style:family="paragraph" style:parent-style-name="Standard">
      <style:text-properties officeooo:rsid="0117d6c1" officeooo:paragraph-rsid="0117d6c1"/>
    </style:style>
    <style:style style:name="P39" style:family="paragraph" style:parent-style-name="Standard">
      <style:text-properties fo:font-weight="normal" officeooo:rsid="0117d6c1" officeooo:paragraph-rsid="0117d6c1" style:font-weight-asian="normal" style:font-weight-complex="normal"/>
    </style:style>
    <style:style style:name="P40" style:family="paragraph" style:parent-style-name="Standard">
      <style:text-properties fo:font-weight="normal" officeooo:rsid="0117d6c1" officeooo:paragraph-rsid="011c523d" style:font-weight-asian="normal" style:font-weight-complex="normal"/>
    </style:style>
    <style:style style:name="P41" style:family="paragraph" style:parent-style-name="Preformatted_20_Text">
      <style:text-properties fo:color="#000000" style:font-name="Monospace" fo:font-size="11pt" fo:font-style="normal" officeooo:rsid="001f8da8" officeooo:paragraph-rsid="001f8da8" style:font-size-asian="11pt" style:font-style-asian="normal" style:font-style-complex="normal"/>
    </style:style>
    <style:style style:name="P42" style:family="paragraph" style:parent-style-name="Preformatted_20_Text">
      <style:text-properties fo:color="#000000" style:font-name="Monospace" fo:font-size="11pt" fo:font-style="normal" officeooo:rsid="00297959" officeooo:paragraph-rsid="003b90b8" style:font-size-asian="11pt" style:font-style-asian="normal" style:font-style-complex="normal"/>
    </style:style>
    <style:style style:name="P43" style:family="paragraph" style:parent-style-name="Preformatted_20_Text">
      <style:text-properties fo:color="#000000" style:font-name="Monospace" fo:font-size="11pt" fo:font-style="normal" fo:font-weight="bold" officeooo:rsid="006d187b" officeooo:paragraph-rsid="00b1ae13" style:font-size-asian="11pt" style:font-style-asian="normal" style:font-weight-asian="bold" style:font-style-complex="normal" style:font-weight-complex="bold"/>
    </style:style>
    <style:style style:name="P44" style:family="paragraph" style:parent-style-name="Preformatted_20_Text">
      <style:text-properties fo:color="#000000" style:font-name="Monospace" fo:font-size="11pt" fo:font-style="normal" fo:font-weight="bold" officeooo:rsid="006d187b" officeooo:paragraph-rsid="00c62ee8" style:font-size-asian="11pt" style:font-style-asian="normal" style:font-weight-asian="bold" style:font-style-complex="normal" style:font-weight-complex="bold"/>
    </style:style>
    <style:style style:name="P45" style:family="paragraph" style:parent-style-name="Preformatted_20_Text">
      <style:text-properties fo:color="#000000" style:font-name="Monospace" fo:font-size="11pt" fo:font-style="normal" fo:font-weight="bold" officeooo:rsid="006d187b" officeooo:paragraph-rsid="00d2dc84" style:font-size-asian="11pt" style:font-style-asian="normal" style:font-weight-asian="bold" style:font-style-complex="normal" style:font-weight-complex="bold"/>
    </style:style>
    <style:style style:name="P46" style:family="paragraph" style:parent-style-name="Preformatted_20_Text">
      <style:text-properties fo:color="#000000" style:font-name="Monospace" fo:font-size="11pt" fo:font-style="normal" fo:font-weight="bold" officeooo:rsid="006d187b" officeooo:paragraph-rsid="00efd3fc" style:font-size-asian="11pt" style:font-style-asian="normal" style:font-weight-asian="bold" style:font-style-complex="normal" style:font-weight-complex="bold"/>
    </style:style>
    <style:style style:name="P47" style:family="paragraph" style:parent-style-name="Preformatted_20_Text">
      <style:text-properties fo:color="#000000" style:font-name="Monospace" fo:font-size="11pt" fo:font-style="normal" fo:font-weight="bold" officeooo:rsid="006d187b" officeooo:paragraph-rsid="00f88967" style:font-size-asian="11pt" style:font-style-asian="normal" style:font-weight-asian="bold" style:font-style-complex="normal" style:font-weight-complex="bold"/>
    </style:style>
    <style:style style:name="P48" style:family="paragraph" style:parent-style-name="Preformatted_20_Text">
      <style:text-properties fo:color="#000000" fo:font-size="12pt" officeooo:rsid="010d33fc" officeooo:paragraph-rsid="010d33fc" style:font-size-asian="12pt" style:font-size-complex="12pt"/>
    </style:style>
    <style:style style:name="P49" style:family="paragraph" style:parent-style-name="Preformatted_20_Text">
      <style:text-properties officeooo:paragraph-rsid="00366a59"/>
    </style:style>
    <style:style style:name="P50" style:family="paragraph" style:parent-style-name="Preformatted_20_Text">
      <style:text-properties fo:font-variant="normal" fo:text-transform="none" fo:color="#ff0000" style:font-name="Consolas" fo:font-size="9pt" fo:letter-spacing="normal" fo:font-style="normal" fo:font-weight="normal" officeooo:rsid="006d187b" officeooo:paragraph-rsid="00838681" style:font-size-asian="11pt" style:font-style-asian="normal" style:font-weight-asian="bold" style:font-style-complex="normal" style:font-weight-complex="bold"/>
    </style:style>
    <style:style style:name="P51" style:family="paragraph" style:parent-style-name="Preformatted_20_Text">
      <style:paragraph-properties fo:margin-top="0cm" fo:margin-bottom="0.499cm" loext:contextual-spacing="false"/>
    </style:style>
    <style:style style:name="P52" style:family="paragraph" style:parent-style-name="Preformatted_20_Text">
      <style:paragraph-properties fo:margin-top="0cm" fo:margin-bottom="0.499cm" loext:contextual-spacing="false"/>
      <style:text-properties officeooo:paragraph-rsid="00366a59"/>
    </style:style>
    <style:style style:name="P53" style:family="paragraph" style:parent-style-name="Preformatted_20_Text">
      <style:paragraph-properties fo:margin-top="0cm" fo:margin-bottom="0.499cm" loext:contextual-spacing="false"/>
      <style:text-properties officeooo:paragraph-rsid="00b1ae13"/>
    </style:style>
    <style:style style:name="P54" style:family="paragraph" style:parent-style-name="Preformatted_20_Text">
      <style:paragraph-properties fo:margin-top="0cm" fo:margin-bottom="0.499cm" loext:contextual-spacing="false"/>
      <style:text-properties officeooo:paragraph-rsid="00b1fe42"/>
    </style:style>
    <style:style style:name="P55" style:family="paragraph" style:parent-style-name="Preformatted_20_Text">
      <style:paragraph-properties fo:margin-top="0cm" fo:margin-bottom="0.499cm" loext:contextual-spacing="false"/>
      <style:text-properties officeooo:paragraph-rsid="00b31349"/>
    </style:style>
    <style:style style:name="P56" style:family="paragraph" style:parent-style-name="Text_20_body">
      <style:text-properties officeooo:paragraph-rsid="00366a59"/>
    </style:style>
    <style:style style:name="P57" style:family="paragraph" style:parent-style-name="Text_20_body">
      <style:text-properties fo:color="#000000" style:font-name="Monospace" fo:font-size="11pt" fo:font-style="normal" officeooo:rsid="00297959" officeooo:paragraph-rsid="00297959" style:font-size-asian="11pt" style:font-style-asian="normal" style:font-style-complex="normal"/>
    </style:style>
    <style:style style:name="P58" style:family="paragraph" style:parent-style-name="Text_20_body">
      <style:text-properties fo:color="#000000" style:font-name="Monospace" fo:font-size="11pt" fo:font-style="normal" officeooo:rsid="00297959" officeooo:paragraph-rsid="003b90b8" style:font-size-asian="11pt" style:font-style-asian="normal" style:font-style-complex="normal"/>
    </style:style>
    <style:style style:name="P59" style:family="paragraph" style:parent-style-name="Text_20_body">
      <style:text-properties fo:color="#000000" style:font-name="Monospace" fo:font-size="11pt" fo:font-style="normal" officeooo:rsid="00297959" officeooo:paragraph-rsid="007e5219" style:font-size-asian="11pt" style:font-style-asian="normal" style:font-style-complex="normal"/>
    </style:style>
    <style:style style:name="P60" style:family="paragraph" style:parent-style-name="Text_20_body">
      <style:text-properties fo:color="#000000" style:font-name="Monospace" fo:font-size="11pt" fo:font-style="normal" officeooo:rsid="003a73ad" officeooo:paragraph-rsid="003a73ad" style:font-size-asian="11pt" style:font-style-asian="normal" style:font-style-complex="normal"/>
    </style:style>
    <style:style style:name="P61" style:family="paragraph" style:parent-style-name="Text_20_body">
      <style:text-properties fo:color="#000000" style:font-name="Monospace" fo:font-size="11pt" fo:font-style="normal" officeooo:rsid="00470ff0" officeooo:paragraph-rsid="00470ff0" style:font-size-asian="11pt" style:font-style-asian="normal" style:font-style-complex="normal"/>
    </style:style>
    <style:style style:name="P62" style:family="paragraph" style:parent-style-name="Text_20_body">
      <style:text-properties fo:color="#000000" style:font-name="Monospace" fo:font-size="11pt" fo:font-style="normal" officeooo:rsid="00531f60" officeooo:paragraph-rsid="00531f60" style:font-size-asian="11pt" style:font-style-asian="normal" style:font-style-complex="normal"/>
    </style:style>
    <style:style style:name="P63" style:family="paragraph" style:parent-style-name="Text_20_body">
      <style:text-properties fo:color="#000000" style:font-name="Monospace" fo:font-size="11pt" fo:font-style="normal" officeooo:rsid="00541e01" officeooo:paragraph-rsid="00541e01" style:font-size-asian="11pt" style:font-style-asian="normal" style:font-style-complex="normal"/>
    </style:style>
    <style:style style:name="P64" style:family="paragraph" style:parent-style-name="Text_20_body">
      <style:text-properties fo:color="#000000" style:font-name="Monospace" fo:font-size="11pt" fo:font-style="normal" officeooo:rsid="00592d56" officeooo:paragraph-rsid="00592d56" style:font-size-asian="11pt" style:font-style-asian="normal" style:font-style-complex="normal"/>
    </style:style>
    <style:style style:name="P65" style:family="paragraph" style:parent-style-name="Text_20_body">
      <style:text-properties fo:color="#000000" style:font-name="Monospace" fo:font-size="11pt" fo:font-style="normal" officeooo:rsid="00785944" officeooo:paragraph-rsid="00785944" style:font-size-asian="11pt" style:font-style-asian="normal" style:font-style-complex="normal"/>
    </style:style>
    <style:style style:name="P66" style:family="paragraph" style:parent-style-name="Text_20_body">
      <style:text-properties fo:color="#000000" style:font-name="Monospace" fo:font-size="11pt" fo:font-style="normal" officeooo:rsid="007e5219" officeooo:paragraph-rsid="007e5219" style:font-size-asian="11pt" style:font-style-asian="normal" style:font-style-complex="normal"/>
    </style:style>
    <style:style style:name="P67" style:family="paragraph" style:parent-style-name="Text_20_body">
      <style:text-properties fo:color="#000000" style:font-name="Monospace" fo:font-size="11pt" fo:font-style="normal" officeooo:rsid="0081055b" officeooo:paragraph-rsid="0081055b" style:font-size-asian="11pt" style:font-style-asian="normal" style:font-style-complex="normal"/>
    </style:style>
    <style:style style:name="P68" style:family="paragraph" style:parent-style-name="Text_20_body">
      <style:text-properties fo:color="#000000" style:font-name="Monospace" fo:font-size="11pt" fo:font-style="normal" fo:font-weight="bold" officeooo:rsid="006d187b" officeooo:paragraph-rsid="00997bf6" style:font-size-asian="11pt" style:font-style-asian="normal" style:font-weight-asian="bold" style:font-style-complex="normal" style:font-weight-complex="bold"/>
    </style:style>
    <style:style style:name="P69" style:family="paragraph" style:parent-style-name="Text_20_body">
      <style:text-properties fo:color="#000000" style:font-name="Monospace" fo:font-size="11pt" fo:font-style="normal" fo:font-weight="bold" officeooo:rsid="006d187b" officeooo:paragraph-rsid="00efd3fc" style:font-size-asian="11pt" style:font-style-asian="normal" style:font-weight-asian="bold" style:font-style-complex="normal" style:font-weight-complex="bold"/>
    </style:style>
    <style:style style:name="P70" style:family="paragraph" style:parent-style-name="Text_20_body">
      <style:text-properties fo:color="#000000" style:font-name="Monospace" fo:font-size="11pt" fo:font-style="normal" fo:font-weight="bold" officeooo:rsid="006d187b" officeooo:paragraph-rsid="00c62ee8" style:font-size-asian="11pt" style:font-style-asian="normal" style:font-weight-asian="bold" style:font-style-complex="normal" style:font-weight-complex="bold"/>
    </style:style>
    <style:style style:name="P71" style:family="paragraph" style:parent-style-name="Text_20_body">
      <style:text-properties fo:color="#000000" style:font-name="Monospace" fo:font-size="11pt" fo:font-style="normal" fo:font-weight="bold" officeooo:rsid="006d187b" officeooo:paragraph-rsid="0121481d" style:font-size-asian="11pt" style:font-style-asian="normal" style:font-weight-asian="bold" style:font-style-complex="normal" style:font-weight-complex="bold"/>
    </style:style>
    <style:style style:name="P72" style:family="paragraph" style:parent-style-name="Text_20_body">
      <style:text-properties fo:color="#000000" style:font-name="Monospace" fo:font-size="16pt" fo:font-style="normal" fo:font-weight="bold" officeooo:rsid="00592d56" officeooo:paragraph-rsid="00592d56" style:font-size-asian="16pt" style:font-style-asian="normal" style:font-weight-asian="bold" style:font-size-complex="16pt" style:font-style-complex="normal" style:font-weight-complex="bold"/>
    </style:style>
    <style:style style:name="P73" style:family="paragraph" style:parent-style-name="Text_20_body">
      <style:text-properties fo:color="#000000" style:font-name="Monospace" fo:font-size="14pt" fo:font-style="normal" fo:font-weight="bold" officeooo:rsid="00531f60" officeooo:paragraph-rsid="00531f60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Text_20_body">
      <style:text-properties fo:color="#000000" style:font-name="Monospace" fo:font-size="14pt" fo:font-style="normal" fo:font-weight="bold" officeooo:rsid="00592d56" officeooo:paragraph-rsid="00592d56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Text_20_body">
      <style:paragraph-properties style:line-height-at-least="0.397cm"/>
      <style:text-properties fo:font-size="9pt"/>
    </style:style>
    <style:style style:name="P76" style:family="paragraph" style:parent-style-name="Text_20_body">
      <style:text-properties fo:font-weight="bold" style:font-weight-asian="bold" style:font-weight-complex="bold"/>
    </style:style>
    <style:style style:name="P77" style:family="paragraph" style:parent-style-name="Text_20_body">
      <style:text-properties fo:font-variant="normal" fo:text-transform="none" fo:color="#4f4f4f" style:font-name="Monospace" fo:font-size="11pt" fo:letter-spacing="normal" fo:font-style="normal" fo:font-weight="bold" officeooo:rsid="006d187b" officeooo:paragraph-rsid="00838681" style:font-name-asian="apple-system1" style:font-size-asian="12pt" style:font-style-asian="normal" style:font-weight-asian="normal" style:font-style-complex="normal" style:font-weight-complex="bold"/>
    </style:style>
    <style:style style:name="P78" style:family="paragraph" style:parent-style-name="Text_20_body">
      <style:text-properties officeooo:paragraph-rsid="010f3bb3"/>
    </style:style>
    <style:style style:name="P79" style:family="paragraph" style:parent-style-name="Heading_20_1">
      <style:text-properties fo:color="#000000" style:font-name="Monospace" fo:font-size="11pt" fo:font-style="normal" fo:font-weight="bold" officeooo:rsid="00531f60" officeooo:paragraph-rsid="00531f60" style:font-size-asian="11pt" style:font-style-asian="normal" style:font-weight-asian="bold" style:font-style-complex="normal" style:font-weight-complex="bold"/>
    </style:style>
    <style:style style:name="P80" style:family="paragraph" style:parent-style-name="Heading_20_1">
      <style:text-properties fo:color="#000000" style:font-name="Monospace" fo:font-size="11pt" fo:font-style="normal" fo:font-weight="bold" officeooo:rsid="006060ee" officeooo:paragraph-rsid="006060ee" style:font-size-asian="11pt" style:font-style-asian="normal" style:font-weight-asian="bold" style:font-style-complex="normal" style:font-weight-complex="bold"/>
    </style:style>
    <style:style style:name="P81" style:family="paragraph" style:parent-style-name="Heading_20_1">
      <style:text-properties fo:color="#000000" style:font-name="Monospace" fo:font-size="11pt" fo:font-style="normal" fo:font-weight="bold" officeooo:rsid="006512ae" officeooo:paragraph-rsid="006512ae" style:font-size-asian="11pt" style:font-style-asian="normal" style:font-weight-asian="bold" style:font-style-complex="normal" style:font-weight-complex="bold"/>
    </style:style>
    <style:style style:name="P82" style:family="paragraph" style:parent-style-name="Heading_20_1">
      <style:text-properties fo:color="#000000" style:font-name="Monospace" fo:font-size="11pt" fo:font-style="normal" fo:font-weight="bold" officeooo:rsid="006512ae" officeooo:paragraph-rsid="00c55e7c" style:font-size-asian="11pt" style:font-style-asian="normal" style:font-weight-asian="bold" style:font-style-complex="normal" style:font-weight-complex="bold"/>
    </style:style>
    <style:style style:name="P83" style:family="paragraph" style:parent-style-name="Heading_20_1">
      <style:text-properties fo:color="#000000" style:font-name="Monospace" fo:font-size="11pt" fo:font-style="normal" fo:font-weight="bold" officeooo:rsid="006668ea" officeooo:paragraph-rsid="006668ea" style:font-size-asian="11pt" style:font-style-asian="normal" style:font-weight-asian="bold" style:font-style-complex="normal" style:font-weight-complex="bold"/>
    </style:style>
    <style:style style:name="P84" style:family="paragraph" style:parent-style-name="Heading_20_1">
      <style:text-properties fo:color="#000000" style:font-name="Monospace" fo:font-size="11pt" fo:font-style="normal" fo:font-weight="bold" officeooo:rsid="00680059" officeooo:paragraph-rsid="00680059" style:font-size-asian="11pt" style:font-style-asian="normal" style:font-weight-asian="bold" style:font-style-complex="normal" style:font-weight-complex="bold"/>
    </style:style>
    <style:style style:name="P85" style:family="paragraph" style:parent-style-name="Heading_20_1">
      <style:text-properties fo:color="#000000" style:font-name="Monospace" fo:font-size="11pt" fo:font-style="normal" fo:font-weight="bold" officeooo:rsid="006b2005" officeooo:paragraph-rsid="006b2005" style:font-size-asian="11pt" style:font-style-asian="normal" style:font-weight-asian="bold" style:font-style-complex="normal" style:font-weight-complex="bold"/>
    </style:style>
    <style:style style:name="P86" style:family="paragraph" style:parent-style-name="Heading_20_1">
      <style:text-properties fo:color="#000000" style:font-name="Monospace" fo:font-size="11pt" fo:font-style="normal" fo:font-weight="bold" officeooo:rsid="006d187b" officeooo:paragraph-rsid="006d187b" style:font-size-asian="11pt" style:font-style-asian="normal" style:font-weight-asian="bold" style:font-style-complex="normal" style:font-weight-complex="bold"/>
    </style:style>
    <style:style style:name="P87" style:family="paragraph" style:parent-style-name="Heading_20_1">
      <style:text-properties fo:color="#000000" style:font-name="Monospace" fo:font-size="11pt" fo:font-style="normal" fo:font-weight="bold" officeooo:rsid="006d187b" officeooo:paragraph-rsid="00838681" style:font-size-asian="11pt" style:font-style-asian="normal" style:font-weight-asian="bold" style:font-style-complex="normal" style:font-weight-complex="bold"/>
    </style:style>
    <style:style style:name="P88" style:family="paragraph" style:parent-style-name="Heading_20_1">
      <style:text-properties fo:color="#000000" style:font-name="Monospace" fo:font-size="11pt" fo:font-style="normal" fo:font-weight="bold" officeooo:rsid="006d187b" officeooo:paragraph-rsid="008cefa0" style:font-size-asian="11pt" style:font-style-asian="normal" style:font-weight-asian="bold" style:font-style-complex="normal" style:font-weight-complex="bold"/>
    </style:style>
    <style:style style:name="P89" style:family="paragraph" style:parent-style-name="Heading_20_1">
      <style:text-properties fo:color="#000000" style:font-name="Monospace" fo:font-size="11pt" fo:font-style="normal" fo:font-weight="bold" officeooo:rsid="006d187b" officeooo:paragraph-rsid="00997bf6" style:font-size-asian="11pt" style:font-style-asian="normal" style:font-weight-asian="bold" style:font-style-complex="normal" style:font-weight-complex="bold"/>
    </style:style>
    <style:style style:name="P90" style:family="paragraph" style:parent-style-name="Heading_20_1">
      <style:text-properties fo:color="#000000" style:font-name="Monospace" fo:font-size="11pt" fo:font-style="normal" fo:font-weight="bold" officeooo:rsid="006d187b" officeooo:paragraph-rsid="009e205c" style:font-size-asian="11pt" style:font-style-asian="normal" style:font-weight-asian="bold" style:font-style-complex="normal" style:font-weight-complex="bold"/>
    </style:style>
    <style:style style:name="P91" style:family="paragraph" style:parent-style-name="Heading_20_1">
      <style:text-properties fo:color="#000000" style:font-name="Monospace" fo:font-size="11pt" fo:font-style="normal" fo:font-weight="bold" officeooo:rsid="006d187b" officeooo:paragraph-rsid="00a1900a" style:font-size-asian="11pt" style:font-style-asian="normal" style:font-weight-asian="bold" style:font-style-complex="normal" style:font-weight-complex="bold"/>
    </style:style>
    <style:style style:name="P92" style:family="paragraph" style:parent-style-name="Heading_20_1">
      <style:text-properties fo:color="#000000" style:font-name="Monospace" fo:font-size="11pt" fo:font-style="normal" fo:font-weight="bold" officeooo:rsid="006d187b" officeooo:paragraph-rsid="00a65c59" style:font-size-asian="11pt" style:font-style-asian="normal" style:font-weight-asian="bold" style:font-style-complex="normal" style:font-weight-complex="bold"/>
    </style:style>
    <style:style style:name="P93" style:family="paragraph" style:parent-style-name="Heading_20_1">
      <style:paragraph-properties fo:text-align="center" style:justify-single-word="false"/>
      <style:text-properties fo:color="#000000" style:font-name="Monospace" fo:font-size="11pt" fo:font-style="normal" fo:font-weight="bold" officeooo:rsid="006d187b" officeooo:paragraph-rsid="009e205c" style:font-size-asian="11pt" style:font-style-asian="normal" style:font-weight-asian="bold" style:font-style-complex="normal" style:font-weight-complex="bold"/>
    </style:style>
    <style:style style:name="P94" style:family="paragraph" style:parent-style-name="Heading_20_1">
      <style:text-properties fo:color="#000000" style:font-name="Monospace" fo:font-size="11pt" fo:font-style="normal" fo:font-weight="bold" officeooo:rsid="006d187b" officeooo:paragraph-rsid="00a9e2ca" style:font-size-asian="11pt" style:font-style-asian="normal" style:font-weight-asian="bold" style:font-style-complex="normal" style:font-weight-complex="bold"/>
    </style:style>
    <style:style style:name="P95" style:family="paragraph" style:parent-style-name="Heading_20_1">
      <style:text-properties fo:color="#000000" style:font-name="Monospace" fo:font-size="11pt" fo:font-style="normal" fo:font-weight="bold" officeooo:rsid="006d187b" officeooo:paragraph-rsid="00ac8a32" style:font-size-asian="11pt" style:font-style-asian="normal" style:font-weight-asian="bold" style:font-style-complex="normal" style:font-weight-complex="bold"/>
    </style:style>
    <style:style style:name="P96" style:family="paragraph" style:parent-style-name="Heading_20_1">
      <style:text-properties fo:color="#000000" style:font-name="Monospace" fo:font-size="11pt" fo:font-style="normal" fo:font-weight="bold" officeooo:rsid="006d187b" officeooo:paragraph-rsid="00afbbf2" style:font-size-asian="11pt" style:font-style-asian="normal" style:font-weight-asian="bold" style:font-style-complex="normal" style:font-weight-complex="bold"/>
    </style:style>
    <style:style style:name="P97" style:family="paragraph" style:parent-style-name="Heading_20_1">
      <style:text-properties fo:color="#000000" style:font-name="Monospace" fo:font-size="11pt" fo:font-style="normal" fo:font-weight="bold" officeooo:rsid="006d187b" officeooo:paragraph-rsid="00b1ae13" style:font-size-asian="11pt" style:font-style-asian="normal" style:font-weight-asian="bold" style:font-style-complex="normal" style:font-weight-complex="bold"/>
    </style:style>
    <style:style style:name="P98" style:family="paragraph" style:parent-style-name="Heading_20_1">
      <style:text-properties fo:color="#000000" style:font-name="Monospace" fo:font-size="11pt" fo:font-style="normal" fo:font-weight="bold" officeooo:rsid="006d187b" officeooo:paragraph-rsid="00b6a117" style:font-size-asian="11pt" style:font-style-asian="normal" style:font-weight-asian="bold" style:font-style-complex="normal" style:font-weight-complex="bold"/>
    </style:style>
    <style:style style:name="P99" style:family="paragraph" style:parent-style-name="Heading_20_1">
      <style:text-properties fo:color="#000000" style:font-name="Monospace" fo:font-size="11pt" fo:font-style="normal" fo:font-weight="bold" officeooo:rsid="006d187b" officeooo:paragraph-rsid="00b748b9" style:font-size-asian="11pt" style:font-style-asian="normal" style:font-weight-asian="bold" style:font-style-complex="normal" style:font-weight-complex="bold"/>
    </style:style>
    <style:style style:name="P100" style:family="paragraph" style:parent-style-name="Heading_20_1">
      <style:text-properties fo:color="#000000" style:font-name="Monospace" fo:font-size="11pt" fo:font-style="normal" fo:font-weight="bold" officeooo:rsid="006d187b" officeooo:paragraph-rsid="00b763fe" style:font-size-asian="11pt" style:font-style-asian="normal" style:font-weight-asian="bold" style:font-style-complex="normal" style:font-weight-complex="bold"/>
    </style:style>
    <style:style style:name="P101" style:family="paragraph" style:parent-style-name="Heading_20_1">
      <style:text-properties fo:color="#000000" style:font-name="Monospace" fo:font-size="11pt" fo:font-style="normal" fo:font-weight="bold" officeooo:rsid="006d187b" officeooo:paragraph-rsid="00c0face" style:font-size-asian="11pt" style:font-style-asian="normal" style:font-weight-asian="bold" style:font-style-complex="normal" style:font-weight-complex="bold"/>
    </style:style>
    <style:style style:name="P102" style:family="paragraph" style:parent-style-name="Heading_20_1">
      <style:text-properties fo:color="#000000" style:font-name="Monospace" fo:font-size="11pt" fo:font-style="normal" fo:font-weight="bold" officeooo:rsid="006d187b" officeooo:paragraph-rsid="00c62ee8" style:font-size-asian="11pt" style:font-style-asian="normal" style:font-weight-asian="bold" style:font-style-complex="normal" style:font-weight-complex="bold"/>
    </style:style>
    <style:style style:name="P103" style:family="paragraph" style:parent-style-name="Heading_20_1">
      <style:text-properties fo:color="#000000" style:font-name="Monospace" fo:font-size="11pt" fo:font-style="normal" fo:font-weight="bold" officeooo:rsid="006d187b" officeooo:paragraph-rsid="00c82fd6" style:font-size-asian="11pt" style:font-style-asian="normal" style:font-weight-asian="bold" style:font-style-complex="normal" style:font-weight-complex="bold"/>
    </style:style>
    <style:style style:name="P104" style:family="paragraph" style:parent-style-name="Heading_20_1">
      <style:text-properties fo:color="#000000" style:font-name="Monospace" fo:font-size="11pt" fo:font-style="normal" fo:font-weight="bold" officeooo:rsid="006d187b" officeooo:paragraph-rsid="00d6e5e7" style:font-size-asian="11pt" style:font-style-asian="normal" style:font-weight-asian="bold" style:font-style-complex="normal" style:font-weight-complex="bold"/>
    </style:style>
    <style:style style:name="P105" style:family="paragraph" style:parent-style-name="Heading_20_1">
      <style:text-properties fo:color="#000000" style:font-name="Monospace" fo:font-size="11pt" fo:font-style="normal" fo:font-weight="bold" officeooo:rsid="006d187b" officeooo:paragraph-rsid="00e9e5e6" style:font-size-asian="11pt" style:font-style-asian="normal" style:font-weight-asian="bold" style:font-style-complex="normal" style:font-weight-complex="bold"/>
    </style:style>
    <style:style style:name="P106" style:family="paragraph" style:parent-style-name="Heading_20_1">
      <style:text-properties fo:color="#000000" style:font-name="Monospace" fo:font-size="11pt" fo:font-style="normal" fo:font-weight="bold" officeooo:rsid="006d187b" officeooo:paragraph-rsid="00f223bf" style:font-size-asian="11pt" style:font-style-asian="normal" style:font-weight-asian="bold" style:font-style-complex="normal" style:font-weight-complex="bold"/>
    </style:style>
    <style:style style:name="P107" style:family="paragraph" style:parent-style-name="Heading_20_1">
      <style:text-properties fo:color="#000000" style:font-name="Monospace" fo:font-size="11pt" fo:font-style="normal" fo:font-weight="bold" officeooo:rsid="006d187b" officeooo:paragraph-rsid="00f88967" style:font-size-asian="11pt" style:font-style-asian="normal" style:font-weight-asian="bold" style:font-style-complex="normal" style:font-weight-complex="bold"/>
    </style:style>
    <style:style style:name="P108" style:family="paragraph" style:parent-style-name="Heading_20_1">
      <style:text-properties fo:color="#000000" style:font-name="Monospace" fo:font-size="11pt" fo:font-style="normal" fo:font-weight="bold" officeooo:rsid="006d187b" officeooo:paragraph-rsid="00fbf5af" style:font-size-asian="11pt" style:font-style-asian="normal" style:font-weight-asian="bold" style:font-style-complex="normal" style:font-weight-complex="bold"/>
    </style:style>
    <style:style style:name="P109" style:family="paragraph" style:parent-style-name="Heading_20_1">
      <style:text-properties fo:color="#000000" style:font-name="Monospace" fo:font-size="11pt" fo:font-style="normal" fo:font-weight="bold" officeooo:rsid="006d187b" officeooo:paragraph-rsid="01181007" style:font-size-asian="11pt" style:font-style-asian="normal" style:font-weight-asian="bold" style:font-style-complex="normal" style:font-weight-complex="bold"/>
    </style:style>
    <style:style style:name="P110" style:family="paragraph" style:parent-style-name="Heading_20_1">
      <style:text-properties fo:color="#000000" style:font-name="Monospace" fo:font-size="11pt" fo:font-style="normal" fo:font-weight="bold" officeooo:rsid="006d187b" officeooo:paragraph-rsid="0121481d" style:font-size-asian="11pt" style:font-style-asian="normal" style:font-weight-asian="bold" style:font-style-complex="normal" style:font-weight-complex="bold"/>
    </style:style>
    <style:style style:name="P111" style:family="paragraph" style:parent-style-name="Heading_20_1">
      <style:text-properties fo:color="#000000" style:font-name="Monospace" fo:font-size="11pt" fo:font-style="normal" fo:font-weight="bold" officeooo:rsid="006d187b" officeooo:paragraph-rsid="01239b59" style:font-size-asian="11pt" style:font-style-asian="normal" style:font-weight-asian="bold" style:font-style-complex="normal" style:font-weight-complex="bold"/>
    </style:style>
    <style:style style:name="P112" style:family="paragraph" style:parent-style-name="Heading_20_1">
      <style:text-properties fo:color="#000000" style:font-name="Monospace" fo:font-size="11pt" fo:font-style="normal" fo:font-weight="bold" officeooo:rsid="006d187b" officeooo:paragraph-rsid="012e6f6f" style:font-size-asian="11pt" style:font-style-asian="normal" style:font-weight-asian="bold" style:font-style-complex="normal" style:font-weight-complex="bold"/>
    </style:style>
    <style:style style:name="P113" style:family="paragraph" style:parent-style-name="Heading_20_1">
      <style:text-properties fo:color="#000000" style:font-name="Monospace" fo:font-size="11pt" fo:font-style="normal" fo:font-weight="bold" officeooo:rsid="006eeea0" officeooo:paragraph-rsid="006eeea0" style:font-size-asian="11pt" style:font-style-asian="normal" style:font-weight-asian="bold" style:font-style-complex="normal" style:font-weight-complex="bold"/>
    </style:style>
    <style:style style:name="P114" style:family="paragraph" style:parent-style-name="Heading_20_1">
      <style:text-properties fo:color="#000000" style:font-name="Monospace" fo:font-size="11pt" fo:font-style="normal" fo:font-weight="bold" officeooo:rsid="00bc3b07" officeooo:paragraph-rsid="00bc3b07" style:font-size-asian="11pt" style:font-style-asian="normal" style:font-weight-asian="bold" style:font-style-complex="normal" style:font-weight-complex="bold"/>
    </style:style>
    <style:style style:name="P115" style:family="paragraph" style:parent-style-name="Heading_20_1">
      <style:text-properties fo:color="#000000" style:font-name="Monospace" fo:font-size="11pt" fo:font-style="normal" fo:font-weight="bold" officeooo:rsid="00d5790a" officeooo:paragraph-rsid="00d5790a" style:font-size-asian="11pt" style:font-style-asian="normal" style:font-weight-asian="bold" style:font-style-complex="normal" style:font-weight-complex="bold"/>
    </style:style>
    <style:style style:name="P116" style:family="paragraph" style:parent-style-name="Heading_20_1">
      <style:text-properties officeooo:paragraph-rsid="00680059"/>
    </style:style>
    <style:style style:name="P117" style:family="paragraph" style:parent-style-name="Heading_20_1">
      <style:text-properties officeooo:paragraph-rsid="006d187b"/>
    </style:style>
    <style:style style:name="P118" style:family="paragraph" style:parent-style-name="Heading_20_1">
      <style:text-properties fo:font-variant="normal" fo:text-transform="none" fo:color="#444444" style:font-name="Monospace" fo:font-size="11pt" fo:letter-spacing="normal" fo:font-style="normal" fo:font-weight="bold" officeooo:rsid="008b24e8" officeooo:paragraph-rsid="008b24e8" style:font-name-asian="Verdana" style:font-size-asian="10.5pt" style:font-style-asian="normal" style:font-weight-asian="normal" style:font-style-complex="normal" style:font-weight-complex="bold"/>
    </style:style>
    <style:style style:name="P119" style:family="paragraph" style:parent-style-name="Heading_20_1">
      <style:text-properties fo:font-variant="normal" fo:text-transform="none" fo:color="#444444" style:font-name="Monospace" fo:font-size="11pt" fo:letter-spacing="normal" fo:font-style="normal" fo:font-weight="bold" officeooo:rsid="006d187b" officeooo:paragraph-rsid="008cefa0" style:font-name-asian="Verdana" style:font-size-asian="10.5pt" style:font-style-asian="normal" style:font-weight-asian="normal" style:font-style-complex="normal" style:font-weight-complex="bold"/>
    </style:style>
    <style:style style:name="P120" style:family="paragraph" style:parent-style-name="Heading_20_1">
      <style:text-properties fo:font-variant="normal" fo:text-transform="none" fo:color="#333333" style:font-name="Monospace" fo:font-size="11pt" fo:letter-spacing="normal" fo:font-style="normal" fo:font-weight="bold" officeooo:rsid="006512ae" officeooo:paragraph-rsid="00c55e7c" style:font-size-asian="11pt" style:font-style-asian="normal" style:font-weight-asian="bold" style:font-style-complex="normal" style:font-weight-complex="bold"/>
    </style:style>
    <style:style style:name="P121" style:family="paragraph" style:parent-style-name="Heading_20_1">
      <style:text-properties officeooo:paragraph-rsid="00d6e5e7"/>
    </style:style>
    <style:style style:name="P122" style:family="paragraph" style:parent-style-name="Heading_20_1">
      <style:text-properties officeooo:paragraph-rsid="00fbf5af"/>
    </style:style>
    <style:style style:name="P123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124" style:family="paragraph" style:parent-style-name="Standard">
      <style:paragraph-properties fo:margin-left="0cm" fo:margin-right="0cm" fo:margin-top="0cm" fo:margin-bottom="0cm" loext:contextual-spacing="false" style:line-height-at-least="0.688cm" fo:text-indent="0cm" style:auto-text-indent="false"/>
    </style:style>
    <style:style style:name="P1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Helvetica" fo:font-size="10.5pt" loext:padding="0cm" loext:border="none"/>
    </style:style>
    <style:style style:name="P126" style:family="paragraph" style:parent-style-name="Standard">
      <style:paragraph-properties fo:margin-left="0cm" fo:margin-right="0cm" fo:margin-top="0cm" fo:margin-bottom="0cm" loext:contextual-spacing="false" style:line-height-at-least="0.688cm" fo:text-indent="0cm" style:auto-text-indent="false"/>
      <style:text-properties style:font-name-asian="Helvetica" style:font-size-asian="14.25pt" loext:padding="0cm" loext:border="none"/>
    </style:style>
    <style:style style:name="P1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128" style:family="paragraph" style:parent-style-name="Standard">
      <style:paragraph-properties fo:margin-left="0cm" fo:margin-right="0cm" fo:margin-top="0cm" fo:margin-bottom="0cm" loext:contextual-spacing="false" style:line-height-at-least="0.688cm" fo:text-indent="0cm" style:auto-text-indent="false"/>
      <style:text-properties loext:padding="0cm" loext:border="none"/>
    </style:style>
    <style:style style:name="P12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30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131" style:family="paragraph" style:parent-style-name="Preformatted_20_Text">
      <loext:graphic-properties draw:fill="solid" draw:fill-color="#1d1f21" draw:opacity="100%"/>
      <style:paragraph-properties fo:margin-left="0cm" fo:margin-right="0cm" fo:margin-top="0cm" fo:margin-bottom="0cm" loext:contextual-spacing="false" style:line-height-at-least="0.529cm" fo:text-indent="0cm" style:auto-text-indent="false" fo:background-color="#1d1f21" fo:padding="0cm" fo:border="none"/>
    </style:style>
    <style:style style:name="P132" style:family="paragraph" style:parent-style-name="Preformatted_20_Text">
      <style:paragraph-properties fo:margin-left="0cm" fo:margin-right="0cm" fo:margin-top="0cm" fo:margin-bottom="0cm" loext:contextual-spacing="false" fo:line-height="140%" fo:orphans="2" fo:widows="2" fo:text-indent="0cm" style:auto-text-indent="false"/>
      <style:text-properties fo:font-variant="normal" fo:text-transform="none" fo:color="#333333" style:font-name="Consolas1" fo:font-size="9pt" fo:letter-spacing="normal" fo:font-style="normal" fo:font-weight="normal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3pt" style:font-size-asian="13pt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46464" style:font-name="Monospace" fo:font-size="13pt" style:font-size-asian="13pt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3pt" style:font-size-asian="13pt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3pt" style:font-size-asian="13pt"/>
    </style:style>
    <style:style style:name="P138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</style:style>
    <style:style style:name="P139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444444" fo:letter-spacing="normal"/>
    </style:style>
    <style:style style:name="P140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444444" fo:letter-spacing="normal" style:font-name-asian="Verdana" style:font-size-asian="10.5pt" style:font-style-asian="normal" style:font-weight-asian="normal"/>
    </style:style>
    <style:style style:name="P141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444444" fo:letter-spacing="normal" officeooo:rsid="008ec4ff" officeooo:paragraph-rsid="008ec4ff" style:font-name-asian="Verdana" style:font-size-asian="10.5pt" style:font-style-asian="normal" style:font-weight-asian="normal"/>
    </style:style>
    <style:style style:name="P142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444444" fo:letter-spacing="normal" officeooo:rsid="00909628" officeooo:paragraph-rsid="00909628" style:font-name-asian="Verdana" style:font-size-asian="10.5pt" style:font-style-asian="normal" style:font-weight-asian="normal"/>
    </style:style>
    <style:style style:name="P143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444444" fo:letter-spacing="normal" fo:font-weight="bold" officeooo:rsid="008ec4ff" officeooo:paragraph-rsid="008ec4ff" style:font-name-asian="Verdana" style:font-size-asian="10.5pt" style:font-style-asian="normal" style:font-weight-asian="bold" style:font-weight-complex="bold"/>
    </style:style>
    <style:style style:name="P144" style:family="paragraph" style:parent-style-name="Preformatted_20_Text">
      <style:paragraph-properties fo:margin-left="0cm" fo:margin-right="0cm" fo:margin-top="0cm" fo:margin-bottom="0.661cm" loext:contextual-spacing="false" style:line-height-at-least="0.529cm" fo:orphans="2" fo:widows="2" fo:text-indent="0cm" style:auto-text-indent="false" fo:padding-left="0.318cm" fo:padding-right="0cm" fo:padding-top="0cm" fo:padding-bottom="0cm" fo:border-left="3pt solid #7ad03a" fo:border-right="none" fo:border-top="none" fo:border-bottom="none"/>
      <style:text-properties fo:font-variant="normal" fo:text-transform="none" fo:color="#222222" fo:letter-spacing="normal"/>
    </style:style>
    <style:style style:name="P145" style:family="paragraph" style:parent-style-name="Heading_20_1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444444" fo:letter-spacing="normal" officeooo:rsid="00909628" officeooo:paragraph-rsid="00909628" style:font-name-asian="Verdana" style:font-size-asian="10.5pt" style:font-style-asian="normal" style:font-weight-asian="normal"/>
    </style:style>
    <style:style style:name="P146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 style:font-name-asian="apple-system1" style:font-size-asian="12pt" style:font-style-asian="normal" style:font-weight-asian="normal"/>
    </style:style>
    <style:style style:name="P147" style:family="paragraph" style:parent-style-name="Text_20_body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fo:font-variant="normal" fo:text-transform="none" fo:color="#4f4f4f" fo:letter-spacing="normal"/>
    </style:style>
    <style:style style:name="P148" style:family="paragraph" style:parent-style-name="Preformatted_20_Text">
      <style:paragraph-properties fo:margin-left="0cm" fo:margin-right="0cm" fo:margin-top="0cm" fo:margin-bottom="0.635cm" loext:contextual-spacing="false" style:line-height-at-least="0.582cm" fo:orphans="2" fo:widows="2" fo:text-indent="0cm" style:auto-text-indent="false" fo:padding="0cm" fo:border="none"/>
    </style:style>
    <style:style style:name="P149" style:family="paragraph" style:parent-style-name="Preformatted_20_Text">
      <style:paragraph-properties fo:margin-left="0cm" fo:margin-right="0cm" fo:margin-top="0cm" fo:margin-bottom="0.635cm" loext:contextual-spacing="false" style:line-height-at-least="0.582cm" fo:orphans="2" fo:widows="2" fo:text-indent="0cm" style:auto-text-indent="false" fo:padding="0cm" fo:border="none"/>
      <style:text-properties officeooo:paragraph-rsid="00bf5c16"/>
    </style:style>
    <style:style style:name="P15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15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333333"/>
    </style:style>
    <style:style style:name="P15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15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fo:letter-spacing="normal" style:font-name-asian="tahoma" style:font-size-asian="10.5pt" style:font-style-asian="normal" style:font-weight-asian="normal"/>
    </style:style>
    <style:style style:name="P15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tahoma" fo:font-size="10.5pt" fo:letter-spacing="normal" fo:font-style="normal" fo:font-weight="normal"/>
    </style:style>
    <style:style style:name="P155" style:family="paragraph" style:parent-style-name="Preformatted_20_Text">
      <style:paragraph-properties fo:margin-top="0cm" fo:margin-bottom="0.661cm" loext:contextual-spacing="false" style:line-height-at-least="0.529cm" fo:orphans="2" fo:widows="2" fo:padding-left="0.318cm" fo:padding-right="0cm" fo:padding-top="0cm" fo:padding-bottom="0cm" fo:border-left="3pt solid #7ad03a" fo:border-right="none" fo:border-top="none" fo:border-bottom="none"/>
      <style:text-properties fo:font-variant="normal" fo:text-transform="none" fo:color="#222222" fo:letter-spacing="normal"/>
    </style:style>
    <style:style style:name="P156" style:family="paragraph" style:parent-style-name="Preformatted_20_Text">
      <style:paragraph-properties fo:margin-top="0cm" fo:margin-bottom="0.661cm" loext:contextual-spacing="false" style:line-height-at-least="0.529cm" fo:orphans="2" fo:widows="2" fo:padding-left="0.318cm" fo:padding-right="0cm" fo:padding-top="0cm" fo:padding-bottom="0cm" fo:border-left="3pt solid #7ad03a" fo:border-right="none" fo:border-top="none" fo:border-bottom="none"/>
      <style:text-properties fo:font-variant="normal" fo:text-transform="none" fo:color="#222222" style:font-name="Consolas" fo:font-size="9pt" fo:letter-spacing="normal" fo:font-style="normal" fo:font-weight="normal"/>
    </style:style>
    <style:style style:name="P157" style:family="paragraph" style:parent-style-name="Preformatted_20_Text">
      <style:paragraph-properties fo:margin-top="0cm" fo:margin-bottom="0cm" loext:contextual-spacing="false" fo:line-height="140%" fo:orphans="2" fo:widows="2"/>
      <style:text-properties fo:font-variant="normal" fo:text-transform="none" fo:color="#333333" style:font-name="Consolas1" fo:font-size="9pt" fo:letter-spacing="normal" fo:font-style="normal" fo:font-weight="normal"/>
    </style:style>
    <style:style style:name="P158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333333" fo:letter-spacing="normal"/>
    </style:style>
    <style:style style:name="P159" style:family="paragraph" style:parent-style-name="Heading_20_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font-name="Monospace" fo:font-size="11pt" fo:font-style="normal" fo:font-weight="bold" officeooo:rsid="006d187b" officeooo:paragraph-rsid="00c0face" style:font-size-asian="11pt" style:font-style-asian="normal" style:font-weight-asian="bold" style:font-style-complex="normal" style:font-weight-complex="bold"/>
    </style:style>
    <style:style style:name="P160" style:family="paragraph" style:parent-style-name="Preformatted_20_Text">
      <loext:graphic-properties draw:fill="solid" draw:fill-color="#ffffff" draw:opacity="100%"/>
      <style:paragraph-properties fo:margin-left="0.053cm" fo:margin-right="0.053cm" fo:margin-top="0cm" fo:margin-bottom="0cm" loext:contextual-spacing="false" style:line-height-at-least="0.476cm" fo:text-indent="0cm" style:auto-text-indent="false" fo:background-color="#ffffff" fo:padding="0cm" fo:border="none"/>
    </style:style>
    <style:style style:name="P161" style:family="paragraph" style:parent-style-name="Text_20_body">
      <loext:graphic-properties draw:fill="solid" draw:fill-color="#ffffff" draw:opacity="100%"/>
      <style:paragraph-properties fo:margin-left="0.053cm" fo:margin-right="0.053cm" fo:margin-top="0.397cm" fo:margin-bottom="0.397cm" loext:contextual-spacing="false" style:line-height-at-least="0.794cm" fo:text-indent="0cm" style:auto-text-indent="false" fo:background-color="#ffffff"/>
    </style:style>
    <style:style style:name="P162" style:family="paragraph" style:parent-style-name="Text_20_body">
      <loext:graphic-properties draw:fill="solid" draw:fill-color="#ffffff" draw:opacity="100%"/>
      <style:paragraph-properties fo:margin-left="0.053cm" fo:margin-right="0.053cm" fo:margin-top="0.397cm" fo:margin-bottom="0.397cm" loext:contextual-spacing="false" style:line-height-at-least="0.794cm" fo:text-indent="0cm" style:auto-text-indent="false" fo:background-color="#ffffff"/>
      <style:text-properties fo:color="#3e3e3e"/>
    </style:style>
    <style:style style:name="P163" style:family="paragraph" style:parent-style-name="Text_20_body">
      <loext:graphic-properties draw:fill="solid" draw:fill-color="#ffffff" draw:opacity="100%"/>
      <style:paragraph-properties fo:margin-top="0.397cm" fo:margin-bottom="0.397cm" loext:contextual-spacing="false" style:line-height-at-least="0.794cm" fo:background-color="#ffffff"/>
    </style:style>
    <style:style style:name="P164" style:family="paragraph" style:parent-style-name="Text_20_body">
      <loext:graphic-properties draw:fill="solid" draw:fill-color="#ffffff" draw:opacity="100%"/>
      <style:paragraph-properties fo:margin-top="0.397cm" fo:margin-bottom="0.397cm" loext:contextual-spacing="false" style:line-height-at-least="0.794cm" fo:background-color="#ffffff"/>
      <style:text-properties fo:color="#3e3e3e"/>
    </style:style>
    <style:style style:name="P165" style:family="paragraph" style:parent-style-name="Text_20_body">
      <loext:graphic-properties draw:fill="solid" draw:fill-color="#ffffff" draw:opacity="100%"/>
      <style:paragraph-properties fo:margin-top="0.397cm" fo:margin-bottom="0.397cm" loext:contextual-spacing="false" style:line-height-at-least="0.794cm" fo:background-color="#ffffff"/>
      <style:text-properties fo:color="#3e3e3e" style:font-size-asian="11.25pt"/>
    </style:style>
    <style:style style:name="P166" style:family="paragraph" style:parent-style-name="Heading_20_4">
      <style:text-properties officeooo:paragraph-rsid="010f3bb3"/>
    </style:style>
    <style:style style:name="P167" style:family="paragraph" style:parent-style-name="Text_20_body" style:list-style-name="L1"/>
    <style:style style:name="P168" style:family="paragraph" style:parent-style-name="Text_20_body" style:list-style-name="L2"/>
    <style:style style:name="T1" style:family="text">
      <style:text-properties officeooo:rsid="00297959"/>
    </style:style>
    <style:style style:name="T2" style:family="text">
      <style:text-properties fo:color="#000000" style:font-name="Monospace" fo:font-size="11pt" fo:font-style="normal" officeooo:rsid="00297959" style:font-size-asian="11pt" style:font-style-asian="normal" style:font-style-complex="normal"/>
    </style:style>
    <style:style style:name="T3" style:family="text">
      <style:text-properties fo:color="#000000" style:font-name="Monospace" fo:font-size="11pt" fo:font-style="normal" fo:font-weight="bold" officeooo:rsid="00680059" style:font-size-asian="11pt" style:font-style-asian="normal" style:font-weight-asian="bold" style:font-style-complex="normal" style:font-weight-complex="bold"/>
    </style:style>
    <style:style style:name="T4" style:family="text">
      <style:text-properties fo:color="#000000" style:font-name="Monospace" fo:font-size="11pt" fo:font-style="normal" fo:font-weight="bold" officeooo:rsid="006d187b" style:font-size-asian="11pt" style:font-style-asian="normal" style:font-weight-asian="bold" style:font-style-complex="normal" style:font-weight-complex="bold"/>
    </style:style>
    <style:style style:name="T5" style:family="text">
      <style:text-properties fo:color="#000000" style:font-name="Monospace" fo:font-size="13pt" style:font-size-asian="13pt"/>
    </style:style>
    <style:style style:name="T6" style:family="text">
      <style:text-properties fo:color="#000000" style:font-name="Monospace" fo:font-size="13pt" style:text-underline-style="solid" style:text-underline-width="auto" style:text-underline-color="font-color" style:font-size-asian="13pt"/>
    </style:style>
    <style:style style:name="T7" style:family="text">
      <style:text-properties fo:color="#000000" style:font-name="Monospace" fo:font-size="13pt" fo:font-style="italic" style:font-size-asian="13pt" style:font-style-asian="italic"/>
    </style:style>
    <style:style style:name="T8" style:family="text">
      <style:text-properties fo:color="#000000" fo:font-size="12pt" style:font-name-asian="inherit" style:font-size-asian="12pt" style:font-size-complex="12pt" loext:padding="0cm" loext:border="none"/>
    </style:style>
    <style:style style:name="T9" style:family="text">
      <style:text-properties fo:color="#000000" fo:font-size="14pt" officeooo:rsid="010f3bb3" style:font-size-asian="14pt" style:font-size-complex="14pt"/>
    </style:style>
    <style:style style:name="T10" style:family="text">
      <style:text-properties fo:color="#000000" fo:font-size="14pt" officeooo:rsid="0110d838" style:font-size-asian="14pt" style:font-size-complex="14pt"/>
    </style:style>
    <style:style style:name="T11" style:family="text">
      <style:text-properties fo:color="#000000" style:font-name="mry_KacstQurn" fo:font-size="15pt" fo:font-style="normal" fo:font-weight="bold" style:font-size-asian="15pt" style:font-style-asian="normal" style:font-weight-asian="bold" style:font-style-complex="normal" style:font-weight-complex="bold"/>
    </style:style>
    <style:style style:name="T12" style:family="text">
      <style:text-properties fo:color="#000000" style:font-name="mry_KacstQurn" fo:font-size="15pt" fo:font-style="normal" fo:font-weight="bold" officeooo:rsid="006d187b" style:font-size-asian="15pt" style:font-style-asian="normal" style:font-weight-asian="bold" style:font-style-complex="normal" style:font-weight-complex="bold"/>
    </style:style>
    <style:style style:name="T13" style:family="text">
      <style:text-properties fo:color="#000000" style:font-name="mry_KacstQurn" fo:font-size="15pt" fo:font-style="normal" fo:font-weight="bold" officeooo:rsid="0117d6c1" style:font-size-asian="15pt" style:font-style-asian="normal" style:font-weight-asian="bold" style:font-style-complex="normal" style:font-weight-complex="bold"/>
    </style:style>
    <style:style style:name="T14" style:family="text">
      <style:text-properties fo:color="#000000" style:font-name="mry_KacstQurn" fo:font-size="15pt" fo:font-style="normal" fo:font-weight="bold" fo:background-color="#e8f2fe" loext:char-shading-value="0" style:font-size-asian="15pt" style:font-style-asian="normal" style:font-weight-asian="bold" style:font-style-complex="normal" style:font-weight-complex="bold"/>
    </style:style>
    <style:style style:name="T15" style:family="text">
      <style:text-properties fo:color="#000000" style:font-name="mry_KacstQurn" fo:font-size="15pt" fo:font-style="normal" fo:font-weight="bold" officeooo:rsid="011a024f" fo:background-color="#e8f2fe" loext:char-shading-value="0" style:font-size-asian="15pt" style:font-style-asian="normal" style:font-weight-asian="bold" style:font-style-complex="normal" style:font-weight-complex="bold"/>
    </style:style>
    <style:style style:name="T16" style:family="text">
      <style:text-properties fo:color="#000000" style:font-name="mry_KacstQurn" fo:font-size="15pt" fo:font-style="normal" fo:font-weight="bold" officeooo:rsid="011a77e8" fo:background-color="#e8f2fe" loext:char-shading-value="0" style:font-size-asian="15pt" style:font-style-asian="normal" style:font-weight-asian="bold" style:font-style-complex="normal" style:font-weight-complex="bold"/>
    </style:style>
    <style:style style:name="T17" style:family="text">
      <style:text-properties fo:color="#000000" style:font-name="mry_KacstQurn" fo:font-size="15pt" fo:background-color="#e8f2fe" loext:char-shading-value="0" style:font-size-asian="15pt"/>
    </style:style>
    <style:style style:name="T18" style:family="text">
      <style:text-properties fo:color="#2a00ff" fo:font-size="13pt" fo:background-color="#e8f2fe" loext:char-shading-value="0" style:font-size-asian="13pt"/>
    </style:style>
    <style:style style:name="T19" style:family="text">
      <style:text-properties fo:color="#2a00ff" fo:font-size="13pt" fo:font-style="italic" fo:background-color="#e8f2fe" loext:char-shading-value="0" style:font-size-asian="13pt" style:font-style-asian="italic"/>
    </style:style>
    <style:style style:name="T20" style:family="text">
      <style:text-properties fo:color="#2a00ff" fo:font-size="13pt" fo:font-style="italic" officeooo:rsid="002a0b9c" fo:background-color="#e8f2fe" loext:char-shading-value="0" style:font-size-asian="13pt" style:font-style-asian="italic"/>
    </style:style>
    <style:style style:name="T21" style:family="text">
      <style:text-properties fo:color="#2a00ff" fo:font-size="13pt" fo:font-style="italic" style:font-size-asian="13pt" style:font-style-asian="italic"/>
    </style:style>
    <style:style style:name="T22" style:family="text">
      <style:text-properties fo:color="#2a00ff" fo:font-size="13pt" style:font-size-asian="13pt"/>
    </style:style>
    <style:style style:name="T23" style:family="text">
      <style:text-properties fo:color="#2a00ff" style:font-name="Monospace" fo:font-size="13pt" fo:font-style="italic" fo:background-color="#e8f2fe" loext:char-shading-value="0" style:font-size-asian="13pt" style:font-style-asian="italic" style:font-style-complex="normal"/>
    </style:style>
    <style:style style:name="T24" style:family="text">
      <style:text-properties fo:color="#2a00ff" style:font-name="Monospace" fo:font-size="13pt" fo:font-style="italic" officeooo:rsid="00411a46" fo:background-color="#e8f2fe" loext:char-shading-value="0" style:font-size-asian="13pt" style:font-style-asian="italic" style:font-style-complex="normal"/>
    </style:style>
    <style:style style:name="T25" style:family="text">
      <style:text-properties fo:color="#2a00ff" style:font-name="Monospace" fo:font-size="13pt" style:font-size-asian="13pt"/>
    </style:style>
    <style:style style:name="T26" style:family="text">
      <style:text-properties fo:color="#2a00ff" style:font-name="mry_KacstQurn" fo:font-size="15pt" style:font-size-asian="15pt"/>
    </style:style>
    <style:style style:name="T27" style:family="text">
      <style:text-properties fo:color="#2a00ff" style:font-name="mry_KacstQurn" fo:font-size="15pt" fo:background-color="#e8f2fe" loext:char-shading-value="0" style:font-size-asian="15pt"/>
    </style:style>
    <style:style style:name="T28" style:family="text">
      <style:text-properties fo:font-size="13pt" fo:font-style="italic" fo:background-color="#e8f2fe" loext:char-shading-value="0" style:font-size-asian="13pt" style:font-style-asian="italic"/>
    </style:style>
    <style:style style:name="T29" style:family="text">
      <style:text-properties fo:font-size="13pt" style:font-size-asian="13pt"/>
    </style:style>
    <style:style style:name="T30" style:family="text">
      <style:text-properties fo:font-size="13pt" officeooo:rsid="00c99666" style:font-size-asian="13pt"/>
    </style:style>
    <style:style style:name="T31" style:family="text">
      <style:text-properties officeooo:rsid="003a73ad"/>
    </style:style>
    <style:style style:name="T32" style:family="text">
      <style:text-properties officeooo:rsid="003b90b8"/>
    </style:style>
    <style:style style:name="T33" style:family="text">
      <style:text-properties fo:color="#3f5fbf" fo:font-size="13pt" style:font-size-asian="13pt"/>
    </style:style>
    <style:style style:name="T34" style:family="text">
      <style:text-properties fo:color="#3f5fbf" fo:font-size="13pt" style:text-underline-style="solid" style:text-underline-width="auto" style:text-underline-color="font-color" style:font-size-asian="13pt"/>
    </style:style>
    <style:style style:name="T35" style:family="text">
      <style:text-properties fo:color="#3c3c3c" fo:font-size="13pt" style:font-size-asian="13pt"/>
    </style:style>
    <style:style style:name="T36" style:family="text">
      <style:text-properties fo:color="#008080" fo:font-size="13pt" style:font-size-asian="13pt"/>
    </style:style>
    <style:style style:name="T37" style:family="text">
      <style:text-properties fo:color="#3f7f7f" fo:font-size="13pt" style:font-size-asian="13pt"/>
    </style:style>
    <style:style style:name="T38" style:family="text">
      <style:text-properties fo:color="#7f007f" fo:font-size="13pt" style:font-size-asian="13pt"/>
    </style:style>
    <style:style style:name="T39" style:family="text">
      <style:text-properties officeooo:rsid="004b3d74"/>
    </style:style>
    <style:style style:name="T40" style:family="text">
      <style:text-properties officeooo:rsid="004e580d"/>
    </style:style>
    <style:style style:name="T41" style:family="text">
      <style:text-properties fo:color="#ff0000"/>
    </style:style>
    <style:style style:name="T42" style:family="text">
      <style:text-properties fo:color="#ff0000" style:font-name="Helvetica" fo:font-size="14.25pt"/>
    </style:style>
    <style:style style:name="T43" style:family="text">
      <style:text-properties fo:color="#ff0000" style:font-name="Helvetica" fo:font-size="14.25pt" loext:padding="0cm" loext:border="none"/>
    </style:style>
    <style:style style:name="T44" style:family="text">
      <style:text-properties fo:color="#ff0000" style:font-name="Helvetica" fo:font-size="14pt" loext:padding="0cm" loext:border="none"/>
    </style:style>
    <style:style style:name="T45" style:family="text">
      <style:text-properties fo:color="#ff0000" style:font-name-asian="Helvetica" style:font-size-asian="14.25pt"/>
    </style:style>
    <style:style style:name="T46" style:family="text">
      <style:text-properties fo:color="#ff0000" style:font-name-asian="Helvetica" style:font-size-asian="14.25pt" loext:padding="0cm" loext:border="none"/>
    </style:style>
    <style:style style:name="T47" style:family="text">
      <style:text-properties fo:color="#ff0000" style:font-name-asian="Helvetica" style:font-size-asian="14pt" loext:padding="0cm" loext:border="none"/>
    </style:style>
    <style:style style:name="T48" style:family="text">
      <style:text-properties style:font-name="Helvetica" fo:font-size="14.25pt"/>
    </style:style>
    <style:style style:name="T49" style:family="text">
      <style:text-properties style:font-name="Helvetica" fo:font-size="14.25pt" loext:padding="0cm" loext:border="none"/>
    </style:style>
    <style:style style:name="T50" style:family="text">
      <style:text-properties style:font-name="Helvetica" fo:font-size="14pt"/>
    </style:style>
    <style:style style:name="T51" style:family="text">
      <style:text-properties style:font-name-asian="Helvetica" style:font-size-asian="14.25pt"/>
    </style:style>
    <style:style style:name="T52" style:family="text">
      <style:text-properties style:font-name-asian="Helvetica" style:font-size-asian="14.25pt" loext:padding="0cm" loext:border="none"/>
    </style:style>
    <style:style style:name="T53" style:family="text">
      <style:text-properties style:font-name-asian="Helvetica" style:font-size-asian="14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61a1d7"/>
    </style:style>
    <style:style style:name="T56" style:family="text">
      <style:text-properties officeooo:rsid="00680059"/>
    </style:style>
    <style:style style:name="T57" style:family="text">
      <style:text-properties fo:color="#7f0055" style:font-name="Monospace" fo:font-size="13pt" fo:font-weight="bold" style:font-size-asian="13pt" style:font-weight-asian="bold"/>
    </style:style>
    <style:style style:name="T58" style:family="text">
      <style:text-properties fo:color="#7f0055" fo:font-size="13pt" fo:font-weight="bold" style:font-size-asian="13pt" style:font-weight-asian="bold"/>
    </style:style>
    <style:style style:name="T59" style:family="text">
      <style:text-properties fo:color="#7f0055" style:font-name="mry_KacstQurn" fo:font-size="15pt" fo:background-color="#e8f2fe" loext:char-shading-value="0" style:font-size-asian="15pt"/>
    </style:style>
    <style:style style:name="T60" style:family="text">
      <style:text-properties fo:color="#7f0055" style:font-name="mry_KacstQurn" fo:font-size="15pt" style:font-size-asian="15pt"/>
    </style:style>
    <style:style style:name="T61" style:family="text">
      <style:text-properties fo:color="#7f0055" style:font-name="mry_KacstQurn" fo:font-size="15pt" fo:font-style="normal" fo:font-weight="bold" officeooo:rsid="006d187b" style:font-size-asian="15pt" style:font-style-asian="normal" style:font-weight-asian="bold" style:font-style-complex="normal" style:font-weight-complex="bold"/>
    </style:style>
    <style:style style:name="T62" style:family="text">
      <style:text-properties fo:color="#7f0055" style:font-name="mry_KacstQurn" fo:font-size="15pt" fo:font-style="normal" fo:font-weight="bold" fo:background-color="#e8f2fe" loext:char-shading-value="0" style:font-size-asian="15pt" style:font-style-asian="normal" style:font-weight-asian="bold" style:font-style-complex="normal" style:font-weight-complex="bold"/>
    </style:style>
    <style:style style:name="T63" style:family="text">
      <style:text-properties fo:color="#646464" style:font-name="Monospace" fo:font-size="13pt" style:font-size-asian="13pt"/>
    </style:style>
    <style:style style:name="T64" style:family="text">
      <style:text-properties fo:color="#0000c0" style:font-name="Monospace" fo:font-size="13pt" fo:font-style="italic" fo:background-color="#f0d8a8" loext:char-shading-value="0" style:font-size-asian="13pt" style:font-style-asian="italic"/>
    </style:style>
    <style:style style:name="T65" style:family="text">
      <style:text-properties fo:color="#0000c0" style:font-name="Monospace" fo:font-size="13pt" fo:font-style="italic" style:font-size-asian="13pt" style:font-style-asian="italic"/>
    </style:style>
    <style:style style:name="T66" style:family="text">
      <style:text-properties fo:color="#0000c0" style:font-name="Monospace" fo:font-size="13pt" fo:font-style="italic" fo:background-color="#d4d4d4" loext:char-shading-value="0" style:font-size-asian="13pt" style:font-style-asian="italic"/>
    </style:style>
    <style:style style:name="T67" style:family="text">
      <style:text-properties fo:color="#0000c0" style:font-name="Monospace" fo:font-size="13pt" fo:font-style="italic" fo:font-weight="bold" style:font-size-asian="13pt" style:font-style-asian="italic" style:font-weight-asian="bold"/>
    </style:style>
    <style:style style:name="T68" style:family="text">
      <style:text-properties fo:color="#0000c0" style:font-name="Monospace" fo:font-size="13pt" style:font-size-asian="13pt"/>
    </style:style>
    <style:style style:name="T69" style:family="text">
      <style:text-properties fo:color="#0000c0" style:font-name="mry_KacstQurn" fo:font-size="15pt" fo:font-style="italic" fo:background-color="#e8f2fe" loext:char-shading-value="0" style:font-size-asian="15pt" style:font-style-asian="italic"/>
    </style:style>
    <style:style style:name="T70" style:family="text">
      <style:text-properties fo:color="#3f7f5f" style:font-name="Monospace" fo:font-size="13pt" style:font-size-asian="13pt"/>
    </style:style>
    <style:style style:name="T71" style:family="text">
      <style:text-properties fo:color="#3f7f5f" style:font-name="Monospace" fo:font-size="13pt" style:text-underline-style="solid" style:text-underline-width="auto" style:text-underline-color="font-color" style:font-size-asian="13pt"/>
    </style:style>
    <style:style style:name="T72" style:family="text">
      <style:text-properties fo:color="#6a3e3e" style:font-name="Monospace" fo:font-size="13pt" style:font-size-asian="13pt"/>
    </style:style>
    <style:style style:name="T73" style:family="text">
      <style:text-properties fo:color="#6a3e3e" style:font-name="Monospace" fo:font-size="13pt" style:text-underline-style="solid" style:text-underline-width="auto" style:text-underline-color="font-color" style:font-size-asian="13pt"/>
    </style:style>
    <style:style style:name="T74" style:family="text">
      <style:text-properties fo:color="#6a3e3e" style:font-name="mry_KacstQurn" fo:font-size="15pt" style:font-size-asian="15pt"/>
    </style:style>
    <style:style style:name="T75" style:family="text">
      <style:text-properties fo:color="#6a3e3e" style:font-name="mry_KacstQurn" fo:font-size="15pt" fo:font-style="normal" fo:font-weight="bold" officeooo:rsid="006d187b" style:font-size-asian="15pt" style:font-style-asian="normal" style:font-weight-asian="bold" style:font-style-complex="normal" style:font-weight-complex="bold"/>
    </style:style>
    <style:style style:name="T76" style:family="text">
      <style:text-properties officeooo:rsid="007e1907"/>
    </style:style>
    <style:style style:name="T77" style:family="text">
      <style:text-properties officeooo:rsid="007e5219"/>
    </style:style>
    <style:style style:name="T78" style:family="text">
      <style:text-properties officeooo:rsid="0086ece4"/>
    </style:style>
    <style:style style:name="T79" style:family="text">
      <style:text-properties fo:font-variant="normal" fo:text-transform="none" fo:color="#444444" style:font-name="Verdana" fo:font-size="10.5pt" fo:letter-spacing="normal"/>
    </style:style>
    <style:style style:name="T80" style:family="text">
      <style:text-properties fo:font-variant="normal" fo:text-transform="none" fo:color="#444444" style:font-name="Verdana" fo:font-size="10.5pt" fo:letter-spacing="normal" fo:font-style="normal" fo:font-weight="normal"/>
    </style:style>
    <style:style style:name="T81" style:family="text">
      <style:text-properties fo:font-variant="normal" fo:text-transform="none" fo:color="#444444" style:font-name="Verdana" fo:font-size="10.5pt" fo:letter-spacing="normal" fo:font-style="normal" officeooo:rsid="00c99666" style:font-size-asian="13pt" style:font-style-asian="normal" style:font-style-complex="normal"/>
    </style:style>
    <style:style style:name="T82" style:family="text">
      <style:text-properties fo:font-variant="normal" fo:text-transform="none" fo:color="#444444" style:font-name="Verdana" fo:font-size="10.5pt" fo:letter-spacing="normal" fo:font-style="normal" officeooo:rsid="00ced386" style:font-size-asian="13pt" style:font-style-asian="normal" style:font-style-complex="normal"/>
    </style:style>
    <style:style style:name="T83" style:family="text">
      <style:text-properties fo:font-variant="normal" fo:text-transform="none" fo:color="#444444" style:font-name="Verdana" fo:font-size="10.5pt" fo:letter-spacing="normal" fo:font-weight="normal"/>
    </style:style>
    <style:style style:name="T84" style:family="text">
      <style:text-properties fo:font-variant="normal" fo:text-transform="none" fo:color="#444444" style:font-name="Verdana" fo:font-size="10.5pt" fo:letter-spacing="normal" fo:font-weight="normal" style:font-name-asian="Verdana" style:font-size-asian="10.5pt" style:font-weight-asian="normal"/>
    </style:style>
    <style:style style:name="T85" style:family="text">
      <style:text-properties fo:font-variant="normal" fo:text-transform="none" fo:color="#444444" style:font-name="Verdana" fo:font-size="10.5pt" fo:letter-spacing="normal" officeooo:rsid="00997bf6"/>
    </style:style>
    <style:style style:name="T86" style:family="text">
      <style:text-properties fo:font-variant="normal" fo:text-transform="none" fo:color="#444444" style:font-name="Verdana" fo:font-size="10.5pt" fo:letter-spacing="normal" officeooo:rsid="009e205c"/>
    </style:style>
    <style:style style:name="T87" style:family="text">
      <style:text-properties fo:font-variant="normal" fo:text-transform="none" fo:color="#444444" style:font-name="Verdana" fo:font-size="10.5pt" fo:letter-spacing="normal" officeooo:rsid="009ef9d0"/>
    </style:style>
    <style:style style:name="T88" style:family="text">
      <style:text-properties fo:font-variant="normal" fo:text-transform="none" fo:color="#444444" style:font-name="Verdana" fo:font-size="10.5pt" fo:letter-spacing="normal" officeooo:rsid="00a1900a"/>
    </style:style>
    <style:style style:name="T89" style:family="text">
      <style:text-properties fo:font-variant="normal" fo:text-transform="none" fo:color="#444444" style:font-name="Verdana" fo:font-size="10.5pt" fo:letter-spacing="normal" officeooo:rsid="00a306b9"/>
    </style:style>
    <style:style style:name="T90" style:family="text">
      <style:text-properties fo:font-variant="normal" fo:text-transform="none" fo:color="#444444" style:font-name="Verdana" fo:font-size="10.5pt" fo:letter-spacing="normal" officeooo:rsid="00a65c59"/>
    </style:style>
    <style:style style:name="T91" style:family="text">
      <style:text-properties fo:font-variant="normal" fo:text-transform="none" fo:color="#444444" style:font-name="Verdana" fo:font-size="10.5pt" fo:letter-spacing="normal" officeooo:rsid="00a9e2ca"/>
    </style:style>
    <style:style style:name="T92" style:family="text">
      <style:text-properties fo:font-variant="normal" fo:text-transform="none" fo:color="#444444" style:font-name="Verdana" fo:font-size="10.5pt" fo:letter-spacing="normal" officeooo:rsid="00ac8a32"/>
    </style:style>
    <style:style style:name="T93" style:family="text">
      <style:text-properties fo:font-variant="normal" fo:text-transform="none" fo:color="#444444" style:font-name="Verdana" fo:font-size="10.5pt" fo:letter-spacing="normal" officeooo:rsid="00afbbf2"/>
    </style:style>
    <style:style style:name="T94" style:family="text">
      <style:text-properties fo:font-variant="normal" fo:text-transform="none" fo:color="#444444" style:font-name="Verdana" fo:font-size="10.5pt" fo:letter-spacing="normal" officeooo:rsid="00b1ae13"/>
    </style:style>
    <style:style style:name="T95" style:family="text">
      <style:text-properties fo:font-variant="normal" fo:text-transform="none" fo:color="#444444" style:font-name="Verdana" fo:font-size="10.5pt" fo:letter-spacing="normal" officeooo:rsid="00b6a117"/>
    </style:style>
    <style:style style:name="T96" style:family="text">
      <style:text-properties fo:font-variant="normal" fo:text-transform="none" fo:color="#444444" style:font-name="Verdana" fo:font-size="10.5pt" fo:letter-spacing="normal" officeooo:rsid="00b763fe"/>
    </style:style>
    <style:style style:name="T97" style:family="text">
      <style:text-properties fo:font-variant="normal" fo:text-transform="none" fo:color="#444444" style:font-name="Verdana" fo:font-size="10.5pt" fo:letter-spacing="normal" officeooo:rsid="00c0face"/>
    </style:style>
    <style:style style:name="T98" style:family="text">
      <style:text-properties fo:font-variant="normal" fo:text-transform="none" fo:color="#444444" style:font-name="Verdana" fo:font-size="10.5pt" fo:letter-spacing="normal" officeooo:rsid="00c4197d"/>
    </style:style>
    <style:style style:name="T99" style:family="text">
      <style:text-properties fo:font-variant="normal" fo:text-transform="none" fo:color="#444444" style:font-name="Verdana" fo:font-size="10.5pt" fo:letter-spacing="normal" officeooo:rsid="00c62ee8"/>
    </style:style>
    <style:style style:name="T100" style:family="text">
      <style:text-properties fo:font-variant="normal" fo:text-transform="none" fo:color="#444444" style:font-name="Verdana" fo:font-size="10.5pt" fo:letter-spacing="normal" officeooo:rsid="00c82b3c"/>
    </style:style>
    <style:style style:name="T101" style:family="text">
      <style:text-properties fo:font-variant="normal" fo:text-transform="none" fo:color="#444444" style:font-name="Verdana" fo:font-size="10.5pt" fo:letter-spacing="normal" officeooo:rsid="00c82fd6"/>
    </style:style>
    <style:style style:name="T102" style:family="text">
      <style:text-properties fo:font-variant="normal" fo:text-transform="none" fo:color="#444444" style:font-name="Verdana" fo:font-size="10.5pt" fo:letter-spacing="normal" officeooo:rsid="00c99666"/>
    </style:style>
    <style:style style:name="T103" style:family="text">
      <style:text-properties fo:font-variant="normal" fo:text-transform="none" fo:color="#444444" style:font-name="Verdana" fo:font-size="10.5pt" fo:letter-spacing="normal" officeooo:rsid="00c99666" style:font-size-asian="13pt"/>
    </style:style>
    <style:style style:name="T104" style:family="text">
      <style:text-properties fo:font-variant="normal" fo:text-transform="none" fo:color="#444444" style:font-name="Verdana" fo:font-size="10.5pt" fo:letter-spacing="normal" officeooo:rsid="00ced386" style:font-size-asian="13pt"/>
    </style:style>
    <style:style style:name="T105" style:family="text">
      <style:text-properties fo:font-variant="normal" fo:text-transform="none" fo:color="#444444" style:font-name="Verdana" fo:font-size="10.5pt" fo:letter-spacing="normal" officeooo:rsid="00d2dc84" style:font-size-asian="13pt"/>
    </style:style>
    <style:style style:name="T106" style:family="text">
      <style:text-properties fo:font-variant="normal" fo:text-transform="none" fo:color="#444444" style:font-name="Verdana" fo:font-size="10.5pt" fo:letter-spacing="normal" officeooo:rsid="00d42fe0" style:font-size-asian="13pt"/>
    </style:style>
    <style:style style:name="T107" style:family="text">
      <style:text-properties fo:font-variant="normal" fo:text-transform="none" fo:color="#444444" style:font-name="Verdana" fo:font-size="10.5pt" fo:letter-spacing="normal" officeooo:rsid="00d60179" style:font-size-asian="13pt"/>
    </style:style>
    <style:style style:name="T108" style:family="text">
      <style:text-properties fo:font-variant="normal" fo:text-transform="none" fo:color="#444444" style:font-name="Verdana" fo:font-size="10.5pt" fo:letter-spacing="normal" officeooo:rsid="00e1c850" style:font-size-asian="13pt"/>
    </style:style>
    <style:style style:name="T109" style:family="text">
      <style:text-properties fo:font-variant="normal" fo:text-transform="none" fo:color="#444444" style:font-name="Verdana" fo:font-size="10.5pt" fo:letter-spacing="normal" officeooo:rsid="00e1e334" style:font-size-asian="13pt"/>
    </style:style>
    <style:style style:name="T110" style:family="text">
      <style:text-properties fo:font-variant="normal" fo:text-transform="none" fo:color="#444444" style:font-name="Verdana" fo:font-size="10.5pt" fo:letter-spacing="normal" officeooo:rsid="01298449" style:font-size-asian="13pt"/>
    </style:style>
    <style:style style:name="T111" style:family="text">
      <style:text-properties fo:font-variant="normal" fo:text-transform="none" fo:color="#444444" style:font-name="Verdana" fo:font-size="10.5pt" fo:letter-spacing="normal" officeooo:rsid="00d6e5e7"/>
    </style:style>
    <style:style style:name="T112" style:family="text">
      <style:text-properties fo:font-variant="normal" fo:text-transform="none" fo:color="#444444" style:font-name="Verdana" fo:font-size="10.5pt" fo:letter-spacing="normal" officeooo:rsid="00d6e5e7" style:font-name-asian="apple-system" style:font-size-asian="12pt"/>
    </style:style>
    <style:style style:name="T113" style:family="text">
      <style:text-properties fo:font-variant="normal" fo:text-transform="none" fo:color="#444444" style:font-name="Verdana" fo:font-size="10.5pt" fo:letter-spacing="normal" officeooo:rsid="00e9e5e6"/>
    </style:style>
    <style:style style:name="T114" style:family="text">
      <style:text-properties fo:font-variant="normal" fo:text-transform="none" fo:color="#444444" fo:letter-spacing="normal" style:font-name-asian="Verdana" style:font-size-asian="10.5pt"/>
    </style:style>
    <style:style style:name="T115" style:family="text">
      <style:text-properties fo:font-variant="normal" fo:text-transform="none" fo:color="#444444" fo:letter-spacing="normal" style:font-name-asian="Verdana" style:font-size-asian="10.5pt" style:font-style-asian="normal" style:font-weight-asian="normal"/>
    </style:style>
    <style:style style:name="T116" style:family="text">
      <style:text-properties fo:font-variant="normal" fo:text-transform="none" fo:color="#444444" fo:letter-spacing="normal" style:font-name-asian="Verdana" style:font-size-asian="10.5pt" style:font-weight-asian="normal"/>
    </style:style>
    <style:style style:name="T117" style:family="text">
      <style:text-properties fo:font-variant="normal" fo:text-transform="none" fo:color="#444444" fo:letter-spacing="normal" officeooo:rsid="008b24e8" style:font-name-asian="Verdana" style:font-size-asian="10.5pt" style:font-weight-asian="normal"/>
    </style:style>
    <style:style style:name="T118" style:family="text">
      <style:text-properties fo:font-variant="normal" fo:text-transform="none" fo:color="#444444" fo:font-size="10.5pt" fo:letter-spacing="normal" officeooo:rsid="00b1ae13"/>
    </style:style>
    <style:style style:name="T119" style:family="text">
      <style:text-properties fo:font-variant="normal" fo:text-transform="none" fo:color="#444444" style:font-name="Monospace1" fo:font-size="13pt" fo:letter-spacing="normal" officeooo:rsid="00c99666" fo:background-color="#e8f2fe" loext:char-shading-value="0" style:font-size-asian="13pt"/>
    </style:style>
    <style:style style:name="T120" style:family="text">
      <style:text-properties fo:font-variant="normal" fo:text-transform="none" fo:color="#666666" style:font-name="Courier New" fo:font-size="10.5pt" fo:letter-spacing="normal" fo:font-weight="normal" style:font-size-asian="10.5pt" style:font-weight-asian="normal" loext:padding-left="0.079cm" loext:padding-right="0.079cm" loext:padding-top="0.053cm" loext:padding-bottom="0.049cm" loext:border="0.06pt solid #d4d7db"/>
    </style:style>
    <style:style style:name="T121" style:family="text">
      <style:text-properties fo:font-variant="normal" fo:text-transform="none" fo:color="#333333" style:font-name="Verdana" fo:font-size="10.5pt" fo:letter-spacing="normal" officeooo:rsid="00997bf6" style:font-name-asian="Consolas2" style:font-size-asian="10.5pt" style:font-weight-asian="normal"/>
    </style:style>
    <style:style style:name="T122" style:family="text">
      <style:text-properties fo:font-variant="normal" fo:text-transform="none" fo:color="#333333" style:font-name="Verdana" fo:font-size="10.5pt" fo:letter-spacing="normal" officeooo:rsid="00d2dc84" style:font-size-asian="10.5pt" style:font-weight-asian="normal"/>
    </style:style>
    <style:style style:name="T123" style:family="text">
      <style:text-properties fo:font-variant="normal" fo:text-transform="none" fo:color="#333333" style:font-name="Verdana" fo:font-size="10.5pt" fo:letter-spacing="normal" fo:font-weight="normal" officeooo:rsid="00d2dc84" style:font-size-asian="13pt"/>
    </style:style>
    <style:style style:name="T124" style:family="text">
      <style:text-properties fo:font-variant="normal" fo:text-transform="none" fo:color="#333333" style:font-name="Verdana" fo:font-size="10.5pt" fo:letter-spacing="normal" officeooo:rsid="0121481d" style:font-name-asian="tahoma" style:font-size-asian="12pt" style:font-weight-asian="bold"/>
    </style:style>
    <style:style style:name="T125" style:family="text">
      <style:text-properties fo:font-variant="normal" fo:text-transform="none" fo:color="#333333" style:font-name="Verdana" fo:font-size="10.5pt" fo:letter-spacing="normal" officeooo:rsid="0121481d" style:font-name-asian="tahoma" style:font-size-asian="10.5pt" style:font-weight-asian="normal"/>
    </style:style>
    <style:style style:name="T126" style:family="text">
      <style:text-properties fo:font-variant="normal" fo:text-transform="none" fo:color="#333333" style:font-name="Consolas2" fo:font-size="10.5pt" fo:letter-spacing="normal" fo:font-weight="normal" officeooo:rsid="00997bf6"/>
    </style:style>
    <style:style style:name="T127" style:family="text">
      <style:text-properties fo:font-variant="normal" fo:text-transform="none" fo:color="#333333" style:font-name="Consolas1" fo:font-size="9pt" fo:letter-spacing="normal" fo:font-weight="normal" officeooo:rsid="00997bf6"/>
    </style:style>
    <style:style style:name="T128" style:family="text">
      <style:text-properties fo:font-variant="normal" fo:text-transform="none" fo:color="#333333" style:font-name="tahoma" fo:font-size="12pt" fo:letter-spacing="normal" fo:font-weight="bold" officeooo:rsid="0121481d" style:font-name-asian="apple-system" style:font-size-asian="12pt" style:font-weight-asian="normal"/>
    </style:style>
    <style:style style:name="T129" style:family="text">
      <style:text-properties fo:font-variant="normal" fo:text-transform="none" fo:color="#333333" style:font-name="tahoma" fo:font-size="12pt" fo:letter-spacing="normal" fo:font-style="italic" fo:font-weight="bold" officeooo:rsid="0134ea9d" style:font-name-asian="apple-system" style:font-size-asian="12pt" style:font-style-asian="italic" style:font-weight-asian="normal" style:font-style-complex="italic"/>
    </style:style>
    <style:style style:name="T130" style:family="text">
      <style:text-properties fo:font-variant="normal" fo:text-transform="none" fo:color="#333333" fo:letter-spacing="normal" style:font-name-asian="tahoma" style:font-size-asian="10.5pt" style:font-style-asian="normal" style:font-weight-asian="normal"/>
    </style:style>
    <style:style style:name="T131" style:family="text">
      <style:text-properties fo:font-variant="normal" fo:text-transform="none" fo:color="#000088" style:font-name="Consolas3" fo:font-size="10.5pt" fo:letter-spacing="normal" fo:font-style="normal" fo:font-weight="normal" fo:background-color="#f6f8fa" loext:char-shading-value="0" loext:padding="0cm" loext:border="none"/>
    </style:style>
    <style:style style:name="T132" style:family="text">
      <style:text-properties fo:font-variant="normal" fo:text-transform="none" fo:color="#000000" style:font-name="Consolas3" fo:font-size="10.5pt" fo:letter-spacing="normal" fo:font-style="normal" fo:font-weight="normal"/>
    </style:style>
    <style:style style:name="T133" style:family="text">
      <style:text-properties fo:font-variant="normal" fo:text-transform="none" fo:color="#000000" style:font-name="Consolas3" fo:font-size="10.5pt" fo:letter-spacing="normal" fo:font-style="normal" fo:font-weight="normal" fo:background-color="#f6f8fa" loext:char-shading-value="0" loext:padding="0cm" loext:border="none"/>
    </style:style>
    <style:style style:name="T134" style:family="text">
      <style:text-properties fo:font-variant="normal" fo:text-transform="none" fo:color="#000000" style:font-name="Consolas3" fo:font-size="10.5pt" fo:letter-spacing="normal" fo:font-style="normal" fo:font-weight="normal" officeooo:rsid="00bf5c16" fo:background-color="#f6f8fa" loext:char-shading-value="0" loext:padding="0cm" loext:border="none"/>
    </style:style>
    <style:style style:name="T135" style:family="text">
      <style:text-properties fo:font-variant="normal" fo:text-transform="none" fo:color="#000000" style:font-name="Verdana" fo:font-size="10.5pt" fo:letter-spacing="normal" officeooo:rsid="00d6e5e7" style:font-name-asian="apple-system" style:font-size-asian="12pt" style:font-weight-asian="normal"/>
    </style:style>
    <style:style style:name="T136" style:family="text">
      <style:text-properties fo:font-variant="normal" fo:text-transform="none" fo:color="#009900" style:font-name="Consolas3" fo:font-size="10.5pt" fo:letter-spacing="normal" fo:font-style="normal" fo:font-weight="normal" fo:background-color="#f6f8fa" loext:char-shading-value="0" loext:padding="0cm" loext:border="none"/>
    </style:style>
    <style:style style:name="T137" style:family="text">
      <style:text-properties fo:font-variant="normal" fo:text-transform="none" fo:letter-spacing="normal" officeooo:rsid="00297959"/>
    </style:style>
    <style:style style:name="T138" style:family="text">
      <style:text-properties fo:font-variant="normal" fo:text-transform="none" fo:letter-spacing="normal" style:font-name-asian="verdana" style:font-size-asian="11.25pt" style:font-weight-asian="normal" loext:padding="0cm" loext:border="none"/>
    </style:style>
    <style:style style:name="T139" style:family="text">
      <style:text-properties fo:font-variant="normal" fo:text-transform="none" fo:letter-spacing="normal" style:font-name-asian="tahoma" style:font-size-asian="10.5pt" style:font-style-asian="normal" style:font-weight-asian="normal"/>
    </style:style>
    <style:style style:name="T140" style:family="text">
      <style:text-properties fo:font-variant="normal" fo:text-transform="none" fo:color="#3f7f5f" style:font-name="Monospace1" fo:font-size="13pt" fo:letter-spacing="normal" officeooo:rsid="00c99666" style:font-size-asian="13pt"/>
    </style:style>
    <style:style style:name="T141" style:family="text">
      <style:text-properties fo:font-variant="normal" fo:text-transform="none" fo:color="#4f4f4f" style:font-name="Verdana" fo:font-size="10.5pt" fo:letter-spacing="normal" officeooo:rsid="00d6e5e7" style:font-name-asian="apple-system" style:font-size-asian="12pt" style:font-weight-asian="normal"/>
    </style:style>
    <style:style style:name="T142" style:family="text">
      <style:text-properties fo:font-variant="normal" fo:text-transform="none" fo:color="#4f4f4f" style:font-name="Verdana" fo:font-size="10.5pt" fo:letter-spacing="normal" officeooo:rsid="00e640e9" style:font-name-asian="apple-system" style:font-size-asian="12pt" style:font-weight-asian="normal"/>
    </style:style>
    <style:style style:name="T143" style:family="text">
      <style:text-properties fo:font-variant="normal" fo:text-transform="none" fo:color="#4f4f4f" style:font-name="Verdana" fo:font-size="10.5pt" fo:letter-spacing="normal" officeooo:rsid="00ed230f" style:font-name-asian="apple-system" style:font-size-asian="12pt" style:font-weight-asian="normal"/>
    </style:style>
    <style:style style:name="T144" style:family="text">
      <style:text-properties fo:font-variant="normal" fo:text-transform="none" fo:color="#4f4f4f" style:font-name="Verdana" fo:font-size="10.5pt" fo:letter-spacing="normal" officeooo:rsid="00f223bf" style:font-name-asian="apple-system" style:font-size-asian="12pt" style:font-weight-asian="normal"/>
    </style:style>
    <style:style style:name="T145" style:family="text">
      <style:text-properties fo:font-variant="normal" fo:text-transform="none" fo:color="#4f4f4f" style:font-name="Verdana" fo:font-size="10.5pt" fo:letter-spacing="normal" officeooo:rsid="00f88967" style:font-name-asian="apple-system" style:font-size-asian="12pt" style:font-weight-asian="normal"/>
    </style:style>
    <style:style style:name="T146" style:family="text">
      <style:text-properties fo:font-variant="normal" fo:text-transform="none" fo:color="#4f4f4f" style:font-name="Verdana" fo:font-size="10.5pt" fo:letter-spacing="normal" officeooo:rsid="00faaa49" style:font-name-asian="apple-system" style:font-size-asian="12pt" style:font-weight-asian="normal"/>
    </style:style>
    <style:style style:name="T147" style:family="text">
      <style:text-properties fo:font-variant="normal" fo:text-transform="none" fo:color="#4f4f4f" style:font-name="Verdana" fo:font-size="10.5pt" fo:letter-spacing="normal" officeooo:rsid="0106f8f8" style:font-name-asian="apple-system" style:font-size-asian="12pt" style:font-weight-asian="normal"/>
    </style:style>
    <style:style style:name="T148" style:family="text">
      <style:text-properties fo:font-variant="normal" fo:text-transform="none" fo:color="#4f4f4f" style:font-name="Verdana" fo:font-size="10.5pt" fo:letter-spacing="normal" officeooo:rsid="0108073f" style:font-name-asian="apple-system" style:font-size-asian="12pt" style:font-weight-asian="normal"/>
    </style:style>
    <style:style style:name="T149" style:family="text">
      <style:text-properties fo:font-variant="normal" fo:text-transform="none" fo:color="#4f4f4f" style:font-name="Verdana" fo:font-size="10.5pt" fo:letter-spacing="normal" officeooo:rsid="0109c2da" style:font-name-asian="apple-system" style:font-size-asian="12pt" style:font-weight-asian="normal"/>
    </style:style>
    <style:style style:name="T150" style:family="text">
      <style:text-properties fo:font-variant="normal" fo:text-transform="none" fo:color="#4f4f4f" style:font-name="Verdana" fo:font-size="10.5pt" fo:letter-spacing="normal" officeooo:rsid="010adbad" style:font-name-asian="apple-system" style:font-size-asian="12pt" style:font-weight-asian="normal"/>
    </style:style>
    <style:style style:name="T151" style:family="text">
      <style:text-properties fo:font-variant="normal" fo:text-transform="none" fo:color="#4f4f4f" style:font-name="Verdana" fo:font-size="10.5pt" fo:letter-spacing="normal" officeooo:rsid="010bb06f" style:font-name-asian="apple-system" style:font-size-asian="12pt" style:font-weight-asian="normal"/>
    </style:style>
    <style:style style:name="T152" style:family="text">
      <style:text-properties fo:font-variant="normal" fo:text-transform="none" fo:color="#4f4f4f" style:font-name="Verdana" fo:font-size="10.5pt" fo:letter-spacing="normal" officeooo:rsid="01150eee" style:font-name-asian="apple-system" style:font-size-asian="12pt" style:font-weight-asian="normal"/>
    </style:style>
    <style:style style:name="T153" style:family="text">
      <style:text-properties fo:font-variant="normal" fo:text-transform="none" fo:color="#4f4f4f" style:font-name="Verdana" fo:font-size="10.5pt" fo:letter-spacing="normal" officeooo:rsid="01181007" style:font-name-asian="apple-system" style:font-size-asian="12pt" style:font-weight-asian="normal"/>
    </style:style>
    <style:style style:name="T154" style:family="text">
      <style:text-properties fo:font-variant="normal" fo:text-transform="none" fo:color="#4f4f4f" style:font-name="Verdana" fo:font-size="10.5pt" fo:letter-spacing="normal" officeooo:rsid="0121481d" style:font-name-asian="apple-system" style:font-size-asian="12pt" style:font-weight-asian="normal"/>
    </style:style>
    <style:style style:name="T155" style:family="text">
      <style:text-properties fo:font-variant="normal" fo:text-transform="none" fo:color="#4f4f4f" style:font-name="Verdana" fo:font-size="10.5pt" fo:letter-spacing="normal" officeooo:rsid="012e6f6f" style:font-name-asian="apple-system" style:font-size-asian="12pt" style:font-weight-asian="normal"/>
    </style:style>
    <style:style style:name="T156" style:family="text">
      <style:text-properties fo:font-variant="normal" fo:text-transform="none" fo:color="#4f4f4f" style:font-name="Verdana" fo:font-size="10.5pt" fo:letter-spacing="normal" fo:font-style="normal" officeooo:rsid="00d6e5e7" style:font-name-asian="apple-system" style:font-size-asian="12pt" style:font-style-asian="normal" style:font-weight-asian="normal" style:font-style-complex="normal"/>
    </style:style>
    <style:style style:name="T157" style:family="text">
      <style:text-properties fo:font-variant="normal" fo:text-transform="none" fo:color="#4f4f4f" style:font-name="Verdana" fo:font-size="10.5pt" fo:letter-spacing="normal" fo:font-style="normal" officeooo:rsid="00f696cf" style:font-name-asian="apple-system" style:font-size-asian="12pt" style:font-style-asian="normal" style:font-weight-asian="normal" style:font-style-complex="normal"/>
    </style:style>
    <style:style style:name="T158" style:family="text">
      <style:text-properties fo:font-variant="normal" fo:text-transform="none" fo:color="#4f4f4f" style:font-name="Verdana" fo:font-size="10.5pt" fo:letter-spacing="normal" fo:font-style="normal" officeooo:rsid="00f223bf" fo:background-color="#e8f2fe" loext:char-shading-value="0" style:font-name-asian="apple-system" style:font-size-asian="12pt" style:font-style-asian="normal" style:font-weight-asian="normal" style:font-style-complex="normal"/>
    </style:style>
    <style:style style:name="T159" style:family="text">
      <style:text-properties fo:font-variant="normal" fo:text-transform="none" fo:color="#4f4f4f" style:font-name="Verdana" fo:font-size="10.5pt" fo:letter-spacing="normal" officeooo:rsid="00d6e5e7" style:font-name-asian="Microsoft YaHei" style:font-size-asian="12pt" style:font-weight-asian="normal"/>
    </style:style>
    <style:style style:name="T160" style:family="text">
      <style:text-properties fo:font-variant="normal" fo:text-transform="none" fo:color="#4f4f4f" style:font-name="Verdana" fo:font-size="10.5pt" fo:letter-spacing="normal" officeooo:rsid="00f223bf" fo:background-color="#e8f2fe" loext:char-shading-value="0" style:font-name-asian="apple-system" style:font-size-asian="12pt" style:font-weight-asian="normal"/>
    </style:style>
    <style:style style:name="T161" style:family="text">
      <style:text-properties fo:font-variant="normal" fo:text-transform="none" fo:color="#4f4f4f" style:font-name="Verdana" fo:font-size="10.5pt" fo:letter-spacing="normal" officeooo:rsid="01150eee" fo:background-color="#e8f2fe" loext:char-shading-value="0" style:font-name-asian="apple-system" style:font-size-asian="12pt" style:font-weight-asian="normal"/>
    </style:style>
    <style:style style:name="T162" style:family="text">
      <style:text-properties fo:font-variant="normal" fo:text-transform="none" fo:color="#4f4f4f" style:font-name="Verdana" fo:font-size="12pt" fo:letter-spacing="normal" fo:font-style="normal" style:text-underline-style="none" fo:font-weight="normal" officeooo:rsid="00f223bf" fo:background-color="#e8f2fe" loext:char-shading-value="0" style:font-name-asian="apple-system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fo:font-variant="normal" fo:text-transform="none" fo:color="#4f4f4f" style:font-name="Verdana" fo:font-size="12pt" fo:letter-spacing="normal" fo:font-style="normal" style:text-underline-style="none" fo:font-weight="normal" officeooo:rsid="011c523d" fo:background-color="#e8f2fe" loext:char-shading-value="0" style:font-name-asian="apple-system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fo:font-variant="normal" fo:text-transform="none" fo:color="#4f4f4f" style:font-name="apple-system" fo:font-size="12pt" fo:letter-spacing="normal" fo:font-weight="normal" officeooo:rsid="00d6e5e7"/>
    </style:style>
    <style:style style:name="T165" style:family="text">
      <style:text-properties fo:font-variant="normal" fo:text-transform="none" fo:color="#4f4f4f" style:font-name="Microsoft YaHei" fo:font-size="12pt" fo:letter-spacing="normal" fo:font-weight="normal" officeooo:rsid="00d6e5e7" style:font-name-asian="apple-system" style:font-size-asian="12pt" style:font-weight-asian="normal"/>
    </style:style>
    <style:style style:name="T166" style:family="text">
      <style:text-properties fo:font-variant="normal" fo:text-transform="none" fo:color="#4f4f4f" fo:font-size="10.5pt" fo:letter-spacing="normal" officeooo:rsid="00d6e5e7" style:font-size-asian="12pt" style:font-weight-asian="normal"/>
    </style:style>
    <style:style style:name="T167" style:family="text">
      <style:text-properties fo:font-variant="normal" fo:text-transform="none" style:font-name="verdana" fo:font-size="11.25pt" fo:letter-spacing="normal" fo:font-weight="normal" loext:padding="0cm" loext:border="none"/>
    </style:style>
    <style:style style:name="T168" style:family="text">
      <style:text-properties fo:font-variant="normal" fo:text-transform="none" fo:color="#800000" style:font-name="Verdana" fo:font-size="10.5pt" fo:letter-spacing="normal" officeooo:rsid="00f88967" style:font-name-asian="apple-system" style:font-size-asian="12pt" style:font-weight-asian="normal"/>
    </style:style>
    <style:style style:name="T169" style:family="text">
      <style:text-properties fo:font-variant="normal" fo:text-transform="none" fo:color="#0000ff" style:font-name="Verdana" fo:font-size="10.5pt" fo:letter-spacing="normal" officeooo:rsid="00f88967" style:font-name-asian="apple-system" style:font-size-asian="12pt" style:font-weight-asian="normal"/>
    </style:style>
    <style:style style:name="T170" style:family="text">
      <style:text-properties fo:font-variant="normal" fo:text-transform="none" style:font-name="Verdana" fo:font-size="10.5pt" fo:letter-spacing="normal" officeooo:rsid="00f88967" style:font-name-asian="apple-system" style:font-size-asian="12pt" style:font-weight-asian="normal"/>
    </style:style>
    <style:style style:name="T171" style:family="text">
      <style:text-properties fo:font-variant="normal" fo:text-transform="none" style:font-name="Verdana" fo:font-size="12pt" fo:letter-spacing="normal" officeooo:rsid="00f223bf" style:font-name-asian="apple-system" style:font-size-asian="12pt" style:font-weight-asian="normal" style:font-size-complex="12pt"/>
    </style:style>
    <style:style style:name="T172" style:family="text">
      <style:text-properties fo:font-variant="normal" fo:text-transform="none" style:font-name="Verdana" fo:font-size="12pt" fo:letter-spacing="normal" officeooo:rsid="00f223bf" style:font-name-asian="Microsoft YaHei" style:font-size-asian="12pt" style:font-weight-asian="normal" style:font-size-complex="12pt"/>
    </style:style>
    <style:style style:name="T173" style:family="text">
      <style:text-properties fo:font-variant="normal" fo:text-transform="none" style:font-name="Verdana" fo:font-size="12pt" fo:letter-spacing="normal" officeooo:rsid="01239b59" style:font-name-asian="Microsoft YaHei" style:font-size-asian="12pt" style:font-weight-asian="normal" style:font-size-complex="12pt"/>
    </style:style>
    <style:style style:name="T174" style:family="text">
      <style:text-properties fo:font-variant="normal" fo:text-transform="none" style:font-name="Verdana" fo:font-size="12pt" fo:letter-spacing="normal" fo:font-weight="normal" officeooo:rsid="01239b59" style:font-name-asian="apple-system" style:font-size-asian="12pt" style:font-weight-asian="normal" style:font-size-complex="12pt"/>
    </style:style>
    <style:style style:name="T175" style:family="text">
      <style:text-properties fo:font-variant="normal" fo:text-transform="none" fo:color="#7f0055" style:font-name="mry_KacstQurn1" fo:font-size="15pt" fo:letter-spacing="normal" fo:font-weight="bold" officeooo:rsid="01150eee" fo:background-color="#e8f2fe" loext:char-shading-value="0" style:font-name-asian="apple-system" style:font-size-asian="15pt" style:font-weight-asian="bold"/>
    </style:style>
    <style:style style:name="T176" style:family="text">
      <style:text-properties fo:font-variant="normal" fo:text-transform="none" fo:color="#0000c0" style:font-name="mry_KacstQurn1" fo:font-size="15pt" fo:letter-spacing="normal" fo:font-style="italic" fo:font-weight="bold" officeooo:rsid="00f223bf" fo:background-color="#e8f2fe" loext:char-shading-value="0" style:font-name-asian="apple-system" style:font-size-asian="15pt" style:font-style-asian="italic" style:font-weight-asian="bold"/>
    </style:style>
    <style:style style:name="T177" style:family="text">
      <style:text-properties fo:font-variant="normal" fo:text-transform="none" style:font-name="mry_KacstQurn1" fo:font-size="15pt" fo:letter-spacing="normal" officeooo:rsid="00f223bf" style:font-name-asian="apple-system" style:font-size-asian="15pt" style:font-weight-asian="normal"/>
    </style:style>
    <style:style style:name="T178" style:family="text">
      <style:text-properties fo:font-variant="normal" fo:text-transform="none" fo:color="#ce181e" style:font-name="Verdana" fo:font-size="18pt" fo:letter-spacing="normal" officeooo:rsid="00f223bf" style:font-name-asian="apple-system" style:font-size-asian="18pt" style:font-weight-asian="normal" style:font-size-complex="18pt"/>
    </style:style>
    <style:style style:name="T179" style:family="text">
      <style:text-properties fo:font-variant="normal" fo:text-transform="none" fo:color="#ce181e" style:font-name="Verdana" fo:font-size="14pt" fo:letter-spacing="normal" officeooo:rsid="00b763fe" style:font-size-asian="14pt" style:font-size-complex="14pt"/>
    </style:style>
    <style:style style:name="T180" style:family="text">
      <style:text-properties fo:font-variant="normal" fo:text-transform="none" fo:color="#ce181e" style:font-name="Verdana" fo:font-size="14pt" fo:letter-spacing="normal" officeooo:rsid="00b748b9" style:font-size-asian="14pt" style:font-size-complex="14pt"/>
    </style:style>
    <style:style style:name="T181" style:family="text">
      <style:text-properties fo:font-variant="normal" fo:text-transform="none" fo:color="#ce181e" style:font-name="Verdana" fo:font-size="14pt" fo:letter-spacing="normal" officeooo:rsid="00b6a117" style:font-size-asian="14pt" style:font-size-complex="14pt"/>
    </style:style>
    <style:style style:name="T182" style:family="text">
      <style:text-properties fo:font-variant="normal" fo:text-transform="none" fo:color="#ce181e" style:font-name="Microsoft Yahei" fo:font-size="14pt" fo:letter-spacing="normal" officeooo:rsid="00b748b9" style:font-size-asian="14pt" style:font-size-complex="14pt"/>
    </style:style>
    <style:style style:name="T183" style:family="text">
      <style:text-properties fo:font-variant="normal" fo:text-transform="none" style:font-name="Microsoft YaHei" fo:font-size="12pt" fo:letter-spacing="normal" fo:font-weight="normal" officeooo:rsid="00f223bf" style:font-name-asian="apple-system" style:font-size-asian="12pt" style:font-weight-asian="normal" style:font-size-complex="12pt"/>
    </style:style>
    <style:style style:name="T184" style:family="text">
      <style:text-properties fo:font-variant="normal" fo:text-transform="none" style:font-name="Source Code Pro" fo:font-size="12pt" fo:letter-spacing="normal" fo:font-weight="normal" officeooo:rsid="00f223bf" style:font-name-asian="apple-system" style:font-size-asian="12pt" style:font-weight-asian="normal" style:font-size-complex="12pt"/>
    </style:style>
    <style:style style:name="T185" style:family="text">
      <style:text-properties fo:font-variant="normal" fo:text-transform="none" style:font-name="Source Code Pro" fo:font-size="12pt" fo:letter-spacing="normal" fo:font-weight="normal" officeooo:rsid="00f223bf" style:font-name-asian="apple-system" style:font-size-asian="12pt" style:font-weight-asian="normal" style:font-size-complex="12pt" loext:padding="0cm" loext:border="none"/>
    </style:style>
    <style:style style:name="T186" style:family="text">
      <style:text-properties fo:font-variant="normal" fo:text-transform="none" style:font-name="tahoma" fo:font-size="10.5pt" fo:letter-spacing="normal" fo:font-style="normal" fo:font-weight="normal"/>
    </style:style>
    <style:style style:name="T187" style:family="text">
      <style:text-properties fo:font-variant="normal" fo:text-transform="none" fo:color="#ff0000" style:font-name="tahoma" fo:font-size="10.5pt" fo:letter-spacing="normal" fo:font-style="normal" fo:font-weight="normal"/>
    </style:style>
    <style:style style:name="T188" style:family="text">
      <style:text-properties style:font-name="Verdana" fo:font-size="10.5pt" fo:font-style="normal" fo:font-weight="normal"/>
    </style:style>
    <style:style style:name="T189" style:family="text">
      <style:text-properties style:font-name-asian="Verdana" style:font-size-asian="10.5pt" style:font-style-asian="normal" style:font-weight-asian="normal"/>
    </style:style>
    <style:style style:name="T190" style:family="text">
      <style:text-properties style:font-name="Consolas" fo:font-size="9pt" fo:font-style="normal" fo:font-weight="normal"/>
    </style:style>
    <style:style style:name="T191" style:family="text">
      <style:text-properties style:font-name-asian="Consolas" style:font-size-asian="9pt" style:font-style-asian="normal" style:font-weight-asian="normal"/>
    </style:style>
    <style:style style:name="T192" style:family="text">
      <style:text-properties style:font-name="Consolas2" fo:font-size="10.5pt" fo:font-style="normal" fo:font-weight="normal"/>
    </style:style>
    <style:style style:name="T193" style:family="text">
      <style:text-properties style:font-name-asian="Consolas2" style:font-size-asian="10.5pt" style:font-style-asian="normal" style:font-weight-asian="normal"/>
    </style:style>
    <style:style style:name="T194" style:family="text">
      <style:text-properties officeooo:rsid="00b1ae13"/>
    </style:style>
    <style:style style:name="T195" style:family="text">
      <style:text-properties officeooo:rsid="00b1fe42"/>
    </style:style>
    <style:style style:name="T196" style:family="text">
      <style:text-properties fo:font-size="13.6999998092651pt" officeooo:rsid="00b1fe42" style:font-size-asian="12pt" style:font-size-complex="13.6999998092651pt"/>
    </style:style>
    <style:style style:name="T197" style:family="text">
      <style:text-properties fo:font-size="13.6999998092651pt" officeooo:rsid="00c32340" style:font-size-asian="12pt" style:font-size-complex="13.6999998092651pt"/>
    </style:style>
    <style:style style:name="T198" style:family="text">
      <style:text-properties fo:font-size="14pt" style:font-size-asian="14pt" style:font-size-complex="14pt"/>
    </style:style>
    <style:style style:name="T199" style:family="text">
      <style:text-properties fo:font-size="14pt" officeooo:rsid="00b31349" style:font-size-asian="14pt" style:font-size-complex="14pt"/>
    </style:style>
    <style:style style:name="T200" style:family="text">
      <style:text-properties fo:font-size="14pt" officeooo:rsid="0110d838" style:font-size-asian="14pt" style:font-size-complex="14pt"/>
    </style:style>
    <style:style style:name="T201" style:family="text">
      <style:text-properties officeooo:rsid="00bd9b5e"/>
    </style:style>
    <style:style style:name="T202" style:family="text">
      <style:text-properties style:font-name="apple-system1" fo:font-size="12pt" fo:font-style="normal" fo:font-weight="normal"/>
    </style:style>
    <style:style style:name="T203" style:family="text">
      <style:text-properties style:font-name-asian="apple-system1" style:font-size-asian="12pt" style:font-style-asian="normal" style:font-weight-asian="normal"/>
    </style:style>
    <style:style style:name="T204" style:family="text">
      <style:text-properties officeooo:rsid="00c55e7c"/>
    </style:style>
    <style:style style:name="T205" style:family="text">
      <style:text-properties style:font-name="SF Pro Display" fo:font-size="18pt"/>
    </style:style>
    <style:style style:name="T206" style:family="text">
      <style:text-properties style:font-name-asian="SF Pro Display" style:font-size-asian="18pt"/>
    </style:style>
    <style:style style:name="T207" style:family="text">
      <style:text-properties fo:font-size="10.5pt" fo:font-style="normal" fo:font-weight="normal"/>
    </style:style>
    <style:style style:name="T208" style:family="text">
      <style:text-properties style:font-size-asian="10.5pt" style:font-style-asian="normal" style:font-weight-asian="normal"/>
    </style:style>
    <style:style style:name="T209" style:family="text">
      <style:text-properties fo:color="#111111" style:text-line-through-style="none" style:text-line-through-type="none" style:text-underline-style="none" style:text-blinking="false" loext:padding="0cm" loext:border="none"/>
    </style:style>
    <style:style style:name="T210" style:family="text">
      <style:text-properties loext:padding="0cm" loext:border="none"/>
    </style:style>
    <style:style style:name="T211" style:family="text">
      <style:text-properties officeooo:rsid="010bbda8"/>
    </style:style>
    <style:style style:name="T212" style:family="text">
      <style:text-properties officeooo:rsid="010d33fc"/>
    </style:style>
    <style:style style:name="T213" style:family="text">
      <style:text-properties fo:color="#ef413d" style:font-name="inherit" loext:padding="0cm" loext:border="none"/>
    </style:style>
    <style:style style:name="T214" style:family="text">
      <style:text-properties fo:color="#ef413d" style:font-name="inherit" fo:font-size="12pt" style:font-size-asian="12pt" style:font-size-complex="12pt" loext:padding="0cm" loext:border="none"/>
    </style:style>
    <style:style style:name="T215" style:family="text">
      <style:text-properties fo:color="#ef413d" style:font-name-asian="inherit" loext:padding="0cm" loext:border="none"/>
    </style:style>
    <style:style style:name="T216" style:family="text">
      <style:text-properties fo:color="#ef413d" fo:font-size="12pt" style:font-name-asian="inherit" style:font-size-asian="12pt" style:font-size-complex="12pt" loext:padding="0cm" loext:border="none"/>
    </style:style>
    <style:style style:name="T217" style:family="text">
      <style:text-properties fo:color="#ef413d" fo:font-size="12pt" style:font-size-asian="12pt" style:font-size-complex="12pt" loext:padding="0cm" loext:border="none"/>
    </style:style>
    <style:style style:name="T218" style:family="text">
      <style:text-properties fo:color="#e96900" fo:font-size="14pt" fo:background-color="#f8f8f8" loext:char-shading-value="0" style:font-size-asian="14pt" style:font-size-complex="14pt" loext:padding="0cm" loext:border="none"/>
    </style:style>
    <style:style style:name="T219" style:family="text">
      <style:text-properties fo:color="#e96900" fo:font-size="11.25pt" fo:background-color="#f8f8f8" loext:char-shading-value="0" loext:padding="0cm" loext:border="none"/>
    </style:style>
    <style:style style:name="T220" style:family="text">
      <style:text-properties officeooo:rsid="0110d838"/>
    </style:style>
    <style:style style:name="T221" style:family="text">
      <style:text-properties fo:font-size="11.25pt"/>
    </style:style>
    <style:style style:name="T222" style:family="text">
      <style:text-properties style:font-size-asian="11.25pt"/>
    </style:style>
    <style:style style:name="T223" style:family="text">
      <style:text-properties fo:color="#3e3e3e" style:font-size-asian="11.25pt"/>
    </style:style>
    <style:style style:name="T224" style:family="text">
      <style:text-properties fo:color="#3e3e3e" fo:font-size="11.25pt"/>
    </style:style>
    <style:style style:name="T225" style:family="text">
      <style:text-properties fo:color="#3e3e3e" style:font-weight-asian="bold"/>
    </style:style>
    <style:style style:name="T226" style:family="text">
      <style:text-properties fo:color="#a6a28c" style:font-name="Consolas3" fo:font-size="10.5pt" fo:letter-spacing="normal" fo:background-color="#20201d" loext:char-shading-value="0"/>
    </style:style>
    <style:style style:name="T227" style:family="text">
      <style:text-properties fo:color="#b854d4" style:font-name="Consolas3" fo:font-size="10.5pt" fo:letter-spacing="normal" fo:background-color="#20201d" loext:char-shading-value="0"/>
    </style:style>
    <style:style style:name="T228" style:family="text">
      <style:text-properties fo:color="#60ac39" style:font-name="Consolas3" fo:font-size="10.5pt" fo:letter-spacing="normal" fo:background-color="#20201d" loext:char-shading-value="0"/>
    </style:style>
    <style:style style:name="T229" style:family="text">
      <style:text-properties style:font-name="mry_KacstQurn" fo:font-size="15pt" fo:background-color="#e8f2fe" loext:char-shading-value="0" style:font-size-asian="15pt"/>
    </style:style>
    <style:style style:name="T230" style:family="text">
      <style:text-properties style:font-name="mry_KacstQurn" fo:font-size="15pt" fo:font-style="italic" fo:background-color="#e8f2fe" loext:char-shading-value="0" style:font-size-asian="15pt" style:font-style-asian="italic"/>
    </style:style>
    <style:style style:name="T231" style:family="text">
      <style:text-properties style:font-name="mry_KacstQurn" fo:font-size="15pt" style:font-size-asian="15pt"/>
    </style:style>
    <style:style style:name="T232" style:family="text">
      <style:text-properties style:font-name="tahoma" fo:font-size="10.5pt" fo:font-style="normal" fo:font-weight="normal"/>
    </style:style>
    <style:style style:name="T233" style:family="text">
      <style:text-properties style:font-name-asian="tahoma" style:font-size-asian="10.5pt" style:font-style-asian="normal" style:font-weight-asian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<text:span text:style-name="Strong_20_Emphasis"><text:span text:style-name="T129">Xshell ssh长时间连接不掉线设置</text:span></text:span></text:p>
      <text:p text:style-name="P110"><text:a xlink:type="simple" xlink:href="https://my.oschina.net/HeAlvin/blog/370756" text:style-name="Internet_20_link" text:visited-style-name="Visited_20_Internet_20_Link"><text:span text:style-name="Strong_20_Emphasis"><text:span text:style-name="T129">https://my.oschina.net/HeAlvin/blog/370756</text:span></text:span></text:a></text:p>
      <text:p text:style-name="P71"><text:span text:style-name="Strong_20_Emphasis"><text:span text:style-name="T129">.服务器设置</text:span></text:span></text:p>
      <text:p text:style-name="Text_20_body">vi /etc/ssh/sshd_config</text:p>
      <text:p text:style-name="Text_20_body">把ClientAliveInterval 0和ClientAliveCountMax 3前的井号去掉，并把ClientAliveInterval的值改为60</text:p>
      <text:p text:style-name="P110"><text:soft-page-break/><text:span text:style-name="Strong_20_Emphasis"><text:span text:style-name="T129">ClientAliveInterval 60</text:span></text:span></text:p>
      <text:p text:style-name="P110"><text:span text:style-name="Strong_20_Emphasis"><text:span text:style-name="T129">ClientAliveCountMax 3</text:span></text:span></text:p>
      <text:p text:style-name="P110"><text:span text:style-name="Strong_20_Emphasis"><text:span text:style-name="T128">ClientAliveInterval指定了服务器端向客户端请求消息 的时间间隔, 默认是0, 不发送</text:span></text:span></text:p>
      <text:p text:style-name="P110"><text:span text:style-name="Strong_20_Emphasis"><text:span text:style-name="T128"/></text:span></text:p>
      <text:p text:style-name="P110"><text:span text:style-name="Strong_20_Emphasis"><text:span text:style-name="T128">ClientAliveInterval 60表示每分钟发送一次, 然后客户端响应, 这样就保持长连接了</text:span></text:span></text:p>
      <text:p text:style-name="P110"><text:span text:style-name="Strong_20_Emphasis"><text:span text:style-name="T128"/></text:span></text:p>
      <text:p text:style-name="P110"><text:span text:style-name="Strong_20_Emphasis"><text:span text:style-name="T128">ClientAliveCountMax, 使用默认值3即可.ClientAliveCountMax表示服务器发出请求后客户端没有响应的次数达到一定值, 就自动断开</text:span></text:span></text:p>
      <text:p text:style-name="P110"><text:span text:style-name="Strong_20_Emphasis"><text:span text:style-name="T128"/></text:span></text:p>
      <text:p text:style-name="P110"><text:span text:style-name="Strong_20_Emphasis"><text:span text:style-name="T128">3.重启ssh服务</text:span></text:span></text:p>
      <text:p text:style-name="P110"><text:span text:style-name="Strong_20_Emphasis"><text:span text:style-name="T128"/></text:span></text:p>
      <text:p text:style-name="P110"><text:span text:style-name="Strong_20_Emphasis"><text:span text:style-name="T128">service sshd restart</text:span></text:span></text:p>
      <text:p text:style-name="P110"><text:span text:style-name="Strong_20_Emphasis"><text:span text:style-name="T128"/></text:span></text:p>
      <text:p text:style-name="P110"><text:span text:style-name="Strong_20_Emphasis"><text:span text:style-name="T128"/></text:span></text:p>
      <text:p text:style-name="P110"><text:span text:style-name="Strong_20_Emphasis"><text:span text:style-name="T128"/></text:span></text:p>
      <text:p text:style-name="P110"><text:span text:style-name="Strong_20_Emphasis"><text:span text:style-name="T128"/></text:span></text:p>
      <text:p text:style-name="P110"><text:span text:style-name="Strong_20_Emphasis"><text:span text:style-name="T128"/></text:span></text:p>
      <text:p text:style-name="P110"><text:span text:style-name="Strong_20_Emphasis"><text:span text:style-name="T128"/></text:span></text:p>
      <text:p text:style-name="P110"><text:span text:style-name="Strong_20_Emphasis"><text:span text:style-name="T128">Ubuntu E: </text:span></text:span><text:span text:style-name="Strong_20_Emphasis"><text:span text:style-name="T124">无法获得锁 </text:span></text:span><text:span text:style-name="Strong_20_Emphasis"><text:span text:style-name="T128">/var/lib/dpkg/lock-frontend - open (11: </text:span></text:span><text:span text:style-name="Strong_20_Emphasis"><text:span text:style-name="T124">资源暂时不可用</text:span></text:span><text:span text:style-name="Strong_20_Emphasis"><text:span text:style-name="T128">)</text:span></text:span></text:p>
      <text:p text:style-name="P71"><text:span text:style-name="Strong_20_Emphasis"><text:span text:style-name="T125">出现这个问题的原因可能是：</text:span></text:span></text:p>
      <text:p text:style-name="P152"><text:span text:style-name="T233">在</text:span><text:span text:style-name="T232">Ubuntu</text:span><text:span text:style-name="T233">系统终端下，用</text:span><text:span text:style-name="T232">apt-get install </text:span><text:span text:style-name="T233">安装软件的时候，如果在未完成下载的情况下将终端强行关闭。此时 </text:span><text:span text:style-name="T232">apt-get</text:span><text:span text:style-name="T233">进程可能没有结束。结果，如果再次运行</text:span><text:span text:style-name="T232">apt-get install </text:span><text:span text:style-name="T233">命令安装软件时，出现如上错误。</text:span><text:soft-page-break/><text:span text:style-name="T233">即有另一个程序正在占用</text:span><text:span text:style-name="T232">apt-get install</text:span><text:span text:style-name="T233">进程，由于它在运行时，会占用软件源更新时的系统锁（简称‘系统更新锁’），此时资源被锁。</text:span></text:p>
      <text:p text:style-name="P150"><text:span text:style-name="T130">所以，</text:span><text:span text:style-name="Strong_20_Emphasis"><text:span text:style-name="T130">第一种方法</text:span></text:span><text:span text:style-name="T130">，我们只需要杀死之前的进程，释放系统锁就可以了：</text:span></text:p>
      <text:p text:style-name="P154">ps -e|grep apt-get</text:p>
      <text:p text:style-name="P153">显示</text:p>
      <text:p text:style-name="P154">5873 ?        00:00:01 apt-get</text:p>
      <text:p text:style-name="P153">然后执行</text:p>
      <text:p text:style-name="P154">sudo kill 5873</text:p>
      <text:p text:style-name="P150"><text:span text:style-name="Strong_20_Emphasis"><text:span text:style-name="T130">第二种方法，强制解锁</text:span></text:span></text:p>
      <text:p text:style-name="P151"><text:span text:style-name="T186">linuxidc@linuxidc:~$ </text:span><text:span text:style-name="T187">sudo rm /var/cache/apt/archives/lock</text:span><text:span text:style-name="T186"><text:line-break/>[sudo] linuxidc </text:span><text:span text:style-name="T139">的密码： </text:span><text:span text:style-name="T186"><text:line-break/>linuxidc@linuxidc:~$ </text:span><text:span text:style-name="T187">sudo rm /var/lib/dpkg/lock</text:span></text:p>
      <text:p text:style-name="P110"><text:soft-page-break/><text:span text:style-name="Strong_20_Emphasis"><text:span text:style-name="T154">本地登录远程mysql</text:span></text:span></text:p>
      <text:p text:style-name="P110"><text:span text:style-name="Strong_20_Emphasis"><text:span text:style-name="T154">mysql -h 52.82.10.40 -P4000 -uroot -p</text:span></text:span></text:p>
      <text:p text:style-name="P110"><text:span text:style-name="Strong_20_Emphasis"><text:span text:style-name="T154">Enter password: </text:span></text:span></text:p>
      <text:p text:style-name="P110"><text:span text:style-name="Strong_20_Emphasis"><text:span text:style-name="T154">在服务器上链接mysql</text:span></text:span></text:p>
      <text:p text:style-name="P110"><text:span text:style-name="Strong_20_Emphasis"><text:span text:style-name="T154">mysql -uroot -p</text:span></text:span></text:p>
      <text:p text:style-name="P110"><text:span text:style-name="Strong_20_Emphasis"><text:span text:style-name="T154">Enter password: </text:span></text:span></text:p>
      <text:p text:style-name="P112"><text:span text:style-name="Strong_20_Emphasis"><text:span text:style-name="T155">修改参数以支持外网访问：</text:span></text:span></text:p>
      <text:p text:style-name="P110"><text:span text:style-name="Strong_20_Emphasis"><text:span text:style-name="T154">cd /etc/mysql/</text:span></text:span></text:p>
      <text:p text:style-name="P110"><text:span text:style-name="Strong_20_Emphasis"><text:span text:style-name="T154">vim mysqld.cnf </text:span></text:span></text:p>
      <text:p text:style-name="P110"><text:span text:style-name="Strong_20_Emphasis"><text:span text:style-name="T154"/></text:span></text:p>
      <text:p text:style-name="P110"><text:span text:style-name="Strong_20_Emphasis"><text:span text:style-name="T154">root@ip-172-31-25-226:/etc/mysql/mysql.conf.d# systemctl restart mysql</text:span></text:span></text:p>
      <text:p text:style-name="P110"><text:span text:style-name="Strong_20_Emphasis"><text:span text:style-name="T154"/></text:span></text:p>
      <text:p text:style-name="P110"><text:span text:style-name="Strong_20_Emphasis"><text:span text:style-name="T154">查看端口号：</text:span></text:span></text:p>
      <text:p text:style-name="P110"><text:span text:style-name="Strong_20_Emphasis"><text:span text:style-name="T154">https://www.cnblogs.com/wangtao1993/p/6144183.html</text:span></text:span></text:p>
      <text:p text:style-name="P110"><text:span text:style-name="Strong_20_Emphasis"><text:span text:style-name="T154">命令： netstat -lvtp</text:span></text:span></text:p>
      <text:p text:style-name="P110"><text:span text:style-name="Strong_20_Emphasis"><text:span text:style-name="T154"/></text:span></text:p>
      <text:p text:style-name="P110"><text:span text:style-name="Strong_20_Emphasis"><text:span text:style-name="T154">compile 'org.slf4j:slf4j-api:1.7.22'</text:span></text:span></text:p>
      <text:p text:style-name="P110"><text:span text:style-name="Strong_20_Emphasis"><text:span text:style-name="T154">compile ('org.hibernate:hibernate-core:3.6.3.Final'){</text:span></text:span></text:p>
      <text:p text:style-name="P110"><text:span text:style-name="Strong_20_Emphasis"><text:span text:style-name="T154"><text:s text:c="4"/>//排除某一个库(slf4j)依赖</text:span></text:span></text:p>
      <text:p text:style-name="P110"><text:span text:style-name="Strong_20_Emphasis"><text:span text:style-name="T154"><text:s text:c="4"/>exclude group: 'org.slf4j',module: 'slf4j-api'</text:span></text:span></text:p>
      <text:p text:style-name="P110"><text:span text:style-name="Strong_20_Emphasis"><text:span text:style-name="T154">}</text:span></text:span></text:p>
      <text:p text:style-name="P110"><text:soft-page-break/><text:span text:style-name="Strong_20_Emphasis"><text:span text:style-name="T154">emoj表情存入mysql报错，解决：</text:span></text:span></text:p>
      <text:p text:style-name="P106"><text:a xlink:type="simple" xlink:href="https://www.cnblogs.com/h--d/p/5712490.html" text:style-name="Internet_20_link" text:visited-style-name="Visited_20_Internet_20_Link"><text:span text:style-name="Strong_20_Emphasis"><text:span text:style-name="T144">https://www.cnblogs.com/h--d/p/5712490.html</text:span></text:span></text:a></text:p>
      <text:p text:style-name="P106"><text:span text:style-name="Strong_20_Emphasis"><text:span text:style-name="T144">https://blog.csdn.net/maowenbei/article/details/81093737</text:span></text:span></text:p>
      <text:p text:style-name="P111"><text:span text:style-name="Strong_20_Emphasis"><text:span text:style-name="T174">{https://blog.csdn.net/qq_23934475/article/details/84553240</text:span></text:span></text:p>
      <text:p text:style-name="P111"><text:span text:style-name="Strong_20_Emphasis"><text:span text:style-name="T184">Sheet sheet </text:span></text:span><text:span text:style-name="Strong_20_Emphasis"><text:span text:style-name="T185">=</text:span></text:span><text:span text:style-name="Strong_20_Emphasis"><text:span text:style-name="T171"> </text:span></text:span><text:span text:style-name="Strong_20_Emphasis"><text:span text:style-name="T184">workbook</text:span></text:span><text:span text:style-name="Strong_20_Emphasis"><text:span text:style-name="T185">.getSheetAt(0);</text:span></text:span></text:p>
      <text:p text:style-name="P111"><text:span text:style-name="Strong_20_Emphasis"><text:span text:style-name="T184">sheet</text:span></text:span><text:span text:style-name="Strong_20_Emphasis"><text:span text:style-name="T183">.setForceFormulaRecalculation(true);//</text:span></text:span><text:span text:style-name="Strong_20_Emphasis"><text:span text:style-name="T172">重点在这，这句是重新计算公式的意思 </text:span></text:span></text:p>
      <text:p text:style-name="P111"><text:span text:style-name="Strong_20_Emphasis"><text:span text:style-name="T173">}</text:span></text:span></text:p>
      <text:p text:style-name="P106"><text:span text:style-name="Strong_20_Emphasis"><text:span text:style-name="T144">Java不能直接删除包含文件的文件夹，只能先删除文件夹中的所有文件，再删除空文件夹。</text:span></text:span></text:p>
      <text:p text:style-name="P15"><text:span text:style-name="Strong_20_Emphasis"><text:span text:style-name="T177">File </text:span></text:span><text:span text:style-name="T74">folder</text:span><text:span text:style-name="T231"> = </text:span><text:span text:style-name="T60">new</text:span><text:span text:style-name="T231"> File( <text:s/></text:span><text:span text:style-name="T26">"/usr/local/pim-client/log/info/"</text:span><text:span text:style-name="T231"> + </text:span><text:span text:style-name="T74">yesterday</text:span><text:span text:style-name="T231">);</text:span></text:p>
      <text:p text:style-name="P37"><text:span text:style-name="T61">for</text:span><text:span text:style-name="T12"> (File </text:span><text:span text:style-name="T75">file</text:span><text:span text:style-name="T12"> : </text:span><text:span text:style-name="T75">folder</text:span><text:span text:style-name="T12">.listFiles()) {</text:span></text:p>
      <text:p text:style-name="P37"><text:span text:style-name="T12"><text:tab/>file.</text:span><text:span text:style-name="T13">delete();</text:span></text:p>
      <text:p text:style-name="P21">}</text:p>
      <text:p text:style-name="P38"><text:span text:style-name="T12">f</text:span><text:span text:style-name="T11">older.delete();</text:span></text:p>
      <text:p text:style-name="P22"/>
      <text:p text:style-name="P38"><text:span text:style-name="T62">new</text:span><text:span text:style-name="T17"> PdfReader(</text:span><text:span text:style-name="T27">"pdfTemplate/mideaTemp.pdf"</text:span><text:span text:style-name="T17">);</text:span><text:span text:style-name="T14">//</text:span><text:span text:style-name="T15">相对Java项目的路径，是在src/main/resources resource folder下的pdfTemplate package下的文件</text:span><text:span text:style-name="T16">。</text:span></text:p>
      <text:p text:style-name="P23"/>
      <text:p text:style-name="P23"/>
      <text:p text:style-name="P24">SqlServer 对语句的条数和参数的数量都有限制，分别是 1000 和 2100。</text:p>
      <text:p text:style-name="P24">Mysql 对语句的长度有限制，默认是 4M。</text:p>
      <text:p text:style-name="P24">Mybatis 对动态语句没有数量上的限制。</text:p>
      <text:p text:style-name="P24">https://blog.csdn.net/qq_36773257/article/details/79895819</text:p>
      <text:p text:style-name="P24">http content-type常见文件格式类型： http://www.manongjc.com/article/1050.html</text:p>
      <text:p text:style-name="P24">https://www.cnblogs.com/ye-hcj/p/9651205.html</text:p>
      <text:p text:style-name="P24">https://www.cnblogs.com/advancing/p/7922463.html</text:p>
      <text:p text:style-name="P24"/>
      <text:p text:style-name="P24">FileInputStream fis=new FileInputStream("E:/phsftp/evdokey/evdokey_201103221556.txt");</text:p>
      <text:p text:style-name="P24">InputStreamReader isr=new InputStreamReader(fis, "UTF-8");</text:p>
      <text:p text:style-name="P24">BufferedReader br = new BufferedReader(isr);</text:p>
      <text:p text:style-name="P24"/>
      <text:p text:style-name="P24">//写入中文字符时解决中文乱码问题</text:p>
      <text:p text:style-name="P24"><text:soft-page-break/>FileOutputStream fos=new FileOutputStream(new File("E:/phsftp/evdokey/evdokey_201103221556.txt"));</text:p>
      <text:p text:style-name="P24">OutputStreamWriter osw=new OutputStreamWriter(fos, "UTF-8");</text:p>
      <text:p text:style-name="P24">BufferedWriter <text:s/>bw=new BufferedWriter(osw);</text:p>
      <text:p text:style-name="P24">//简写如下：</text:p>
      <text:p text:style-name="P24">//BufferedWriter writer = new BufferedWriter(new OutputStreamWriter(</text:p>
      <text:p text:style-name="P24">// <text:s text:c="7"/>new FileOutputStream(new File("E:/phsftp/evdokey/evdokey_201103221556.txt")), "UTF-8"));</text:p>
      <text:p text:style-name="P24"/>
      <text:p text:style-name="P24">for(String arr:arrs){</text:p>
      <text:p text:style-name="P24"><text:s text:c="4"/>bw.write(arr+"\t\n");</text:p>
      <text:p text:style-name="P24">}</text:p>
      <text:p text:style-name="P24"/>
      <text:p text:style-name="P24">//注意关闭的先后顺序，先打开的后关闭，后打开的先关闭</text:p>
      <text:p text:style-name="P24">bw.close();</text:p>
      <text:p text:style-name="P24">osw.close();</text:p>
      <text:p text:style-name="P24">fos.close();</text:p>
      <text:p text:style-name="P39"><text:span text:style-name="Strong_20_Emphasis"><text:span text:style-name="T158"/></text:span></text:p>
      <text:p text:style-name="P39"><text:span text:style-name="Strong_20_Emphasis"><text:span text:style-name="T158"/></text:span></text:p>
      <text:p text:style-name="P39"><text:span text:style-name="Strong_20_Emphasis"><text:span text:style-name="T162"/></text:span></text:p>
      <text:p text:style-name="P39"><text:span text:style-name="Strong_20_Emphasis"><text:span text:style-name="T162">compile("org.springframework.boot:spring-boot-starter-log4j"){</text:span></text:span></text:p>
      <text:p text:style-name="P39"><text:span text:style-name="Strong_20_Emphasis"><text:span text:style-name="T162"><text:s text:c="7"/>exclude module: "spring-boot-starter-logging"</text:span></text:span></text:p>
      <text:p text:style-name="P40"><text:span text:style-name="Strong_20_Emphasis"><text:span text:style-name="T163">}//排除包的写法</text:span></text:span></text:p>
      <text:p text:style-name="P109"><text:soft-page-break/><text:span text:style-name="Strong_20_Emphasis"><text:span text:style-name="T153">当使用compile('software.amazon.awssdk:s3:2.2.0')</text:span></text:span></text:p>
      <text:p text:style-name="P109"><text:span text:style-name="Strong_20_Emphasis"><text:span text:style-name="T153">compile('software.amazon.awssdk:sts:2.2.0')从S3上读取文件时会报下面错</text:span></text:span></text:p>
      <text:p text:style-name="P106"><text:span text:style-name="Strong_20_Emphasis"><text:span text:style-name="T144">software.amazon.awssdk.core.exception.SdkClientException: Data read has a different checksum than expected. Was -187912053, but expected 1914713646……表示是sdk的bug，改为</text:span></text:span><text:span text:style-name="Strong_20_Emphasis"><text:span text:style-name="T153">2.5.25就好了。</text:span></text:span></text:p>
      <text:p text:style-name="P106"><text:span text:style-name="Strong_20_Emphasis"><text:span text:style-name="T178">springboot添加日志：</text:span></text:span><text:span text:style-name="Strong_20_Emphasis"><text:span text:style-name="T144">https://blog.csdn.net/qq_28988969/article/details/78085784</text:span></text:span></text:p>
      <text:p text:style-name="P106"><text:span text:style-name="Strong_20_Emphasis"><text:span text:style-name="T144">现在gradle中添加log</text:span></text:span><text:span text:style-name="Strong_20_Emphasis"><text:span text:style-name="T152">4j的包依赖：</text:span></text:span></text:p>
      <text:p text:style-name="P106"><text:span text:style-name="Strong_20_Emphasis"><text:span text:style-name="T152">再添加log4j2.xml配置log路径等信息：（注意创建对应的文件路径和修改文件夹的权限，暂时使用sudo chgrp -R liht pim-backend和sudo chown -R liht pim-backend，其中liht为本机名，pim-backend为文件夹名）</text:span></text:span></text:p>
      <text:p text:style-name="P106"><text:span text:style-name="Strong_20_Emphasis"><text:span text:style-name="T152">在需要添加日志的类中添加如</text:span></text:span><text:span text:style-name="Strong_20_Emphasis"><text:span text:style-name="T175">private</text:span></text:span><text:span text:style-name="T229"> </text:span><text:span text:style-name="T59">static</text:span><text:span text:style-name="T229"> </text:span><text:span text:style-name="T59">final</text:span><text:span text:style-name="T229"> Logger </text:span><text:span text:style-name="T69">logger</text:span><text:span text:style-name="T229"> = LogManager.</text:span><text:span text:style-name="T230">getLogger</text:span><text:span text:style-name="T229">(类名.</text:span><text:span text:style-name="T59">class</text:span><text:span text:style-name="T229">);</text:span></text:p>
      <text:p text:style-name="P106"><text:span text:style-name="Strong_20_Emphasis"><text:span text:style-name="T144">调用</text:span></text:span><text:span text:style-name="Strong_20_Emphasis"><text:span text:style-name="T176">logger</text:span></text:span><text:span text:style-name="T229">.info(</text:span><text:span text:style-name="Strong_20_Emphasis"><text:span text:style-name="T160">“×××××”</text:span></text:span><text:span text:style-name="Strong_20_Emphasis"><text:span text:style-name="T161">);</text:span></text:span></text:p>
      <text:p text:style-name="P106"><text:span text:style-name="Strong_20_Emphasis"><text:span text:style-name="T144"/></text:span></text:p>
      <text:p text:style-name="P106"><text:span text:style-name="Strong_20_Emphasis"><text:span text:style-name="T144">du -sh * 查看文件夹列表的大小</text:span></text:span></text:p>
      <text:p text:style-name="P106"><text:span text:style-name="Strong_20_Emphasis"><text:span text:style-name="T144"/></text:span></text:p>
      <text:p text:style-name="P106"><text:span text:style-name="Strong_20_Emphasis"><text:span text:style-name="T144">主目录下，查.</text:span></text:span><text:span text:style-name="Strong_20_Emphasis"><text:span text:style-name="T147">aws</text:span></text:span><text:span text:style-name="Strong_20_Emphasis"><text:span text:style-name="T148">下的文件，有上传的key等</text:span></text:span></text:p>
      <text:p text:style-name="P106"><text:span text:style-name="Strong_20_Emphasis"><text:span text:style-name="T144">echo </text:span></text:span><text:span text:style-name="Strong_20_Emphasis"><text:span text:style-name="T149">+要输出的文本，主要用于shell脚本中。</text:span></text:span></text:p>
      <text:p text:style-name="P106"><text:span text:style-name="Strong_20_Emphasis"><text:span text:style-name="T149">Touch +文件名，新建文件。</text:span></text:span></text:p>
      <text:p text:style-name="P106"><text:span text:style-name="Strong_20_Emphasis"><text:span text:style-name="T149">Tar -</text:span></text:span><text:span text:style-name="Strong_20_Emphasis"><text:span text:style-name="T151">xvf + **.tar <text:s/>解压</text:span></text:span></text:p>
      <text:p text:style-name="P106"><text:a xlink:type="simple" xlink:href="https://www.cnblogs.com/lhm166/articles/6604852.html" text:style-name="Internet_20_link" text:visited-style-name="Visited_20_Internet_20_Link"><text:span text:style-name="Strong_20_Emphasis"><text:span text:style-name="T151">https://www.cnblogs.com/lhm166/articles/6604852.html</text:span></text:span></text:a></text:p>
      <text:p text:style-name="P106">mv :移动或重命名</text:p>
      <text:p text:style-name="P106"/>
      <text:p text:style-name="P15"><text:soft-page-break/>chmod也可以用数字来表示权限如 chmod 777 file <text:line-break/>语法为：chmod abc file <text:line-break/>其中a,b,c各为一个数字，分别表示User、Group、及Other的权限。 <text:line-break/>r=4，w=2，x=1 <text:line-break/>若要rwx属性则4+2+1=7； <text:line-break/>若要rw-属性则4+2=6； <text:line-break/>若要r-x属性则4+1=7。 <text:line-break/>范例： <text:line-break/>chmod a=rwx file  <text:line-break/>和 <text:line-break/>chmod 777 file  <text:line-break/>效果相同 <text:line-break/>chmod ug=rwx,o=x file  <text:line-break/>和 <text:line-break/>chmod 771 file  <text:line-break/>效果相同 <text:line-break/>若用chmod 4755 filename可使此程序具有root的权限.</text:p>
      <text:p text:style-name="Standard">指令名称 : chown  <text:line-break/>使用权限 : root  </text:p>
      <text:p text:style-name="Standard"/>
      <text:p text:style-name="Standard">kill -<text:span text:style-name="T211">9 +线程号</text:span></text:p>
      <text:p text:style-name="Standard"/>
      <text:p text:style-name="Standard">ps aux | grep <text:span text:style-name="T211">+ tomcat等，查看tomcat相关的线程</text:span></text:p>
      <text:p text:style-name="Standard"/>
      <text:p text:style-name="Standard">df -<text:span text:style-name="T212">h </text:span><text:span text:style-name="Source_20_Text"><text:span text:style-name="T8">带有单位显示磁盘信息</text:span></text:span></text:p>
      <text:p text:style-name="P16"/>
      <text:p text:style-name="P17">free -m 以M为单位返回内存情况</text:p>
      <text:p text:style-name="P17"/>
      <text:p text:style-name="P48"><text:span text:style-name="Source_20_Text"><text:span text:style-name="T213">ifconfig      </text:span></text:span><text:span text:style-name="Source_20_Text"><text:span text:style-name="T215">查看网络情况</text:span></text:span></text:p>
      <text:p text:style-name="P131"><text:span text:style-name="Source_20_Text"><text:span text:style-name="T214">ping          </text:span></text:span><text:span text:style-name="Source_20_Text"><text:span text:style-name="T216">测试网络连通</text:span></text:span></text:p>
      <text:p text:style-name="P131"><text:span text:style-name="Source_20_Text"><text:span text:style-name="T214">netstat       </text:span></text:span><text:span text:style-name="Source_20_Text"><text:span text:style-name="T216">显示网络状态信息</text:span></text:span></text:p>
      <text:p text:style-name="P131"><text:span text:style-name="Source_20_Text"><text:span text:style-name="T217"><text:s/>    </text:span></text:span><text:span text:style-name="Source_20_Text"><text:span text:style-name="T214">-ano     </text:span></text:span><text:span text:style-name="Source_20_Text"><text:span text:style-name="T216">查看某个端口是否被占用</text:span></text:span></text:p>
      <text:p text:style-name="P131"><text:span text:style-name="Source_20_Text"><text:span text:style-name="T217"><text:s/>    </text:span></text:span><text:span text:style-name="Source_20_Text"><text:span text:style-name="T214">-tlnp    </text:span></text:span><text:span text:style-name="Source_20_Text"><text:span text:style-name="T216">根据端口查找</text:span></text:span><text:span text:style-name="Source_20_Text"><text:span text:style-name="T214">PID</text:span></text:span></text:p>
      <text:p text:style-name="P131"><text:span text:style-name="Source_20_Text"><text:span text:style-name="T214">man           </text:span></text:span><text:span text:style-name="Source_20_Text"><text:span text:style-name="T216">查看</text:span></text:span><text:span text:style-name="Source_20_Text"><text:span text:style-name="T214">Linux</text:span></text:span><text:span text:style-name="Source_20_Text"><text:span text:style-name="T216">中的指令帮助</text:span></text:span></text:p>
      <text:p text:style-name="P131"><text:span text:style-name="Source_20_Text"><text:span text:style-name="T214">clear         </text:span></text:span><text:span text:style-name="Source_20_Text"><text:span text:style-name="T216">清屏</text:span></text:span></text:p>
      <text:p text:style-name="P131"><text:span text:style-name="Source_20_Text"><text:span text:style-name="T214">kill          </text:span></text:span><text:span text:style-name="Source_20_Text"><text:span text:style-name="T216">杀进程</text:span></text:span></text:p>
      <text:p text:style-name="P131"><text:span text:style-name="Source_20_Text"><text:span text:style-name="T214">reboot        </text:span></text:span><text:span text:style-name="Source_20_Text"><text:span text:style-name="T216">重启系统</text:span></text:span></text:p>
      <text:p text:style-name="P131"><text:span text:style-name="Source_20_Text"><text:span text:style-name="T214">shutdown</text:span></text:span></text:p>
      <text:p text:style-name="P131"><text:span text:style-name="Source_20_Text"><text:span text:style-name="T217"><text:s/>    </text:span></text:span><text:span text:style-name="Source_20_Text"><text:span text:style-name="T214">-r       </text:span></text:span><text:span text:style-name="Source_20_Text"><text:span text:style-name="T216">关机重启</text:span></text:span></text:p>
      <text:p text:style-name="P131"><text:span text:style-name="Source_20_Text"><text:span text:style-name="T217"><text:s/>    </text:span></text:span><text:span text:style-name="Source_20_Text"><text:span text:style-name="T214">-h       </text:span></text:span><text:span text:style-name="Source_20_Text"><text:span text:style-name="T216">关机不重启</text:span></text:span></text:p>
      <text:p text:style-name="P131"><text:span text:style-name="Source_20_Text"><text:span text:style-name="T217"><text:s/>    </text:span></text:span><text:span text:style-name="Source_20_Text"><text:span text:style-name="T214">now      </text:span></text:span><text:span text:style-name="Source_20_Text"><text:span text:style-name="T216">立刻关机</text:span></text:span></text:p>
      <text:p text:style-name="P48"><text:span text:style-name="Source_20_Text"><text:span text:style-name="T213">du            </text:span></text:span><text:span text:style-name="Source_20_Text"><text:span text:style-name="T215">查看目录大小</text:span></text:span></text:p>
      <text:p text:style-name="P131"><text:span text:style-name="Source_20_Text"><text:span text:style-name="T217"><text:s/>    </text:span></text:span><text:span text:style-name="Source_20_Text"><text:span text:style-name="T214">-s       </text:span></text:span><text:span text:style-name="Source_20_Text"><text:span text:style-name="T216">只显示目录大小的总合</text:span></text:span></text:p>
      <text:p text:style-name="P131"><text:span text:style-name="Source_20_Text"><text:span text:style-name="T217"><text:s/>    </text:span></text:span><text:span text:style-name="Source_20_Text"><text:span text:style-name="T214">-h       </text:span></text:span><text:span text:style-name="Source_20_Text"><text:span text:style-name="T216">带单位显示目录大小</text:span></text:span></text:p>
      <text:p text:style-name="P35"/>
      <text:p text:style-name="P18"><text:soft-page-break/></text:p>
      <text:p text:style-name="P19">{</text:p>
      <text:p text:style-name="P19"><text:tab/>redis不能随便执行的危险命令：</text:p>
      <text:p text:style-name="P19"><text:span text:style-name="T200">1.</text:span><text:span text:style-name="T198">线上是不能执行 </text:span><text:span text:style-name="Source_20_Text"><text:span text:style-name="T218">keys *</text:span></text:span><text:span text:style-name="T198"> 相关命令的，虽然其模糊匹配功能使用非常方便也很强大，在小数据量情况下使用没什么问题，数据量大会导致 Redis 锁住及 CPU 飙升，在生产环境建议禁用或者重命名！</text:span></text:p>
      <text:p text:style-name="P36"><text:span text:style-name="T9"><text:tab/></text:span><text:span text:style-name="T10">2.</text:span><text:span text:style-name="Strong_20_Emphasis">flushdb</text:span></text:p>
      <text:p text:style-name="P78"><text:span text:style-name="Strong_20_Emphasis"><text:span text:style-name="T223">删除 </text:span></text:span><text:span text:style-name="Strong_20_Emphasis"><text:span text:style-name="T224">Redis </text:span></text:span><text:span text:style-name="Strong_20_Emphasis"><text:span text:style-name="T223">中当前所在数据库中的所有记录，并且此命令从不会执行失败。</text:span></text:span></text:p>
      <text:list xml:id="list1767742881" text:style-name="L1">
        <text:list-header>
          <text:p text:style-name="P167"><text:span text:style-name="Strong_20_Emphasis"><text:span text:style-name="T220">3. </text:span></text:span><text:span text:style-name="Strong_20_Emphasis">flushall</text:span></text:p>
        </text:list-header>
      </text:list>
      <text:p text:style-name="P78"><text:span text:style-name="Strong_20_Emphasis"><text:span text:style-name="T223">删除 </text:span></text:span><text:span text:style-name="Strong_20_Emphasis"><text:span text:style-name="T224">Redis </text:span></text:span><text:span text:style-name="Strong_20_Emphasis"><text:span text:style-name="T223">中所有数据库中的所有记录，不只是当前所在数据库，并且此命令从不会执行失败。</text:span></text:span></text:p>
      <text:list xml:id="list1643173700" text:style-name="L2">
        <text:list-item>
          <text:p text:style-name="P168"><text:span text:style-name="Strong_20_Emphasis">config</text:span></text:p>
        </text:list-item>
      </text:list>
      <text:p text:style-name="P164"><text:span text:style-name="T222">客户端可修改 </text:span><text:span text:style-name="T221">Redis </text:span><text:span text:style-name="T222">配置。</text:span></text:p>
      <text:p text:style-name="P166"><text:span text:style-name="Strong_20_Emphasis"><text:span text:style-name="T225">怎么禁用或重命名危险命令？</text:span></text:span></text:p>
      <text:p text:style-name="P161"><text:span text:style-name="T223">看下 </text:span><text:span text:style-name="Source_20_Text"><text:span text:style-name="T219">redis.conf</text:span></text:span><text:span text:style-name="T224"> </text:span><text:span text:style-name="T223">默认配置文件，找到 </text:span><text:span text:style-name="Source_20_Text"><text:span text:style-name="T219">SECURITY</text:span></text:span><text:span text:style-name="T224"> </text:span><text:span text:style-name="T223">区域</text:span></text:p>
      <text:p text:style-name="P78"><text:span text:style-name="Strong_20_Emphasis"><text:span text:style-name="T223">看说明，添加 </text:span></text:span><text:span text:style-name="Strong_20_Emphasis"><text:span text:style-name="Source_20_Text"><text:span text:style-name="T219">rename-command</text:span></text:span></text:span><text:span text:style-name="Strong_20_Emphasis"><text:span text:style-name="T224"> </text:span></text:span><text:span text:style-name="Strong_20_Emphasis"><text:span text:style-name="T223">配置即可达到安全目的。</text:span></text:span></text:p>
      <text:p text:style-name="P163"><text:span text:style-name="Strong_20_Emphasis"><text:span text:style-name="T224">1</text:span></text:span><text:span text:style-name="Strong_20_Emphasis"><text:span text:style-name="T223">）禁用命令</text:span></text:span></text:p>
      <text:p text:style-name="P160"><text:span text:style-name="Source_20_Text"><text:span text:style-name="T227">rename</text:span></text:span><text:span text:style-name="Source_20_Text"><text:span text:style-name="T226">-command </text:span></text:span><text:span text:style-name="Source_20_Text"><text:span text:style-name="T227">KEYS</text:span></text:span><text:span text:style-name="Source_20_Text"><text:span text:style-name="T226">     </text:span></text:span><text:span text:style-name="Source_20_Text"><text:span text:style-name="T228">""</text:span></text:span></text:p>
      <text:p text:style-name="P160"><text:span text:style-name="Source_20_Text"><text:span text:style-name="T227">rename</text:span></text:span><text:span text:style-name="Source_20_Text"><text:span text:style-name="T226">-command FLUSHALL </text:span></text:span><text:span text:style-name="Source_20_Text"><text:span text:style-name="T228">""</text:span></text:span></text:p>
      <text:p text:style-name="P160"><text:span text:style-name="Source_20_Text"><text:span text:style-name="T227">rename</text:span></text:span><text:span text:style-name="Source_20_Text"><text:span text:style-name="T226">-command FLUSHDB  </text:span></text:span><text:span text:style-name="Source_20_Text"><text:span text:style-name="T228">""</text:span></text:span></text:p>
      <text:p text:style-name="P160"><text:span text:style-name="Source_20_Text"><text:span text:style-name="T227">rename</text:span></text:span><text:span text:style-name="Source_20_Text"><text:span text:style-name="T226">-command CONFIG   </text:span></text:span><text:span text:style-name="Source_20_Text"><text:span text:style-name="T228">""</text:span></text:span></text:p>
      <text:p text:style-name="P161"><text:span text:style-name="Strong_20_Emphasis"><text:span text:style-name="T224">2</text:span></text:span><text:span text:style-name="Strong_20_Emphasis"><text:span text:style-name="T223">）重命名命令</text:span></text:span></text:p>
      <text:p text:style-name="P160"><text:span text:style-name="Source_20_Text"><text:span text:style-name="T227">rename</text:span></text:span><text:span text:style-name="Source_20_Text"><text:span text:style-name="T226">-command </text:span></text:span><text:span text:style-name="Source_20_Text"><text:span text:style-name="T227">KEYS</text:span></text:span><text:span text:style-name="Source_20_Text"><text:span text:style-name="T226">     </text:span></text:span><text:span text:style-name="Source_20_Text"><text:span text:style-name="T228">"XXXXXXXXXXXXXXXXXXXXXXXXXXXXXXX"</text:span></text:span></text:p>
      <text:p text:style-name="P160"><text:span text:style-name="Source_20_Text"><text:span text:style-name="T227">rename</text:span></text:span><text:span text:style-name="Source_20_Text"><text:span text:style-name="T226">-command FLUSHALL </text:span></text:span><text:span text:style-name="Source_20_Text"><text:span text:style-name="T228">"XXXXXXXXXXXXXXXXXXXXXXXXXXXXXXX"</text:span></text:span></text:p>
      <text:p text:style-name="P160"><text:span text:style-name="Source_20_Text"><text:span text:style-name="T227">rename</text:span></text:span><text:span text:style-name="Source_20_Text"><text:span text:style-name="T226">-command FLUSHDB  </text:span></text:span><text:span text:style-name="Source_20_Text"><text:span text:style-name="T228">"XXXXXXXXXXXXXXXXXXXXXXXXXXXXXXX"</text:span></text:span></text:p>
      <text:p text:style-name="P160"><text:span text:style-name="Source_20_Text"><text:span text:style-name="T227">rename</text:span></text:span><text:span text:style-name="Source_20_Text"><text:span text:style-name="T226">-command CONFIG   </text:span></text:span><text:span text:style-name="Source_20_Text"><text:span text:style-name="T228">"XXXXXXXXXXXXXXXXXXXXXXXXXXXXXXX"</text:span></text:span></text:p>
      <text:p text:style-name="P162"><text:span text:style-name="T222">上面的 </text:span><text:span text:style-name="T221">XX </text:span><text:span text:style-name="T222">可以定义新命令名称，或者用随机字符代替。</text:span></text:p>
      <text:p text:style-name="P165">经过以上的设置之后，危险命令就不会被客户端执行了。</text:p>
      <text:p text:style-name="P20"/>
      <text:p text:style-name="P19">}</text:p>
      <text:p text:style-name="P106"><text:soft-page-break/><text:span text:style-name="Strong_20_Emphasis"><text:span text:style-name="T144"/></text:span></text:p>
      <text:p text:style-name="P106"><text:span text:style-name="Strong_20_Emphasis"><text:span text:style-name="T144">Vim ：</text:span></text:span></text:p>
      <text:p text:style-name="P106"><text:span text:style-name="Strong_20_Emphasis"><text:span text:style-name="T144">显示行号：先退出编辑模式（按ESC，再 :set number）</text:span></text:span></text:p>
      <text:p text:style-name="P106"><text:span text:style-name="Strong_20_Emphasis"><text:span text:style-name="T144">删除多行：退出编辑模式， : 1,175d,回车即可</text:span></text:span></text:p>
      <text:p text:style-name="P106"><text:span text:style-name="Strong_20_Emphasis"><text:span text:style-name="T144">shift </text:span></text:span><text:span text:style-name="Strong_20_Emphasis"><text:span text:style-name="T150">+G：到文末</text:span></text:span></text:p>
      <text:p text:style-name="P107"><text:span text:style-name="Strong_20_Emphasis"><text:span text:style-name="T145">java 生成pdf文件：</text:span></text:span><text:a xlink:type="simple" xlink:href="https://www.cnblogs.com/shuilangyizu/p/5760928.html" text:style-name="Internet_20_link" text:visited-style-name="Visited_20_Internet_20_Link"><text:span text:style-name="Strong_20_Emphasis">https://www.cnblogs.com/shuilangyizu/p/5760928.html</text:span></text:a></text:p>
      <text:p text:style-name="P107"><text:a xlink:type="simple" xlink:href="https://www.cnblogs.com/matrix-zhu/p/6305944.html" text:style-name="Internet_20_link" text:visited-style-name="Visited_20_Internet_20_Link"><text:span text:style-name="Strong_20_Emphasis">https://www.cnblogs.com/matrix-zhu/p/6305944.html</text:span></text:a></text:p>
      <text:p text:style-name="P107"><text:a xlink:type="simple" xlink:href="https://wenku.baidu.com/view/9d9f834bcf84b9d528ea7a82.html?sxts=1550739921310" text:style-name="Internet_20_link" text:visited-style-name="Visited_20_Internet_20_Link"><text:span text:style-name="Strong_20_Emphasis">https://wenku.baidu.com/view/9d9f834bcf84b9d528ea7a82.html?sxts=1550739921310</text:span></text:a></text:p>
      <text:p text:style-name="P107"><text:span text:style-name="Strong_20_Emphasis"/></text:p>
      <text:p text:style-name="P107"><text:span text:style-name="Strong_20_Emphasis"><text:span text:style-name="T145">帮助文档：</text:span></text:span><text:a xlink:type="simple" xlink:href="http://www.e-iceblue.cn/content/spire-pdf-for-java.html" text:style-name="Internet_20_link" text:visited-style-name="Visited_20_Internet_20_Link"><text:span text:style-name="Strong_20_Emphasis">http://www.e-iceblue.cn/content/spire-pdf-for-java.html</text:span></text:a></text:p>
      <text:p text:style-name="P107"><text:a xlink:type="simple" xlink:href="https://www.open-open.com/doc/061fd0c9df0e4137b2003c6559af6f07.html" text:style-name="Internet_20_link" text:visited-style-name="Visited_20_Internet_20_Link"><text:span text:style-name="Strong_20_Emphasis">https://www.open-open.com/doc/061fd0c9df0e4137b2003c6559af6f07.html</text:span></text:a></text:p>
      <text:p text:style-name="P107"><text:span text:style-name="Strong_20_Emphasis"/></text:p>
      <text:p text:style-name="P107"><text:span text:style-name="Strong_20_Emphasis"><text:span text:style-name="T145">示例</text:span></text:span><text:span text:style-name="Strong_20_Emphasis"><text:span text:style-name="T146">1</text:span></text:span><text:span text:style-name="Strong_20_Emphasis"><text:span text:style-name="T145">：</text:span></text:span><text:a xlink:type="simple" xlink:href="https://blog.csdn.net/weixin_40989555/article/details/80742607" text:style-name="Internet_20_link" text:visited-style-name="Visited_20_Internet_20_Link"><text:span text:style-name="Strong_20_Emphasis">https://blog.csdn.net/weixin_40989555/article/details/80742607</text:span></text:a></text:p>
      <text:p text:style-name="P107"><text:span text:style-name="Strong_20_Emphasis"><text:span text:style-name="T145">示例</text:span></text:span><text:span text:style-name="Strong_20_Emphasis"><text:span text:style-name="T146">2：</text:span></text:span><text:a xlink:type="simple" xlink:href="https://blog.csdn.net/Soulmate_Min/article/details/81707918" text:style-name="Internet_20_link" text:visited-style-name="Visited_20_Internet_20_Link"><text:span text:style-name="Strong_20_Emphasis"><text:span text:style-name="T145">https://blog.csdn.net/Soulmate_Min/article/details/81707918</text:span></text:span></text:a></text:p>
      <text:p text:style-name="P107"><text:span text:style-name="Strong_20_Emphasis"><text:span text:style-name="T145">用模板生成pdf：</text:span></text:span><text:a xlink:type="simple" xlink:href="https://blog.csdn.net/sb_jb/article/details/79106070" text:style-name="Internet_20_link" text:visited-style-name="Visited_20_Internet_20_Link"><text:span text:style-name="Strong_20_Emphasis">https://blog.csdn.net/sb_jb/article/details/79106070</text:span></text:a></text:p>
      <text:p text:style-name="P107"><text:a xlink:type="simple" xlink:href="https://blog.csdn.net/wdw131409/article/details/78889122" text:style-name="Internet_20_link" text:visited-style-name="Visited_20_Internet_20_Link"><text:span text:style-name="Strong_20_Emphasis"><text:span text:style-name="T145">https://blog.csdn.net/wdw131409/article/details/78889122</text:span></text:span></text:a></text:p>
      <text:p text:style-name="P107"><text:span text:style-name="Strong_20_Emphasis"><text:span text:style-name="T145">pdf水印：</text:span></text:span><text:a xlink:type="simple" xlink:href="https://blog.csdn.net/ck457897564/article/details/78595226" text:style-name="Internet_20_link" text:visited-style-name="Visited_20_Internet_20_Link"><text:span text:style-name="Strong_20_Emphasis">https://blog.csdn.net/ck457897564/article/details/78595226</text:span></text:a></text:p>
      <text:p text:style-name="P107"><text:span text:style-name="Strong_20_Emphasis"><text:span text:style-name="T145"/></text:span></text:p>
      <text:p text:style-name="P107"><text:span text:style-name="Strong_20_Emphasis"><text:span text:style-name="T145"/></text:span></text:p>
      <text:p text:style-name="P107"><text:span text:style-name="Strong_20_Emphasis"><text:span text:style-name="T169">public</text:span></text:span><text:span text:style-name="Strong_20_Emphasis"><text:span text:style-name="T170"> Rectangle(</text:span></text:span><text:span text:style-name="Strong_20_Emphasis"><text:span text:style-name="T169">float</text:span></text:span><text:span text:style-name="Strong_20_Emphasis"><text:span text:style-name="T170"> llx, </text:span></text:span><text:span text:style-name="Strong_20_Emphasis"><text:span text:style-name="T169">float</text:span></text:span><text:span text:style-name="Strong_20_Emphasis"><text:span text:style-name="T170"> lly, </text:span></text:span><text:span text:style-name="Strong_20_Emphasis"><text:span text:style-name="T169">float</text:span></text:span><text:span text:style-name="Strong_20_Emphasis"><text:span text:style-name="T170"> urx, </text:span></text:span><text:span text:style-name="Strong_20_Emphasis"><text:span text:style-name="T169">float</text:span></text:span><text:span text:style-name="Strong_20_Emphasis"><text:span text:style-name="T170"> ury);<text:line-break/>llx 为Left ，lly 为Bottom,urx 为Right，ury 为Top<text:line-break/>其中：Width=Right - Left   Heigth = Top - Bototom<text:line-break/>坐标原点为：左下角</text:span></text:span></text:p>
      <text:p text:style-name="P107"><text:soft-page-break/><text:span text:style-name="Strong_20_Emphasis"><text:span text:style-name="T145"/></text:span></text:p>
      <text:p text:style-name="P107"><text:span text:style-name="Strong_20_Emphasis"><text:span text:style-name="T145"/></text:span></text:p>
      <text:p text:style-name="P47"><text:span text:style-name="Strong_20_Emphasis"><text:span text:style-name="T168">solr.TextField</text:span></text:span></text:p>
      <text:p text:style-name="P47"><text:span text:style-name="Strong_20_Emphasis"><text:span text:style-name="T145">text_smartcn</text:span></text:span></text:p>
      <text:p text:style-name="P107"><text:span text:style-name="Strong_20_Emphasis"><text:span text:style-name="T145"/></text:span></text:p>
      <text:p text:style-name="P121"><text:span text:style-name="Strong_20_Emphasis"><text:span text:style-name="T156">Java生成pdf：原来的包名为</text:span></text:span><text:span text:style-name="Strong_20_Emphasis"><text:span text:style-name="T135">com.lowagie</text:span></text:span><text:span text:style-name="Strong_20_Emphasis"><text:span text:style-name="T156">，版本升级后改成了com.</text:span></text:span><text:span text:style-name="Strong_20_Emphasis"><text:span text:style-name="T157">itextpdf</text:span></text:span></text:p>
      <text:p text:style-name="P104"><text:span text:style-name="Strong_20_Emphasis"><text:span text:style-name="T141">引入 itextpdf <text:line-break/>&lt;dependency&gt;<text:line-break/>&lt;groupId&gt;com.itextpdf&lt;/groupId&gt;<text:line-break/>&lt;artifactId&gt;itextpdf&lt;/artifactId&gt;<text:line-break/>&lt;version&gt;5.4.3&lt;/version&gt;<text:line-break/>&lt;/dependency&gt;<text:line-break/>itext-asian 引入的版本是5.2.0 ，解决中文问题<text:line-break/>&lt;dependency&gt;<text:line-break/>    &lt;groupId&gt;com.itextpdf&lt;/groupId&gt;<text:line-break/>    &lt;artifactId&gt;itext-asian&lt;/artifactId&gt;<text:line-break/>    &lt;version&gt;5.2.0&lt;/version&gt;<text:line-break/>&lt;/dependency&gt;</text:span></text:span></text:p>
      <text:p text:style-name="P122"><text:span text:style-name="Strong_20_Emphasis"><text:span text:style-name="T156">/*关于</text:span></text:span><text:span text:style-name="Strong_20_Emphasis"><text:span text:style-name="Source_20_Text"><text:span text:style-name="T166">dependencies {</text:span></text:span></text:span></text:p>
      <text:p text:style-name="Standard"> </text:p>
      <text:p text:style-name="Standard"><text:span text:style-name="Source_20_Text">compile "com.itextpdf:font-asian:7.0.2"</text:span></text:p>
      <text:p text:style-name="Standard"> </text:p>
      <text:p text:style-name="Standard"><text:span text:style-name="Source_20_Text">}</text:span></text:p>
      <text:p text:style-name="P108"><text:span text:style-name="Strong_20_Emphasis"><text:span text:style-name="T141">的效果和使用规则，待再研究*/</text:span></text:span></text:p>
      <text:p text:style-name="P104"><text:span text:style-name="Strong_20_Emphasis"><text:span text:style-name="T141">mysql创建function报错：</text:span></text:span></text:p>
      <text:p text:style-name="P46"><text:span text:style-name="Strong_20_Emphasis"><text:span text:style-name="T141">This function has none of DETERMINISTIC, NO SQL, or READS SQL DATA in its declaration and binary logging is enabled (you *might* want to use the less safe log_bin_trust_function_creators variable)</text:span></text:span></text:p>
      <text:p text:style-name="P46"><text:span text:style-name="Strong_20_Emphasis"><text:span text:style-name="T141">SELECT list is not in GROUP BY clause and contains nonaggregated column 'a.last_update_time' which is not functionally dependent on columns in GROUP BY clause; this is incompatible with sql_mode=only_full_group_by] with root cause：原因：MySQL 5.7.5和up实现了对功能依赖的检测。如果启用了only_full_group_by SQL模式(在默认情况下是这样)，那么MySQL就会拒绝选择列表、条件或顺序列表引用的查询，这些查询将引用组中未命名的非聚合列，而不是在功能上依赖于它们。(在5.7.5之前，MySQL没有检测到功能依赖项，only_full_group_by在默认情况下是不启用的。关于前5.7.5行为的描述，请参阅MySQL 5.6参考手册。)</text:span></text:span></text:p>
      <text:p text:style-name="P46"><text:soft-page-break/><text:span text:style-name="Strong_20_Emphasis"><text:span text:style-name="T143">执行以下语句：</text:span></text:span></text:p>
      <text:p text:style-name="P46"><text:span text:style-name="Strong_20_Emphasis"><text:span text:style-name="T141">mysql</text:span></text:span><text:span text:style-name="Strong_20_Emphasis"><text:span text:style-name="T143">&gt;set @@sql_mode='STRICT_TRANS_TABLES,NO_ZERO_IN_DATE,NO_ZERO_DATE,ERROR_FOR_DIVISION_BY_ZERO,NO_AUTO_CREATE_USER,NO_ENGINE_SUBSTITUTION';</text:span></text:span></text:p>
      <text:p text:style-name="P46"><text:span text:style-name="Strong_20_Emphasis"><text:span text:style-name="T159">去掉</text:span></text:span><text:span text:style-name="Strong_20_Emphasis"><text:span text:style-name="T165">ONLY_FULL_GROUP_BY</text:span></text:span><text:span text:style-name="Strong_20_Emphasis"><text:span text:style-name="T159">即可正常执行</text:span></text:span><text:span text:style-name="Strong_20_Emphasis"><text:span text:style-name="T165">sql.</text:span></text:span></text:p>
      <text:p text:style-name="P46"><text:span text:style-name="Strong_20_Emphasis"><text:span text:style-name="T141"/></text:span></text:p>
      <text:p text:style-name="P69"><text:bookmark text:name="cnblogs_post_body1"/><text:span text:style-name="T167">-- </text:span><text:span text:style-name="T138">查看那些表锁到了</text:span><text:span text:style-name="T167"><text:line-break/>show OPEN TABLES where In_use &gt; 0;<text:line-break/>-- </text:span><text:span text:style-name="T138">查看进程号</text:span><text:span text:style-name="T167"><text:line-break/>show processlist;<text:line-break/>--</text:span><text:span text:style-name="T138">删除进程</text:span><text:span text:style-name="T167"><text:line-break/> kill 1085850</text:span><text:span text:style-name="T138">；</text:span></text:p>
      <text:section text:style-name="Sect1" text:name="blog_post_info_block">
        <text:section text:style-name="Sect1" text:name="BlogPostCategory">
          <text:p text:style-name="P129"><text:span text:style-name="T210"> </text:span><text:a xlink:type="simple" xlink:href="https://www.cnblogs.com/Jesse8/category/1137008.html" office:target-frame-name="_blank" xlink:show="new" text:style-name="Internet_20_link" text:visited-style-name="Visited_20_Internet_20_Link"><text:span text:style-name="T209">MySQL</text:span></text:a></text:p>
        </text:section>
      </text:section>
      <text:p text:style-name="P46"><text:span text:style-name="Strong_20_Emphasis"><text:span text:style-name="T141"/></text:span></text:p>
      <text:p text:style-name="P104"><text:soft-page-break/><text:span text:style-name="Strong_20_Emphasis"><text:span text:style-name="T141">ubuntu安装mysql：</text:span></text:span></text:p>
      <text:p text:style-name="P104"><text:span text:style-name="Strong_20_Emphasis"><text:span text:style-name="T141">sudo apt-get install mysql-server </text:span></text:span></text:p>
      <text:p text:style-name="P104"><text:span text:style-name="Strong_20_Emphasis"><text:span text:style-name="T141">此时</text:span></text:span><text:span text:style-name="Strong_20_Emphasis"><text:span text:style-name="T142">mysql -u root 会报错ERROR 1698 (28000): Access denied for user 'root'@'localhost'</text:span></text:span></text:p>
      <text:p text:style-name="P104"><text:span text:style-name="Strong_20_Emphasis"><text:span text:style-name="T142">解决方法：https://www.cnblogs.com/cpl9412290130/p/9583868.html</text:span></text:span></text:p>
      <text:p text:style-name="P121"><text:span text:style-name="Strong_20_Emphasis"><text:span text:style-name="T156">sudo vim /etc/mysql/mysql.conf.d/mysqld.cnf，添加</text:span></text:span><text:span text:style-name="Strong_20_Emphasis"><text:span text:style-name="T141">在这个配置文件中的[mysqld]这一块中加入skip-grant-tables这句话。</text:span></text:span></text:p>
      <text:p text:style-name="P104"><text:span text:style-name="Strong_20_Emphasis"><text:span text:style-name="T141">service mysql restart。</text:span></text:span></text:p>
      <text:p text:style-name="P104"><text:span text:style-name="Strong_20_Emphasis"><text:span text:style-name="T141"/></text:span></text:p>
      <text:p text:style-name="P104"><text:span text:style-name="Strong_20_Emphasis"><text:span text:style-name="T141">配置https：</text:span></text:span></text:p>
      <text:p text:style-name="P104"><text:span text:style-name="Strong_20_Emphasis"><text:span text:style-name="T141">&lt;Connector port="8443" protocol="org.apache.coyote.http11.Http11NioProtocol"</text:span></text:span></text:p>
      <text:p text:style-name="P104"><text:span text:style-name="Strong_20_Emphasis"><text:span text:style-name="T141"><text:s text:c="15"/>SSLEnabled="true" maxThreads="200" scheme="https" secure="true"</text:span></text:span></text:p>
      <text:p text:style-name="P104"><text:span text:style-name="Strong_20_Emphasis"><text:span text:style-name="T141"><text:s text:c="15"/>keystoreFile="/home/ubuntu/ssl/1528756569318.pfx" keystoreType="PKCS12" keystorePass="1528756569318" clientAuth="false" sslProtocol="TLS" /&gt;</text:span></text:span></text:p>
      <text:p text:style-name="P104"><text:span text:style-name="Strong_20_Emphasis"><text:span text:style-name="T141"/></text:span></text:p>
      <text:p text:style-name="P104"><text:span text:style-name="Strong_20_Emphasis"><text:span text:style-name="T141">在</text:span></text:span><text:span text:style-name="Strong_20_Emphasis"><text:span text:style-name="T164">Git</text:span></text:span><text:span text:style-name="Strong_20_Emphasis"><text:span text:style-name="T141">中打标签非常简单，首先，切换到需要打标签的分支上：”</text:span></text:span><text:span text:style-name="Strong_20_Emphasis"><text:span text:style-name="T164">git branch git” “checkout master”</text:span></text:span><text:span text:style-name="Strong_20_Emphasis"><text:span text:style-name="T141">，然后，敲命令</text:span></text:span><text:span text:style-name="Strong_20_Emphasis"><text:span text:style-name="T164">git tag </text:span></text:span><text:span text:style-name="Strong_20_Emphasis"><text:span text:style-name="T141">就可以打一个新标签：”</text:span></text:span><text:span text:style-name="Strong_20_Emphasis"><text:span text:style-name="T164">git tag v1.0”</text:span></text:span><text:span text:style-name="Strong_20_Emphasis"><text:span text:style-name="T141">，可以用命令</text:span></text:span><text:span text:style-name="Strong_20_Emphasis"><text:span text:style-name="T164">git tag</text:span></text:span><text:span text:style-name="Strong_20_Emphasis"><text:span text:style-name="T141">查看所有标签。</text:span></text:span></text:p>
      <text:p text:style-name="P104"><text:a xlink:type="simple" xlink:href="https://blog.csdn.net/rston/article/details/50699458" text:style-name="Internet_20_link" text:visited-style-name="Visited_20_Internet_20_Link"><text:span text:style-name="Strong_20_Emphasis"><text:span text:style-name="T112">https://blog.csdn.net/rston/article/details/50699458</text:span></text:span></text:a></text:p>
      <text:p text:style-name="P104"><text:span text:style-name="Strong_20_Emphasis"><text:span text:style-name="T112"/></text:span></text:p>
      <text:p text:style-name="P104"><text:span text:style-name="Strong_20_Emphasis"><text:span text:style-name="T111">跑前端项目：</text:span></text:span><text:span text:style-name="Strong_20_Emphasis"><text:span text:style-name="T113">1.</text:span></text:span><text:span text:style-name="Strong_20_Emphasis"><text:span text:style-name="T111">安装nodejs和npm</text:span></text:span></text:p>
      <text:p text:style-name="P105"><text:span text:style-name="Strong_20_Emphasis"><text:span text:style-name="T113">2.切到项目目录，首次启动前下载相关包npm install --registry=</text:span></text:span><text:a xlink:type="simple" xlink:href="https://registry.npm.taobao.org/" text:style-name="Internet_20_link" text:visited-style-name="Visited_20_Internet_20_Link"><text:span text:style-name="Strong_20_Emphasis">https://registry.npm.taobao.org</text:span></text:a></text:p>
      <text:p text:style-name="P105"><text:span text:style-name="Strong_20_Emphasis"><text:span text:style-name="T113">3.运行项目 npm run dev</text:span></text:span></text:p>
      <text:p text:style-name="P105"><text:span text:style-name="Strong_20_Emphasis"><text:span text:style-name="T113"/></text:span></text:p>
      <text:p text:style-name="P104"><text:soft-page-break/><text:span text:style-name="Strong_20_Emphasis"><text:span text:style-name="T111">微信公众平台有 小程序和服务号两个帐号可以登录。微信消息模板 在服务号帐号下。</text:span></text:span></text:p>
      <text:p text:style-name="P103"><text:span text:style-name="Strong_20_Emphasis"><text:span text:style-name="T101"/></text:span></text:p>
      <text:p text:style-name="P103"><text:span text:style-name="Strong_20_Emphasis"><text:span text:style-name="T101">springboot下载项目模板地址：</text:span></text:span><text:a xlink:type="simple" xlink:href="https://start.spring.io/" text:style-name="Internet_20_link" text:visited-style-name="Visited_20_Internet_20_Link"><text:span text:style-name="Strong_20_Emphasis">https://start.spring.io/</text:span></text:a></text:p>
      <text:p text:style-name="P103"><text:span text:style-name="Strong_20_Emphasis"><text:span text:style-name="T101">下载完之后，在build.gradle</text:span></text:span><text:span text:style-name="Strong_20_Emphasis"><text:span text:style-name="T102">中加入依赖</text:span></text:span><text:span text:style-name="Strong_20_Emphasis"><text:span text:style-name="T119">compile("org.springframework.boot:spring-boot-starter-web")</text:span></text:span></text:p>
      <text:p text:style-name="P102"><text:span text:style-name="Strong_20_Emphasis"><text:span text:style-name="T99">这样才能像常见的那种启动。</text:span></text:span></text:p>
      <text:p text:style-name="P102"><text:span text:style-name="Strong_20_Emphasis"><text:span text:style-name="T99">application.</text:span></text:span><text:span text:style-name="Strong_20_Emphasis"><text:span text:style-name="T102">properties中</text:span></text:span></text:p>
      <text:p text:style-name="P13"><text:span text:style-name="Strong_20_Emphasis"><text:span text:style-name="T140">server.port=8000#以该端口号启动项目，则在本地时，可以直接指定启动的端口号（另一种方式：</text:span></text:span></text:p>
      <text:p text:style-name="P13"><text:span text:style-name="Strong_20_Emphasis"><text:span text:style-name="T140"><text:tab/></text:span></text:span><text:span text:style-name="Strong_20_Emphasis"><text:span text:style-name="T137">修改项目开启tomcat的端口号</text:span></text:span></text:p>
      <text:p text:style-name="P13"><text:span text:style-name="Strong_20_Emphasis"><text:span text:style-name="T137">右击要改的项目，debug-&gt;configration-&gt;Arguments-&gt;VM argument中添加-Dserver.port=8083（想占用的端口号）</text:span></text:span></text:p>
      <text:p text:style-name="P13"><text:span text:style-name="Strong_20_Emphasis"><text:span text:style-name="T140">）</text:span></text:span></text:p>
      <text:p text:style-name="P12"><text:span text:style-name="T29">server.</text:span><text:span text:style-name="T30">servlet</text:span><text:span text:style-name="T29">.context-path=</text:span><text:span text:style-name="T22">/demo</text:span><text:span text:style-name="Strong_20_Emphasis"><text:span text:style-name="T103">#表示统一在url前加一前缀</text:span></text:span></text:p>
      <text:p text:style-name="P12"><text:span text:style-name="Strong_20_Emphasis"><text:span text:style-name="T103"/></text:span></text:p>
      <text:p text:style-name="P12"><text:span text:style-name="Strong_20_Emphasis"><text:span text:style-name="T103">不用springboot自动配置的xml配置：</text:span></text:span></text:p>
      <text:p text:style-name="P14"><text:span text:style-name="Strong_20_Emphasis"><text:span text:style-name="T105">&lt;?xml version="1.0" encoding="UTF-8"?&gt;</text:span></text:span></text:p>
      <text:p text:style-name="P14"><text:span text:style-name="Strong_20_Emphasis"><text:span text:style-name="T105">&lt;beans xmlns="http://www.springframework.org/schema/beans"</text:span></text:span></text:p>
      <text:p text:style-name="P14"><text:span text:style-name="Strong_20_Emphasis"><text:span text:style-name="T105"><text:s text:c="7"/>xmlns:xsi="http://www.w3.org/2001/XMLSchema-instance"</text:span></text:span></text:p>
      <text:p text:style-name="P14"><text:span text:style-name="Strong_20_Emphasis"><text:span text:style-name="T105"><text:s text:c="7"/>xmlns:dubbo="http://code.alibabatech.com/schema/dubbo"</text:span></text:span></text:p>
      <text:p text:style-name="P14"><text:span text:style-name="Strong_20_Emphasis"><text:span text:style-name="T105"><text:s text:c="7"/>xsi:schemaLocation="http://www.springframework.org/schema/beans http://www.springframework.org/schema/beans/spring-beans.xsd</text:span></text:span></text:p>
      <text:p text:style-name="P14"><text:span text:style-name="Strong_20_Emphasis"><text:span text:style-name="T105"><text:s text:c="7"/>http://code.alibabatech.com/schema/dubbo http://code.alibabatech.com/schema/dubbo/dubbo.xsd"&gt;</text:span></text:span></text:p>
      <text:p text:style-name="P14"><text:span text:style-name="Strong_20_Emphasis"><text:span text:style-name="T105"><text:s text:c="4"/>&lt;!-- 提供方应用信息 --&gt;</text:span></text:span></text:p>
      <text:p text:style-name="P14"><text:span text:style-name="Strong_20_Emphasis"><text:span text:style-name="T105"><text:s text:c="4"/>&lt;dubbo:application name="provider" <text:s/>/&gt;</text:span></text:span></text:p>
      <text:p text:style-name="P14"><text:span text:style-name="Strong_20_Emphasis"><text:span text:style-name="T105"><text:s text:c="4"/>&lt;!-- 注册中心服务地址 --&gt;</text:span></text:span></text:p>
      <text:p text:style-name="P14"><text:span text:style-name="Strong_20_Emphasis"><text:span text:style-name="T105"><text:s text:c="4"/>&lt;dubbo:registry <text:s/>protocol="zookeeper" address="127.0.0.1" <text:s/>check="false" /&gt;</text:span></text:span></text:p>
      <text:p text:style-name="P14"><text:span text:style-name="Strong_20_Emphasis"><text:span text:style-name="T105"><text:s text:c="4"/>&lt;!-- 用dubbo协议--&gt;</text:span></text:span></text:p>
      <text:p text:style-name="P14"><text:span text:style-name="Strong_20_Emphasis"><text:span text:style-name="T105"><text:s text:c="4"/>&lt;dubbo:protocol name="dubbo" port="-1" dispather="all" check="false" /&gt;</text:span></text:span></text:p>
      <text:p text:style-name="P14"><text:span text:style-name="Strong_20_Emphasis"><text:span text:style-name="T105"><text:s text:c="4"/>&lt;dubbo:provider timeout="10000" <text:s/>threads="10" threadpool="fixed" <text:s text:c="2"/>loadbalance="roundrobin"/&gt;</text:span></text:span></text:p>
      <text:p text:style-name="P14"><text:span text:style-name="Strong_20_Emphasis"><text:span text:style-name="T105"><text:s text:c="4"/>&lt;!-- 声明需要暴露的服务接口 --&gt;</text:span></text:span></text:p>
      <text:p text:style-name="P14"><text:span text:style-name="Strong_20_Emphasis"><text:span text:style-name="T105"><text:s text:c="4"/>&lt;dubbo:service interface="com.jaycekon.dubbo.service" ref="userService"/&gt; &lt;/beans&gt;</text:span></text:span></text:p>
      <text:p text:style-name="P12"><text:span text:style-name="Strong_20_Emphasis"><text:span text:style-name="T103"/></text:span></text:p>
      <text:p text:style-name="P12"><text:span text:style-name="Strong_20_Emphasis"><text:span text:style-name="T103">https://blog.csdn.net/u013803262/article/details/78723906</text:span></text:span></text:p>
      <text:p text:style-name="P12"><text:soft-page-break/><text:span text:style-name="Strong_20_Emphasis"><text:span text:style-name="T103">ubuntu /dev/xvda1满了：</text:span></text:span></text:p>
      <text:p text:style-name="P70"><text:span text:style-name="Strong_20_Emphasis"><text:span text:style-name="T103">发现/dev/xvda1 占用100,于是进一步跟踪,cd /进入该目录,du -sh * 继续查看占用情况,循环.</text:span></text:span></text:p>
      <text:p text:style-name="Text_20_body">最后发现tomcat的日志太大,对我没什么用,果断删除之, 或者只删除rm *.log  *.log.*</text:p>
      <text:p text:style-name="P12"><text:span text:style-name="Strong_20_Emphasis"><text:span text:style-name="T103">（有tomcat的log下的文件，更多的是/</text:span></text:span><text:span text:style-name="Strong_20_Emphasis"><text:span text:style-name="T110">usr/local/dbc-api/log下的，每个月的都由好几个G</text:span></text:span><text:span text:style-name="Strong_20_Emphasis"><text:span text:style-name="T103">）</text:span></text:span></text:p>
      <text:p text:style-name="P12"/>
      <text:p text:style-name="P44"><text:span text:style-name="Strong_20_Emphasis"><text:span text:style-name="T103">cat /dev/null &gt;</text:span></text:span><text:a xlink:type="simple" xlink:href="https://wx.qq.com/cgi-bin/mmwebwx-bin/webwxcheckurl?requrl=http%3A%2F%2Fcatalina.out&amp;skey=%40crypt_5343052a_638191fef860d86aefce437f7904a61c&amp;deviceid=e277278457075398&amp;pass_ticket=ra4KbrsoZKNTa2cgOL2PRV%252FB6c8YAOhe%252BuP9g2S8h%252FMDl0V%252FMyHXVFRNlcX8Em2d&amp;opcode=2&amp;scene=1&amp;username=@bd3e4d19b1b320dacbadf34927afe01ffd10c28607c1f28bcbc1b37edf1a4689" office:target-frame-name="_blank" xlink:show="new" text:style-name="Internet_20_link" text:visited-style-name="Visited_20_Internet_20_Link"><text:span text:style-name="Strong_20_Emphasis"> catalina.out</text:span></text:a></text:p>
      <text:p text:style-name="P34"><text:span text:style-name="Strong_20_Emphasis"><text:span text:style-name="T81">,</text:span></text:span><text:span text:style-name="Strong_20_Emphasis"><text:span text:style-name="T82">清文件。</text:span></text:span><text:span text:style-name="Strong_20_Emphasis"><text:span text:style-name="T104">/dev/null 是系统的一个空设备 一些不想要的输出 可以重定向到这里</text:span></text:span></text:p>
      <text:p text:style-name="P44"><text:span text:style-name="Strong_20_Emphasis"><text:span text:style-name="T104">清空文件的话 就把这个空设备重定向输出到指定文件就OK了</text:span></text:span></text:p>
      <text:p text:style-name="P12"><text:span text:style-name="Strong_20_Emphasis"><text:span text:style-name="T104"/></text:span></text:p>
      <text:p text:style-name="P14"><text:span text:style-name="Strong_20_Emphasis"><text:span text:style-name="T105">df -</text:span></text:span><text:span text:style-name="Strong_20_Emphasis"><text:span text:style-name="T106">hT,可以查看文件系统是ext几</text:span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>完全新的新建一个ec</text:span></text:span><text:span text:style-name="Strong_20_Emphasis"><text:span text:style-name="T107">2,初始用ssh ××× -i 创建给的私钥进行连接，连接上之后添加自己的sskey。</text:span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45"><text:span text:style-name="Strong_20_Emphasis"><text:span text:style-name="T123">chmod</text:span></text:span><text:span text:style-name="Strong_20_Emphasis"><text:span text:style-name="T122">是权限管理命令</text:span></text:span><text:span text:style-name="Strong_20_Emphasis"><text:span text:style-name="T123">change the permissions mode of a file</text:span></text:span><text:span text:style-name="Strong_20_Emphasis"><text:span text:style-name="T122">的缩写。。</text:span></text:span></text:p>
      <text:p text:style-name="P158"><text:span text:style-name="T207">u</text:span><text:span text:style-name="T208">代表所有者，</text:span><text:span text:style-name="T207">x</text:span><text:span text:style-name="T208">代表执行权限。 </text:span><text:span text:style-name="T207">+ </text:span><text:span text:style-name="T208">表示增加权限。</text:span></text:p>
      <text:p text:style-name="P158"><text:span text:style-name="T207">chmod u+x file.sh </text:span><text:span text:style-name="T208">就表示对当前目录下的</text:span><text:span text:style-name="T207">file.sh</text:span><text:span text:style-name="T208">文件的所有者增加可执行权限。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>SET SQL_SAFE_UPDATES = 0;//</text:span></text:span><text:span text:style-name="Strong_20_Emphasis"><text:span text:style-name="T108">避免报错11</text:span></text:span><text:span text:style-name="Strong_20_Emphasis"><text:span text:style-name="T109">7</text:span></text:span><text:span text:style-name="Strong_20_Emphasis"><text:span text:style-name="T108">5，safe×××</text:span></text:span></text:p>
      <text:p text:style-name="P14"><text:span text:style-name="Strong_20_Emphasis"><text:span text:style-name="T105">delete from recoveredOil.dir_product where id </text:span></text:span></text:p>
      <text:p text:style-name="P14"><text:span text:style-name="Strong_20_Emphasis"><text:span text:style-name="T105">in (select id from recoveredOil.id_todrop where 1=1);</text:span></text:span></text:p>
      <text:p text:style-name="P14"><text:span text:style-name="Strong_20_Emphasis"><text:span text:style-name="T105">SET SQL_SAFE_UPDATES = 1;</text:span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oft-page-break/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/></text:span></text:p>
      <text:p text:style-name="P14"><text:span text:style-name="Strong_20_Emphasis"><text:span text:style-name="T105">出现一些错误的原因是因为热启动时tomcate的进程并没有被杀死，仍试图连接solrcloud。</text:span></text:span></text:p>
      <text:p text:style-name="P14"><text:span text:style-name="Strong_20_Emphasis"><text:span text:style-name="T105">01-Nov-2018 00:00:11.533 INFO [ContainerBackgroundProcessor[StandardEngine[Catalina]]-SendThread(172.31.4.132:2181)] org.apache.catalina.loader.WebappClassLoaderBase.checkStateForResourceLoading Illegal access: this web application instance has been stopped already. Could not load [org.apache.zookeeper.ClientCnxnSocketNIO]. The following stack trace is thrown for debugging purposes as well as to attempt to terminate the thread which caused the illegal access.</text:span></text:span></text:p>
      <text:p text:style-name="P14"><text:span text:style-name="Strong_20_Emphasis"><text:span text:style-name="T105"><text:s text:c="3"/>java.lang.IllegalStateException: Illegal access: this web application instance has been stopped already. Could not load [org.apache.zookeeper.ClientCnxnSocketNIO]. The following stack trace is thrown for debugging purposes as well as to attempt to terminate the thread which caused the illegal access.</text:span></text:span></text:p>
      <text:p text:style-name="P14"><text:span text:style-name="Strong_20_Emphasis"><text:span text:style-name="T105"><text:s text:c="10"/>at org.apache.catalina.loader.WebappClassLoaderBase.checkStateForResourceLoading(WebappClassLoaderBase.java:1295)</text:span></text:span></text:p>
      <text:p text:style-name="P14"><text:span text:style-name="Strong_20_Emphasis"><text:span text:style-name="T105"><text:s text:c="10"/>at org.apache.catalina.loader.WebappClassLoaderBase.checkStateForClassLoading(WebappClassLoaderBase.java:1283)</text:span></text:span></text:p>
      <text:p text:style-name="P14"><text:span text:style-name="Strong_20_Emphasis"><text:span text:style-name="T105"><text:s text:c="10"/>at org.apache.catalina.loader.WebappClassLoaderBase.loadClass(WebappClassLoaderBase.java:1142)</text:span></text:span></text:p>
      <text:p text:style-name="P14"><text:span text:style-name="Strong_20_Emphasis"><text:span text:style-name="T105"><text:s text:c="10"/>at org.apache.catalina.loader.WebappClassLoaderBase.loadClass(WebappClassLoaderBase.java:1104)</text:span></text:span></text:p>
      <text:p text:style-name="P14"><text:span text:style-name="Strong_20_Emphasis"><text:span text:style-name="T105"><text:s text:c="10"/>at ch.qos.logback.classic.spi.PackagingDataCalculator.loadClass(PackagingDataCalculator.java:204)</text:span></text:span></text:p>
      <text:p text:style-name="P14"><text:span text:style-name="Strong_20_Emphasis"><text:span text:style-name="T105"><text:s text:c="10"/>at ch.qos.logback.classic.spi.PackagingDataCalculator.bestEffortLoadClass(PackagingDataCalculator.java:228)</text:span></text:span></text:p>
      <text:p text:style-name="P14"><text:span text:style-name="Strong_20_Emphasis"><text:span text:style-name="T105"><text:s text:c="10"/>at ch.qos.logback.classic.spi.PackagingDataCalculator.computeBySTEP(PackagingDataCalculator.java:135)</text:span></text:span></text:p>
      <text:p text:style-name="P14"><text:span text:style-name="Strong_20_Emphasis"><text:span text:style-name="T105"><text:s text:c="10"/>at ch.qos.logback.classic.spi.PackagingDataCalculator.populateUncommonFrames(PackagingDataCalculator.java:111)</text:span></text:span></text:p>
      <text:p text:style-name="P14"><text:soft-page-break/><text:span text:style-name="Strong_20_Emphasis"><text:span text:style-name="T105"><text:s text:c="10"/>at ch.qos.logback.classic.spi.PackagingDataCalculator.populateFrames(PackagingDataCalculator.java:104)</text:span></text:span></text:p>
      <text:p text:style-name="P14"><text:span text:style-name="Strong_20_Emphasis"><text:span text:style-name="T105"><text:s text:c="10"/>at ch.qos.logback.classic.spi.PackagingDataCalculator.calculate(PackagingDataCalculator.java:58)</text:span></text:span></text:p>
      <text:p text:style-name="P14"><text:span text:style-name="Strong_20_Emphasis"><text:span text:style-name="T105"><text:s text:c="10"/>at ch.qos.logback.classic.spi.ThrowableProxy.calculatePackagingData(ThrowableProxy.java:142)</text:span></text:span></text:p>
      <text:p text:style-name="P14"><text:span text:style-name="Strong_20_Emphasis"><text:span text:style-name="T105"><text:s text:c="10"/>at ch.qos.logback.classic.spi.LoggingEvent.&lt;init&gt;(LoggingEvent.java:122)</text:span></text:span></text:p>
      <text:p text:style-name="P14"><text:span text:style-name="Strong_20_Emphasis"><text:span text:style-name="T105"><text:s text:c="10"/>at ch.qos.logback.classic.Logger.buildLoggingEventAndAppend(Logger.java:419)</text:span></text:span></text:p>
      <text:p text:style-name="P14"><text:span text:style-name="Strong_20_Emphasis"><text:span text:style-name="T105"><text:s text:c="10"/>at ch.qos.logback.classic.Logger.filterAndLog_0_Or3Plus(Logger.java:383)</text:span></text:span></text:p>
      <text:p text:style-name="P14"><text:span text:style-name="Strong_20_Emphasis"><text:span text:style-name="T105"><text:s text:c="10"/>at ch.qos.logback.classic.Logger.warn(Logger.java:692)</text:span></text:span></text:p>
      <text:p text:style-name="P14"><text:span text:style-name="Strong_20_Emphasis"><text:span text:style-name="T105"><text:s text:c="10"/>at org.apache.zookeeper.ClientCnxn$SendThread.run(ClientCnxn.java:1165)</text:span></text:span></text:p>
      <text:p text:style-name="P102"><text:soft-page-break/><text:span text:style-name="Strong_20_Emphasis"><text:span text:style-name="T99">亚马逊：用已有的实例创建映像（AMI），已有实例会停止。在创建完映像之后，需要登录上EC</text:span></text:span><text:span text:style-name="Strong_20_Emphasis"><text:span text:style-name="T100">2,重新开启实例上的所有服务。</text:span></text:span></text:p>
      <text:p text:style-name="P102"><text:span text:style-name="Strong_20_Emphasis"><text:span text:style-name="T100">例如solrcloud的，需要管理员权限开启zookeeper（目前是.10）,启动后退出管理员，重启solr</text:span></text:span></text:p>
      <text:p text:style-name="P102"><text:span text:style-name="Strong_20_Emphasis"><text:span text:style-name="T99"/></text:span></text:p>
      <text:p text:style-name="P102"><text:span text:style-name="Strong_20_Emphasis"><text:span text:style-name="T99"/></text:span></text:p>
      <text:p text:style-name="P102"><text:span text:style-name="Strong_20_Emphasis"><text:span text:style-name="T99"/></text:span></text:p>
      <text:p text:style-name="P102"><text:span text:style-name="Strong_20_Emphasis"><text:span text:style-name="T99">Redis:</text:span></text:span></text:p>
      <text:p text:style-name="P102"><text:span text:style-name="Strong_20_Emphasis"><text:span text:style-name="T99">查看key的过期时间：ttl key</text:span></text:span></text:p>
      <text:p text:style-name="P102"><text:span text:style-name="Strong_20_Emphasis"><text:span text:style-name="T99">设置key的过期时间：EXPIRE <text:s/>key</text:span></text:span></text:p>
      <text:p text:style-name="P102"><text:span text:style-name="Strong_20_Emphasis"><text:span text:style-name="T99">keys * <text:s text:c="2"/>查看所有key</text:span></text:span></text:p>
      <text:p text:style-name="P102"><text:span text:style-name="Strong_20_Emphasis"><text:span text:style-name="T99">------------------------------------------------------------------------------------------</text:span></text:span></text:p>
      <text:p text:style-name="P102"><text:span text:style-name="Strong_20_Emphasis"><text:span text:style-name="T99">redis&gt; EXISTS job <text:s text:c="15"/># job 不存在</text:span></text:span></text:p>
      <text:p text:style-name="P102"><text:span text:style-name="Strong_20_Emphasis"><text:span text:style-name="T99">(integer) 0</text:span></text:span></text:p>
      <text:p text:style-name="P102"><text:span text:style-name="Strong_20_Emphasis"><text:span text:style-name="T99">redis&gt; SETNX job "programmer" <text:s text:c="3"/># job 设置成功</text:span></text:span></text:p>
      <text:p text:style-name="P102"><text:span text:style-name="Strong_20_Emphasis"><text:span text:style-name="T99">(integer) 1</text:span></text:span></text:p>
      <text:p text:style-name="P102"><text:span text:style-name="Strong_20_Emphasis"><text:span text:style-name="T99">redis&gt; SETNX job "code-farmer" <text:s text:c="2"/># 尝试覆盖 job ，失败</text:span></text:span></text:p>
      <text:p text:style-name="P102"><text:span text:style-name="Strong_20_Emphasis"><text:span text:style-name="T99">(integer) 0</text:span></text:span></text:p>
      <text:p text:style-name="P102"><text:span text:style-name="Strong_20_Emphasis"><text:span text:style-name="T99">redis&gt; GET job <text:s text:c="18"/># 没有被覆盖</text:span></text:span></text:p>
      <text:p text:style-name="P102"><text:span text:style-name="Strong_20_Emphasis"><text:span text:style-name="T99">"programmer"</text:span></text:span></text:p>
      <text:p text:style-name="P102"><text:span text:style-name="Strong_20_Emphasis"><text:span text:style-name="T99">----------------------------------------------------------------------------------------------</text:span></text:span></text:p>
      <text:p text:style-name="P101"><text:span text:style-name="Strong_20_Emphasis"><text:span text:style-name="T97">redis&gt; GETSET db mongodb <text:s text:c="3"/># 没有旧值，返回 nil</text:span></text:span></text:p>
      <text:p text:style-name="P101"><text:span text:style-name="Strong_20_Emphasis"><text:span text:style-name="T97">(nil)</text:span></text:span></text:p>
      <text:p text:style-name="P101"><text:soft-page-break/><text:span text:style-name="Strong_20_Emphasis"><text:span text:style-name="T97">redis&gt; GET db</text:span></text:span></text:p>
      <text:p text:style-name="P101"><text:span text:style-name="Strong_20_Emphasis"><text:span text:style-name="T97">"mongodb"</text:span></text:span></text:p>
      <text:p text:style-name="P101"><text:span text:style-name="Strong_20_Emphasis"><text:span text:style-name="T97">redis&gt; GETSET db redis <text:s text:c="5"/># 返回旧值 mongodb</text:span></text:span></text:p>
      <text:p text:style-name="P101"><text:span text:style-name="Strong_20_Emphasis"><text:span text:style-name="T97">"mongodb"</text:span></text:span></text:p>
      <text:p text:style-name="P101"><text:span text:style-name="Strong_20_Emphasis"><text:span text:style-name="T97">redis&gt; GET db</text:span></text:span></text:p>
      <text:p text:style-name="P159"><text:span text:style-name="Strong_20_Emphasis"><text:span text:style-name="T97">"redis"</text:span></text:span></text:p>
      <text:p text:style-name="P101"><text:span text:style-name="Strong_20_Emphasis"><text:span text:style-name="T97">https://blog.csdn.net/fuyuwei2015/article/details/72870131</text:span></text:span></text:p>
      <text:p text:style-name="P101"><text:span text:style-name="Strong_20_Emphasis"><text:span text:style-name="T97"/></text:span></text:p>
      <text:p text:style-name="P101"><text:span text:style-name="Strong_20_Emphasis"><text:span text:style-name="T97">Vim</text:span></text:span></text:p>
      <text:p text:style-name="P101"><text:span text:style-name="Strong_20_Emphasis"><text:span text:style-name="T97">回到开头 <text:s text:c="2"/>：1</text:span></text:span></text:p>
      <text:p text:style-name="P101"><text:span text:style-name="Strong_20_Emphasis"><text:span text:style-name="T97">到末尾<text:tab/><text:tab/>：$</text:span></text:span></text:p>
      <text:p text:style-name="P100"><text:span text:style-name="Strong_20_Emphasis"><text:span text:style-name="T96">解压.</text:span></text:span><text:span text:style-name="Strong_20_Emphasis"><text:span text:style-name="T98">tgz文件： tar zxvf 压缩包名 -解压到的路径</text:span></text:span></text:p>
      <text:p text:style-name="P100"><text:a xlink:type="simple" xlink:href="https://jingyan.baidu.com/article/6b97984db1e09b1ca2b0bf35.html" text:style-name="Internet_20_link" text:visited-style-name="Visited_20_Internet_20_Link"><text:span text:style-name="Strong_20_Emphasis"><text:span text:style-name="T96"/></text:span></text:a></text:p>
      <text:p text:style-name="P100"><text:a xlink:type="simple" xlink:href="https://jingyan.baidu.com/article/6b97984db1e09b1ca2b0bf35.html" text:style-name="Internet_20_link" text:visited-style-name="Visited_20_Internet_20_Link"><text:span text:style-name="Strong_20_Emphasis"><text:span text:style-name="T96">https://jingyan.baidu.com/article/6b97984db1e09b1ca2b0bf35.html</text:span></text:span></text:a></text:p>
      <text:p text:style-name="P100"><text:span text:style-name="Strong_20_Emphasis"><text:span text:style-name="T179">端口转发</text:span></text:span></text:p>
      <text:p text:style-name="P99"><text:span text:style-name="Strong_20_Emphasis"><text:span text:style-name="T180">iptables -t nat -A PREROUTING -p tcp --dport 80 -j REDIRECT --to-port 8080</text:span></text:span></text:p>
      <text:p text:style-name="P99"><text:span text:style-name="Strong_20_Emphasis"><text:span text:style-name="T180">通过将8080端口号映射到80端口进行访问。</text:span></text:span></text:p>
      <text:p text:style-name="P99"><text:span text:style-name="Strong_20_Emphasis"><text:span text:style-name="T182">iptables -t nat -D PREROUTING -p tcp --dport 80 -j REDIRECT --to-port 8080</text:span></text:span></text:p>
      <text:p text:style-name="P98"><text:span text:style-name="Strong_20_Emphasis"><text:span text:style-name="T181">删除转发规则。</text:span></text:span></text:p>
      <text:p text:style-name="P98"><text:span text:style-name="Strong_20_Emphasis"><text:span text:style-name="T95">redis-cli -p 3333 -h 118.31.60.143</text:span></text:span></text:p>
      <text:p text:style-name="P98"><text:soft-page-break/><text:span text:style-name="Strong_20_Emphasis"><text:span text:style-name="T95">redis-cli -p 3333 shutdown 指定端口号关闭</text:span></text:span></text:p>
      <text:p text:style-name="P96"><text:span text:style-name="Strong_20_Emphasis"><text:span text:style-name="T93"/></text:span></text:p>
      <text:p text:style-name="P96"><text:span text:style-name="Strong_20_Emphasis"><text:span text:style-name="T93"/></text:span></text:p>
      <text:p text:style-name="P96"><text:span text:style-name="Strong_20_Emphasis"><text:span text:style-name="T93">在阿里云服务器上进行安装配置</text:span></text:span></text:p>
      <text:p text:style-name="P96"><text:a xlink:type="simple" xlink:href="https://blog.csdn.net/d276031034/article/details/72833349" text:style-name="Internet_20_link" text:visited-style-name="Visited_20_Internet_20_Link"><text:span text:style-name="Strong_20_Emphasis"><text:span text:style-name="T93">https://blog.csdn.net/d276031034/article/details/72833349</text:span></text:span></text:a></text:p>
      <text:p text:style-name="P96"><text:span text:style-name="Strong_20_Emphasis"><text:span text:style-name="T93"/></text:span></text:p>
      <text:p text:style-name="P95"><text:span text:style-name="Strong_20_Emphasis"><text:span text:style-name="T94">1.</text:span></text:span><text:span text:style-name="Strong_20_Emphasis"><text:span text:style-name="T92">登录阿里云服务器：ssh </text:span></text:span><text:a xlink:type="simple" xlink:href="mailto:root@118.31.60.143" text:style-name="Internet_20_link" text:visited-style-name="Visited_20_Internet_20_Link"><text:span text:style-name="Strong_20_Emphasis">root@118.31.60.143</text:span></text:a><text:span text:style-name="Strong_20_Emphasis"><text:span text:style-name="T92">，需输入密码</text:span></text:span></text:p>
      <text:p text:style-name="P95"><text:span text:style-name="Strong_20_Emphasis"><text:span text:style-name="T92">ssh-copy-id root@118.31.60.143，将自己的public_key添加到服务器，此时再</text:span></text:span></text:p>
      <text:p text:style-name="P95"><text:span text:style-name="Strong_20_Emphasis"><text:span text:style-name="T92">ssh </text:span></text:span><text:a xlink:type="simple" xlink:href="mailto:root@118.31.60.143" text:style-name="Internet_20_link" text:visited-style-name="Visited_20_Internet_20_Link"><text:span text:style-name="Strong_20_Emphasis">root@118.31.60.143</text:span></text:a><text:span text:style-name="Strong_20_Emphasis"><text:span text:style-name="T92">则无需再输入密码</text:span></text:span></text:p>
      <text:p text:style-name="P97"><text:span text:style-name="Strong_20_Emphasis"><text:span text:style-name="T94">2.安装redis</text:span></text:span></text:p>
      <text:p text:style-name="P43"><text:span text:style-name="Source_20_Text"><text:span text:style-name="T118">$ wget http://download.redis.io/releases/redis-4.0.9.tar.gz</text:span></text:span></text:p>
      <text:p text:style-name="Preformatted_20_Text"><text:span text:style-name="Source_20_Text">$ tar xzf redis-4.0.9.tar.gz</text:span></text:p>
      <text:p text:style-name="Preformatted_20_Text"><text:span text:style-name="Source_20_Text">$ cd redis-4.0.9</text:span></text:p>
      <text:p text:style-name="P51"><text:span text:style-name="Source_20_Text">$ make</text:span></text:p>
      <text:p text:style-name="P53"><text:span text:style-name="Source_20_Text">修改redis.</text:span><text:span text:style-name="Source_20_Text"><text:span text:style-name="T194">cfg文件内容，主要有bind 127.0.0.1一行注释掉;protected-mode改为no---</text:span></text:span></text:p>
      <text:p text:style-name="P53"><text:span text:style-name="Source_20_Text"><text:span text:style-name="T194">https://blog.csdn.net/ksdb0468473/article/details/52126009</text:span></text:span></text:p>
      <text:p text:style-name="P53"><text:span text:style-name="Source_20_Text"><text:span text:style-name="T194">，以便远程可以链接;port端口号重新设置，避免被攻击;daemonize保持yes，后台启动的意思;logfile和dir的设置。</text:span></text:span></text:p>
      <text:p text:style-name="P54"><text:span text:style-name="Source_20_Text"><text:span text:style-name="T196">在redis目录下，src/redis-server ./redis.cfg </text:span></text:span><text:span text:style-name="Source_20_Text"><text:span text:style-name="T197">&amp;</text:span></text:span><text:span text:style-name="Source_20_Text"><text:span text:style-name="T196">,表示用自己的配置文件进行启动</text:span></text:span><text:span text:style-name="Source_20_Text"><text:span text:style-name="T197">(&amp;表示启动后不停留在root启动页面)</text:span></text:span></text:p>
      <text:p text:style-name="P54"><text:span text:style-name="Source_20_Text"><text:span text:style-name="T196">退出root模式，在普通状态下，src/redis-cli -p 3333,即可连接到</text:span></text:span></text:p>
      <text:p text:style-name="P54"><text:span text:style-name="Source_20_Text"><text:span text:style-name="T195">2.tomcat下载</text:span></text:span></text:p>
      <text:p text:style-name="P54"><text:span text:style-name="Source_20_Text">在tomcat官网，左侧栏 Archives处，选择版本，点击进入，下载bin下的。</text:span></text:p>
      <text:p text:style-name="P54"><text:span text:style-name="Source_20_Text"><text:span text:style-name="T195">3.jdk，gradle下载完安装包，解压</text:span></text:span></text:p>
      <text:p text:style-name="P54"><text:span text:style-name="Source_20_Text">在 /etc/profile里添加</text:span></text:p>
      <text:p text:style-name="P54"><text:span text:style-name="Source_20_Text"><text:span text:style-name="T195">export JAVA_HOME=/home/ubuntu/jdk1.8.0_172</text:span></text:span></text:p>
      <text:p text:style-name="P54"><text:soft-page-break/><text:span text:style-name="Source_20_Text"><text:span text:style-name="T195">export PATH=$JAVA_HOME/bin:$PATH</text:span></text:span></text:p>
      <text:p text:style-name="P54"><text:span text:style-name="Source_20_Text"/></text:p>
      <text:p text:style-name="P54"><text:span text:style-name="Source_20_Text"><text:span text:style-name="T195">export CATALINA_HOME=/home/ubuntu/apache-tomcat-9.0.1</text:span></text:span></text:p>
      <text:p text:style-name="P54"><text:span text:style-name="Source_20_Text"/></text:p>
      <text:p text:style-name="P54"><text:span text:style-name="Source_20_Text"><text:span text:style-name="T195">export GRADLE_HOME=/home/ubuntu/gradle-4.6</text:span></text:span></text:p>
      <text:p text:style-name="P54"><text:span text:style-name="Source_20_Text"><text:span text:style-name="T195">export PATH=$GRADLE_HOME/bin:$JAVA_HOME/bin:$PATH</text:span></text:span></text:p>
      <text:p text:style-name="P54"><text:span text:style-name="Source_20_Text"/></text:p>
      <text:p text:style-name="P54"><text:span text:style-name="Source_20_Text">gradle -</text:span><text:span text:style-name="Source_20_Text"><text:span text:style-name="T195">v;java -version可检验是否安装成功</text:span></text:span></text:p>
      <text:p text:style-name="P55"><text:span text:style-name="Source_20_Text"><text:span text:style-name="T198">解压命令</text:span></text:span><text:span text:style-name="Source_20_Text"><text:span text:style-name="T199">http://www.jb51.net/LINUXjishu/43356.html</text:span></text:span></text:p>
      <text:p text:style-name="P55"><text:span text:style-name="Source_20_Text"><text:span text:style-name="T199">tar xzf ××.tar.gz</text:span></text:span></text:p>
      <text:p text:style-name="P97"><text:soft-page-break/><text:span text:style-name="Strong_20_Emphasis"><text:span text:style-name="T94"/></text:span></text:p>
      <text:p text:style-name="P95"><text:span text:style-name="Strong_20_Emphasis"><text:span text:style-name="T92"/></text:span></text:p>
      <text:p text:style-name="P95"><text:span text:style-name="Strong_20_Emphasis"><text:span text:style-name="T92"/></text:span></text:p>
      <text:p text:style-name="P95"><text:span text:style-name="Strong_20_Emphasis"><text:span text:style-name="T92"/></text:span></text:p>
      <text:p text:style-name="P95"><text:span text:style-name="Strong_20_Emphasis"><text:span text:style-name="T92"/></text:span></text:p>
      <text:p text:style-name="P95"><text:span text:style-name="Strong_20_Emphasis"><text:span text:style-name="T92"/></text:span></text:p>
      <text:p text:style-name="P91"><text:span text:style-name="Strong_20_Emphasis"><text:span text:style-name="T88"/></text:span></text:p>
      <text:p text:style-name="P91"><text:span text:style-name="Strong_20_Emphasis"><text:span text:style-name="T88">查看验证码发送次数： get 电话号码Time</text:span></text:span></text:p>
      <text:p text:style-name="P90"><text:span text:style-name="Strong_20_Emphasis"><text:span text:style-name="T86">set </text:span></text:span><text:span text:style-name="Strong_20_Emphasis"><text:span text:style-name="T89">key value EX 有效时间秒数 </text:span></text:span></text:p>
      <text:p text:style-name="P92"><text:span text:style-name="Strong_20_Emphasis"><text:span text:style-name="T90">eval "return redis.call('del',unpack(redis.call('keys',ARGV[1])))" 0 '批量删除的key的正则表达式，如*Time,删除发送验证码的帐号的次数'</text:span></text:span></text:p>
      <text:p text:style-name="P90"><text:span text:style-name="Strong_20_Emphasis"><text:span text:style-name="T86"/></text:span></text:p>
      <text:p text:style-name="P94"><text:span text:style-name="Strong_20_Emphasis"><text:span text:style-name="T91">solr 多字段排序，按排序条件从前到后，字段全的排在前边，字段残缺的后排，已经排好的全字段document不会被后来的残缺的挤掉位置。</text:span></text:span></text:p>
      <text:p text:style-name="P90"><text:span text:style-name="Strong_20_Emphasis"><text:span text:style-name="T86"/></text:span></text:p>
      <text:p text:style-name="P93"><text:span text:style-name="Strong_20_Emphasis"><text:span text:style-name="T86"/></text:span></text:p>
      <text:p text:style-name="P90"><text:span text:style-name="Strong_20_Emphasis"><text:span text:style-name="T86"/></text:span></text:p>
      <text:p text:style-name="P90"><text:span text:style-name="Strong_20_Emphasis"><text:span text:style-name="T86"/></text:span></text:p>
      <text:p text:style-name="P90"><text:span text:style-name="Strong_20_Emphasis"><text:span text:style-name="T86"/></text:span></text:p>
      <text:p text:style-name="P90"><text:span text:style-name="Strong_20_Emphasis"><text:span text:style-name="T86">进入项目目录，正常gradle命令，即可在本地打包</text:span></text:span></text:p>
      <text:p text:style-name="P90"><text:span text:style-name="Strong_20_Emphasis"><text:span text:style-name="T86"/></text:span></text:p>
      <text:p text:style-name="P90"><text:span text:style-name="Strong_20_Emphasis"><text:span text:style-name="T86">搭建项目：</text:span></text:span></text:p>
      <text:p text:style-name="P90"><text:soft-page-break/><text:span text:style-name="Strong_20_Emphasis"><text:span text:style-name="T86">从远程clone空项目到本地，正常导入eclipse这个空项目，在项目中添加</text:span></text:span><text:span text:style-name="Strong_20_Emphasis"><text:span text:style-name="T87">完成，在eclipse空项目中添加build.gradle文件，右键gradle项目，之后可创建src/main/java及src/main/resources <text:s/>两个resource文件夹，创建完若显示普通文件夹形式，还需右上角（包J浏览器）组成的图标Java</text:span></text:span></text:p>
      <text:p text:style-name="P89"><text:span text:style-name="Strong_20_Emphasis"><text:span text:style-name="T85">tomcat指定</text:span></text:span><text:span text:style-name="Strong_20_Emphasis"><text:span text:style-name="T127">CATALINA_PID</text:span></text:span></text:p>
      <text:p text:style-name="P68"><text:span text:style-name="Strong_20_Emphasis"><text:span text:style-name="T121">修改</text:span></text:span><text:span text:style-name="Strong_20_Emphasis"><text:span text:style-name="T126">$TOMCAT_HOME/bin/catalina.sh</text:span></text:span><text:span text:style-name="Strong_20_Emphasis"><text:span text:style-name="T121">文件，大约在</text:span></text:span><text:span text:style-name="Strong_20_Emphasis"><text:span text:style-name="T126">128</text:span></text:span><text:span text:style-name="Strong_20_Emphasis"><text:span text:style-name="T121">行左右，在</text:span></text:span><text:span text:style-name="Strong_20_Emphasis"><text:span text:style-name="T126">PRGDIR</text:span></text:span><text:span text:style-name="Strong_20_Emphasis"><text:span text:style-name="T121">下面一行添加</text:span></text:span><text:span text:style-name="Strong_20_Emphasis"><text:span text:style-name="T126">CATALINA_PID</text:span></text:span><text:span text:style-name="Strong_20_Emphasis"><text:span text:style-name="T121">参数行，修改完成后应该跟下面相同。</text:span></text:span></text:p>
      <text:p text:style-name="P132"># Get standard environment variables</text:p>
      <text:p text:style-name="P157">PRGDIR=`dirname "$PRG"`</text:p>
      <text:p text:style-name="P157">CATALINA_PID=$PRGDIR/CATALINA_PID</text:p>
      <text:p text:style-name="P130"><text:span text:style-name="T193">也可以自定义</text:span><text:span text:style-name="T192">pid</text:span><text:span text:style-name="T193">路径，例如“</text:span><text:span text:style-name="T192">CATALINA_PID=/var/run/tomcat.pid”</text:span></text:p>
      <text:p text:style-name="P89"><text:span text:style-name="Strong_20_Emphasis"><text:span text:style-name="T85"/></text:span></text:p>
      <text:p text:style-name="P88"><text:span text:style-name="Strong_20_Emphasis"><text:span text:style-name="T79">shell脚本判断文件是否存在</text:span></text:span></text:p>
      <text:p text:style-name="P88"><text:span text:style-name="Strong_20_Emphasis"><text:span text:style-name="T79"/></text:span></text:p>
      <text:p text:style-name="P88"><text:span text:style-name="Strong_20_Emphasis"><text:span text:style-name="T79">由rds快照生成实例：</text:span></text:span></text:p>
      <text:p text:style-name="P88"><text:span text:style-name="Strong_20_Emphasis"><text:span text:style-name="T79">选中快照，从快照操作中选择还原快照实例即可。本地无法连接，需修改安全组。</text:span></text:span></text:p>
      <text:p text:style-name="P88"><text:span text:style-name="Strong_20_Emphasis"><text:span text:style-name="T79"/></text:span></text:p>
      <text:p text:style-name="P88"><text:span text:style-name="Strong_20_Emphasis"><text:span text:style-name="T79">df</text:span></text:span><text:span text:style-name="Strong_20_Emphasis"><text:span text:style-name="T114">命令</text:span></text:span></text:p>
      <text:p text:style-name="P88"><text:span text:style-name="T116">用于显示磁盘分区上的可使用的磁盘空间。默认显示单位为</text:span><text:span text:style-name="T83">KB</text:span><text:span text:style-name="T116">。可以利用该命令来获取硬盘被占用了多少空间，目前还剩下多少空间等信息。</text:span></text:p>
      <text:p text:style-name="P87"><text:span text:style-name="T116">使用</text:span><text:span text:style-name="Source_20_Text"><text:span text:style-name="T120">-h</text:span></text:span><text:span text:style-name="T116">选项以</text:span><text:span text:style-name="T84">KB</text:span><text:span text:style-name="T116">以上的单位来显示，可读性高：df -</text:span><text:span text:style-name="T117">h</text:span></text:p>
      <text:p text:style-name="P118">查看全部文件系统：df -a</text:p>
      <text:p text:style-name="P88"><text:span text:style-name="Strong_20_Emphasis"><text:span text:style-name="T79">free</text:span></text:span><text:span text:style-name="Strong_20_Emphasis"><text:span text:style-name="T114">命令</text:span></text:span></text:p>
      <text:p text:style-name="P119">可以显示当前系统未使用的和已使用的内存数目，还可以显示被内核使用的内存缓冲区。</text:p>
      <text:p text:style-name="P50">free -m</text:p>
      <text:p text:style-name="P155"><text:s text:c="13"/><text:span text:style-name="T190">total <text:s text:c="6"/>used <text:s text:c="6"/>free <text:s text:c="4"/>shared <text:s text:c="3"/>buffers <text:s text:c="4"/>cached</text:span></text:p>
      <text:p text:style-name="P156">Mem: <text:s text:c="9"/>2016 <text:s text:c="6"/>1973 <text:s text:c="8"/>42 <text:s text:c="9"/>0 <text:s text:c="7"/>163 <text:s text:c="6"/>1497</text:p>
      <text:p text:style-name="P156">-/+ buffers/cache: <text:s text:c="7"/>312 <text:s text:c="6"/>1703</text:p>
      <text:p text:style-name="P156"><text:soft-page-break/>Swap: <text:s text:c="8"/>4094 <text:s text:c="9"/>0 <text:s text:c="6"/>4094</text:p>
      <text:p text:style-name="P138"><text:span text:style-name="Strong_20_Emphasis"><text:span text:style-name="T115">第一部分</text:span></text:span><text:span text:style-name="Strong_20_Emphasis"><text:span text:style-name="T80">Mem</text:span></text:span><text:span text:style-name="Strong_20_Emphasis"><text:span text:style-name="T115">行解释：</text:span></text:span></text:p>
      <text:p text:style-name="P144"><text:span text:style-name="T190">total</text:span><text:span text:style-name="T191">：内存总数；</text:span></text:p>
      <text:p text:style-name="P155"><text:span text:style-name="T190">used</text:span><text:span text:style-name="T191">：已经使用的内存数；</text:span></text:p>
      <text:p text:style-name="P155"><text:span text:style-name="T190">free</text:span><text:span text:style-name="T191">：空闲的内存数；</text:span></text:p>
      <text:p text:style-name="P155"><text:span text:style-name="T190">shared</text:span><text:span text:style-name="T191">：当前已经废弃不用；</text:span></text:p>
      <text:p text:style-name="P155"><text:span text:style-name="T190">buffers Buffer</text:span><text:span text:style-name="T191">：缓存内存数；</text:span></text:p>
      <text:p text:style-name="P155"><text:span text:style-name="T190">cached Page</text:span><text:span text:style-name="T191">：缓存内存数。</text:span></text:p>
      <text:p text:style-name="P139"><text:span text:style-name="T189">关系：</text:span><text:span text:style-name="T188">total = used + free</text:span></text:p>
      <text:p text:style-name="P138"><text:span text:style-name="Strong_20_Emphasis"><text:span text:style-name="T115">第二部分</text:span></text:span><text:span text:style-name="Strong_20_Emphasis"><text:span text:style-name="T80">(-/+ buffers/cache)</text:span></text:span><text:span text:style-name="Strong_20_Emphasis"><text:span text:style-name="T115">解释</text:span></text:span><text:span text:style-name="Strong_20_Emphasis"><text:span text:style-name="T80">:</text:span></text:span></text:p>
      <text:p text:style-name="P144"><text:span text:style-name="T190">(-buffers/cache) used</text:span><text:span text:style-name="T191">内存数：第一部分</text:span><text:span text:style-name="T190">Mem</text:span><text:span text:style-name="T191">行中的 </text:span><text:span text:style-name="T190">used – buffers – cached</text:span></text:p>
      <text:p text:style-name="P155"><text:span text:style-name="T190">(+buffers/cache) free</text:span><text:span text:style-name="T191">内存数</text:span><text:span text:style-name="T190">: </text:span><text:span text:style-name="T191">第一部分</text:span><text:span text:style-name="T190">Mem</text:span><text:span text:style-name="T191">行中的 </text:span><text:span text:style-name="T190">free + buffers + cached</text:span></text:p>
      <text:p text:style-name="P139"><text:span text:style-name="T189">可见</text:span><text:span text:style-name="T188">-buffers/cache</text:span><text:span text:style-name="T189">反映的是被程序实实在在吃掉的内存，而</text:span><text:span text:style-name="T188">+buffers/cache</text:span><text:span text:style-name="T189">反映的是可以挪用的内存总数。</text:span></text:p>
      <text:p text:style-name="P140">第三部分是指交换分区。</text:p>
      <text:p text:style-name="P143">top命令：</text:p>
      <text:p text:style-name="P141">top - 09:22:34 up 1 day, <text:s/>5:44, <text:s/>5 users, <text:s/>load average: 0.00, 0.00, 0.00</text:p>
      <text:p text:style-name="P141">Tasks: 125 total, <text:s text:c="2"/>1 running, 124 sleeping, <text:s text:c="2"/>0 stopped, <text:s text:c="2"/>0 zombie</text:p>
      <text:p text:style-name="P141">Cpu(s): <text:s/>0.0%us, <text:s/>0.0%sy, <text:s/>0.0%ni,100.0%id, <text:s/>0.0%wa, <text:s/>0.0%hi, <text:s/>0.0%si, <text:s/>0.0%st</text:p>
      <text:p text:style-name="P141">Mem: <text:s text:c="2"/>7660376k total, <text:s/>1285372k used, <text:s/>6375004k free, <text:s text:c="3"/>87540k buffers</text:p>
      <text:p text:style-name="P141">Swap: <text:s text:c="7"/>0k total, <text:s text:c="7"/>0k used, <text:s text:c="7"/>0k free, <text:s text:c="2"/>242212k cached</text:p>
      <text:p text:style-name="P141"><text:soft-page-break/><text:s text:c="2"/>PID USER <text:s text:c="5"/>PR <text:s/>NI <text:s/>VIRT <text:s/>RES <text:s/>SHR S %CPU %MEM <text:s text:c="3"/>TIME+ <text:s/>COMMAND <text:s text:c="74"/></text:p>
      <text:p text:style-name="P141"><text:s text:c="4"/>1 root <text:s text:c="5"/>20 <text:s text:c="2"/>0 19648 2464 2144 S <text:s/>0.0 <text:s/>0.0 <text:s text:c="2"/>0:00.92 init <text:s text:c="77"/></text:p>
      <text:p text:style-name="P141"><text:s text:c="4"/>2 root <text:s text:c="5"/>20 <text:s text:c="2"/>0 <text:s text:c="4"/>0 <text:s text:c="3"/>0 <text:s text:c="3"/>0 S <text:s/>0.0 <text:s/>0.0 <text:s text:c="2"/>0:00.00 kthreadd <text:s text:c="73"/></text:p>
      <text:p text:style-name="P141"><text:s text:c="4"/>3 root <text:s text:c="5"/>20 <text:s text:c="2"/>0 <text:s text:c="4"/>0 <text:s text:c="3"/>0 <text:s text:c="3"/>0 S <text:s/>0.0 <text:s/>0.0 <text:s text:c="2"/>0:00.12 ksoftirqd/0 <text:s text:c="70"/></text:p>
      <text:p text:style-name="P141"><text:s text:c="4"/>4 root <text:s text:c="5"/>20 <text:s text:c="2"/>0 <text:s text:c="4"/>0 <text:s text:c="3"/>0 <text:s text:c="3"/>0 S <text:s/>0.0 <text:s/>0.0 <text:s text:c="2"/>0:00.00 kworker/0:0 </text:p>
      <text:p text:style-name="P142">具体讲解：</text:p>
      <text:p text:style-name="P142"><text:a xlink:type="simple" xlink:href="http://blog.csdn.net/dxl342/article/details/53507673" text:style-name="Internet_20_link" text:visited-style-name="Visited_20_Internet_20_Link">http://blog.csdn.net/dxl342/article/details/53507673</text:a></text:p>
      <text:p text:style-name="P145">Amazon RDS 使用记录，如何修改字符集</text:p>
      <text:p text:style-name="P142">https://blog.csdn.net/maowenbei/article/details/81093737</text:p>
      <text:p text:style-name="P114"><text:s/>mysql -h rm-bp1grg8tk2j45w4jlbo.mysql.rds.aliyuncs.com（服务器地址） -P 3306（端口号） -u kfc_oil_rds（用户名） -p oilbackend_test<text:span text:style-name="T201">(数据库名)</text:span></text:p>
      <text:p text:style-name="P77">提示输入密码就可以了！</text:p>
      <text:p text:style-name="P146">查看所有的数据库：</text:p>
      <text:p text:style-name="P148"><text:span text:style-name="Source_20_Text"><text:span text:style-name="T131">show</text:span></text:span><text:span text:style-name="Source_20_Text"><text:span text:style-name="T133"> databases;</text:span></text:span><text:span text:style-name="T132">1</text:span></text:p>
      <text:p text:style-name="P147"><text:span text:style-name="T203">查看</text:span><text:span text:style-name="T202">wait_timeout</text:span><text:span text:style-name="T203">时间</text:span><text:span text:style-name="T202">:</text:span></text:p>
      <text:p text:style-name="P148"><text:span text:style-name="Source_20_Text"><text:span text:style-name="T131">show</text:span></text:span><text:span text:style-name="Source_20_Text"><text:span text:style-name="T133"> variables </text:span></text:span><text:span text:style-name="Source_20_Text"><text:span text:style-name="T131">like</text:span></text:span><text:span text:style-name="Source_20_Text"><text:span text:style-name="T133"> </text:span></text:span><text:span text:style-name="Source_20_Text"><text:span text:style-name="T136">"%timeout%"</text:span></text:span><text:span text:style-name="Source_20_Text"><text:span text:style-name="T133">;</text:span></text:span><text:span text:style-name="T132">1</text:span></text:p>
      <text:p text:style-name="P147"><text:span text:style-name="T203">查看全局</text:span><text:span text:style-name="T202">wait_timeout</text:span><text:span text:style-name="T203">时间</text:span><text:span text:style-name="T202">:</text:span></text:p>
      <text:p text:style-name="P148"><text:span text:style-name="Source_20_Text"><text:span text:style-name="T131">show</text:span></text:span><text:span text:style-name="Source_20_Text"><text:span text:style-name="T133"> </text:span></text:span><text:span text:style-name="Source_20_Text"><text:span text:style-name="T131">global</text:span></text:span><text:span text:style-name="Source_20_Text"><text:span text:style-name="T133"> variables </text:span></text:span><text:span text:style-name="Source_20_Text"><text:span text:style-name="T131">like</text:span></text:span><text:span text:style-name="Source_20_Text"><text:span text:style-name="T133"> </text:span></text:span><text:span text:style-name="Source_20_Text"><text:span text:style-name="T136">"%timeout%"</text:span></text:span><text:span text:style-name="Source_20_Text"><text:span text:style-name="T133">;</text:span></text:span><text:span text:style-name="T132">1</text:span></text:p>
      <text:p text:style-name="P146">查看进程：</text:p>
      <text:p text:style-name="P148"><text:span text:style-name="Source_20_Text"><text:span text:style-name="T131">show</text:span></text:span><text:span text:style-name="Source_20_Text"><text:span text:style-name="T133"> processlist;</text:span></text:span></text:p>
      <text:p text:style-name="P149"><text:span text:style-name="Source_20_Text"><text:span text:style-name="T134">https://www.cnblogs.com/mracale/p/6064447.html</text:span></text:span></text:p>
      <text:p text:style-name="P87"><text:soft-page-break/></text:p>
      <text:p text:style-name="P87">在终端执行，连接远程服务器，从其上查询并将结果导出</text:p>
      <text:p text:style-name="P87"/>
      <text:p text:style-name="P87">mysqldump -hbeijingrds-new-temp2.cohsevfejepo.rds.cn-north-1.amazonaws.com.cn -P3306 -udbcool -pzzldbcool dbcool two_dimension --where="first_ID='573bf1fa30da2f8500f5aad1' and type in(191300,191301)" &gt; 111.sql</text:p>
      <text:p text:style-name="P86">查询结果----export，选择 <text:s/>sql insert statement，可以导出每条都是insert语句的sql文件</text:p>
      <text:p text:style-name="P117"><text:span text:style-name="T4">清缓存：在root身份下：</text:span><text:span text:style-name="Strong_20_Emphasis"><text:span text:style-name="T41">echo 3 &gt; /proc/sys/vm/drop_caches</text:span></text:span></text:p>
      <text:p text:style-name="P115"><text:a xlink:type="simple" xlink:href="https://blog.csdn.net/XD_hebuters/article/details/79608136" text:style-name="Internet_20_link" text:visited-style-name="Visited_20_Internet_20_Link">https://blog.csdn.net/XD_hebuters/article/details/79608136</text:a></text:p>
      <text:p text:style-name="P115">https://blog.csdn.net/jj546630576/article/details/82013427</text:p>
      <text:p text:style-name="P86">Df -h</text:p>
      <text:p text:style-name="P86">free -m</text:p>
      <text:p text:style-name="P113">在服务器直接下载安装包，地址为下载到本地的网上地址</text:p>
      <text:p text:style-name="P113">wget https://archive.apache.org/dist/zookeeper/zookeeper-3.4.10/zookeeper-3.4.10.tar.gz</text:p>
      <text:p text:style-name="P81">solr自带jetty容器配置solrcloud</text:p>
      <text:p text:style-name="P85"><text:a xlink:type="simple" xlink:href="https://www.cnblogs.com/liulangzhizi/p/7081420.html" text:style-name="Internet_20_link" text:visited-style-name="Visited_20_Internet_20_Link">https://www.cnblogs.com/liulangzhizi/p/7081420.html</text:a></text:p>
      <text:p text:style-name="P120"><text:span text:style-name="T205">solrCloud </text:span><text:span text:style-name="T206">与</text:span><text:span text:style-name="T205">MMseg4j-1.9.1</text:span><text:span text:style-name="T206">分词器集成</text:span></text:p>
      <text:p text:style-name="P82">,需要将<text:span text:style-name="T204">mmseg4j-core-1.10.0.jar和mmseg4j-solr-2.4.0.jar上传到solr-7.4.0/server/solr-webapp/webapp/WEB_IN/lib下</text:span></text:p>
      <text:p text:style-name="P81"><text:span text:style-name="T56">1.</text:span>本地使用solr：</text:p>
      <text:p text:style-name="P81">将压缩包解压，切到文件夹目录，使用bin/solr start即可。</text:p>
      <text:p text:style-name="P80">netstat   -anp   |   grep  portno<text:line-break/>即：netstat –apn | grep 8080</text:p>
      <text:p text:style-name="P80"><text:soft-page-break/><text:span text:style-name="T56">2.</text:span>指定node和solr的端口号开启solr</text:p>
      <text:p text:style-name="P83">dbc-intern5@liht:~/solrcloud/solr$ bin/solr start -cloud -s example/cloud/node2/solr -p 8983 -z "localhost:2181,localhost:2182,localhost:2183"</text:p>
      <text:p text:style-name="P84">3.上传配置文件到zookeeper</text:p>
      <text:p text:style-name="P84">dbc-intern5@liht:~/solrcloud/solr/server/scripts/cloud-scripts$ ./zkcli.sh -zkhost localhost:2181,localhost:2182,localhost:2183 -cmd upconfig -confdir /home/dbc-intern5/solrcloud/solr/server/solr/configsets/basic_configs/conf/ -confname testconf</text:p>
      <text:p text:style-name="P84"/>
      <text:p text:style-name="P84">-confdir 为要上传的本地文件地址</text:p>
      <text:p text:style-name="P116"><text:span text:style-name="T3">-confname </text:span>上传后在zookeeper中的节点名称</text:p>
      <text:p text:style-name="P80"/>
      <text:p text:style-name="P80">创建core命令：</text:p>
      <text:p text:style-name="P80">bin/solr create -c record<text:span text:style-name="T55">(core名)</text:span></text:p>
      <text:p text:style-name="P80"/>
      <text:p text:style-name="P80"/>
      <text:p text:style-name="P79"/>
      <text:p text:style-name="P79">执行sh ./xxx.sh出现：“Syntax error: “(” unexpected”的解决方法</text:p>
      <text:p text:style-name="P7">昨天更新了Virtualmin的系统识别部分，目的是让它能支持Debian系统下的一键安装和优化，代码修改了差不多，将VPS重新安装为Debian，通过sh ./virtualmin.sh执行代码就报“Syntax error: “(” unexpected”错误，通过bash ./virtualmin.sh执行就没问题。几经查找语法，没有问题，后来在网上找到问题原因： </text:p>
      <text:p text:style-name="Text_20_body">        代码对于标准bash而言没有错，因为Ubuntu/Debian为了加快开机速度，用dash代替了传统的bash，是dash在捣鬼，解决方法就是取消dash。</text:p>
      <text:p text:style-name="P75"><text:bookmark text:name="crayon-57419ee099e8f187805549"/>sudo dpkg-reconfigure dash</text:p>
      <text:p text:style-name="Text_20_body">        在选择项中选No，搞定了！</text:p>
      <text:p text:style-name="P62"/>
      <text:p text:style-name="P64"><text:span text:style-name="T54">执行.sh脚本方式：</text:span> sh name.sh 参数（若有）</text:p>
      <text:p text:style-name="P64"><text:soft-page-break/>或 <text:s text:c="2"/>./name.sh 参数（若有）</text:p>
      <text:p text:style-name="P64"/>
      <text:p text:style-name="P74"><text:bookmark text:name="cnblogs_post_body"/>1.压缩命令：</text:p>
      <text:section text:style-name="Sect1" text:name="区域1">
        <text:p text:style-name="Text_20_body">　　命令格式：tar  -zcvf   压缩文件名.tar.gz   被压缩文件名</text:p>
        <text:p text:style-name="Text_20_body">      可先切换到当前目录下。压缩文件名和被压缩文件名都可加入路径。</text:p>
        <text:p text:style-name="P76">2.解压缩命令：</text:p>
        <text:p text:style-name="Text_20_body">　　命令格式：tar  -zxvf   压缩文件名.tar.gz</text:p>
        <text:p text:style-name="Text_20_body">　　解压缩后的文件只能放在当前的目录。</text:p>
      </text:section>
      <text:p text:style-name="P64"/>
      <text:p text:style-name="P72">Vim 普通模式下，<text:span text:style-name="T78">ndd,删除当前光标所在位置向下的n行，n为数字。进入vim默认就为普通模式</text:span></text:p>
      <text:p text:style-name="P72">vim 替换命令</text:p>
      <text:p text:style-name="P8"><text:span text:style-name="T52">全局替换真正使用的是两个</text:span><text:span text:style-name="T49">ex</text:span><text:span text:style-name="T52">命令是 </text:span><text:span text:style-name="Strong_20_Emphasis"><text:span text:style-name="T46">：</text:span></text:span><text:span text:style-name="Strong_20_Emphasis"><text:span text:style-name="T43">g</text:span></text:span><text:span text:style-name="T52">（</text:span><text:span text:style-name="T49">global</text:span><text:span text:style-name="T52">全局）和</text:span><text:span text:style-name="Strong_20_Emphasis"><text:span text:style-name="T46">：</text:span></text:span><text:span text:style-name="Strong_20_Emphasis"><text:span text:style-name="T43">s</text:span></text:span><text:span text:style-name="T52">（</text:span><text:span text:style-name="T49">switch</text:span><text:span text:style-name="T52">替换）。</text:span></text:p>
      <text:p text:style-name="P125"/>
      <text:p text:style-name="P126">替换命令的语法如下：</text:p>
      <text:p text:style-name="P124"><text:span text:style-name="Strong_20_Emphasis"><text:span text:style-name="T46">：</text:span></text:span><text:span text:style-name="Strong_20_Emphasis"><text:span text:style-name="T43">s / old / new /  </text:span></text:span></text:p>
      <text:p text:style-name="P128"><text:span text:style-name="T51">这将把当前中模式</text:span><text:span text:style-name="T48">old</text:span><text:span text:style-name="T51">的第一次出现修改为</text:span><text:span text:style-name="T48">new</text:span><text:span text:style-name="T51">。  </text:span><text:span text:style-name="T48">/</text:span><text:span text:style-name="T51">（斜杆）是命令不同部分之间的分隔符（当斜杆为该行的最后一个字符时，可不写）</text:span></text:p>
      <text:p text:style-name="P125"/>
      <text:p text:style-name="P126">下面这种形式的替换命令：</text:p>
      <text:p text:style-name="P124"><text:span text:style-name="Strong_20_Emphasis"><text:span text:style-name="T46">：</text:span></text:span><text:span text:style-name="Strong_20_Emphasis"><text:span text:style-name="T43">s / old / new / g</text:span></text:span></text:p>
      <text:p text:style-name="P128"><text:span text:style-name="T51">把当前行</text:span><text:span text:style-name="T48">old</text:span><text:span text:style-name="T51">的每次出现改为</text:span><text:span text:style-name="T48">new</text:span><text:span text:style-name="T51">，而不只是该行的第一个</text:span><text:span text:style-name="T48">old</text:span><text:span text:style-name="T51">。</text:span><text:span text:style-name="T45">：</text:span><text:span text:style-name="T42">s</text:span><text:span text:style-name="T51">命令允许替换串后面带有选项，上面语法中的</text:span><text:span text:style-name="T48">g</text:span><text:span text:style-name="T51">代表全局（</text:span><text:span text:style-name="T48">g</text:span><text:span text:style-name="T51">选项影响一行中的每个模式，不要把它与影响文件中所有行的</text:span><text:span text:style-name="T45">：</text:span><text:span text:style-name="T42">g</text:span><text:span text:style-name="T51">命令混淆）</text:span></text:p>
      <text:p text:style-name="P125"/>
      <text:p text:style-name="P128"><text:span text:style-name="T51">通过在：</text:span><text:span text:style-name="T48">s</text:span><text:span text:style-name="T51">命令前加上地址前缀，可以把它的范围扩展到多行。例如下面命令把</text:span><text:span text:style-name="T48">50</text:span><text:span text:style-name="T51">行到</text:span><text:span text:style-name="T48">100</text:span><text:span text:style-name="T51">行的</text:span><text:span text:style-name="T48">old</text:span><text:span text:style-name="T51">的每次出现都改为</text:span><text:span text:style-name="T48">new</text:span><text:span text:style-name="T51">：</text:span></text:p>
      <text:p text:style-name="P124"><text:span text:style-name="Strong_20_Emphasis"><text:span text:style-name="T46">：</text:span></text:span><text:span text:style-name="Strong_20_Emphasis"><text:span text:style-name="T43">50, 100 s / old / new / g</text:span></text:span></text:p>
      <text:p text:style-name="P125"/>
      <text:p text:style-name="P127"><text:span text:style-name="T53">下面的命令把整个文件中的</text:span><text:span text:style-name="T50">old</text:span><text:span text:style-name="T53">的每次出现都改为</text:span><text:span text:style-name="T50">new</text:span><text:span text:style-name="T53">：</text:span></text:p>
      <text:p text:style-name="P123"><text:soft-page-break/><text:span text:style-name="Strong_20_Emphasis"><text:span text:style-name="T47">：</text:span></text:span><text:span text:style-name="Strong_20_Emphasis"><text:span text:style-name="T44">1, $s / old / new / g</text:span></text:span></text:p>
      <text:p text:style-name="P127"><text:span text:style-name="T53">我们知道</text:span><text:span text:style-name="T50">%</text:span><text:span text:style-name="T53">等价于</text:span><text:span text:style-name="T50">1</text:span><text:span text:style-name="T53">，</text:span><text:span text:style-name="T50">$</text:span><text:span text:style-name="T53">，所以上行命令也可以这样写：</text:span></text:p>
      <text:p text:style-name="P123"><text:span text:style-name="Strong_20_Emphasis"><text:span text:style-name="T47">：</text:span></text:span><text:span text:style-name="Strong_20_Emphasis"><text:span text:style-name="T44">% s / old / new / g</text:span></text:span></text:p>
      <text:p text:style-name="P64"/>
      <text:p text:style-name="P64"/>
      <text:p text:style-name="P65">./src/redis-server redis.conf &amp;</text:p>
      <text:p text:style-name="P73">在solr服务器上直接用文件添加documents</text:p>
      <text:p text:style-name="P62">先将文件上传到solr服务器：</text:p>
      <text:p text:style-name="P63">scp -P 2222 -r addressSolrDbc.json ec2-user@54.223.121.33:/home/ec2-user</text:p>
      <text:p text:style-name="P62">再在solr路径下：</text:p>
      <text:p text:style-name="P62">bin/post -c dbc /home/ec2-user/addressSolrDbc_prod.json</text:p>
      <text:p text:style-name="P58"/>
      <text:p text:style-name="P58">查看服务器内存：</text:p>
      <text:p text:style-name="P58">df -<text:span text:style-name="T40">h(无需切换root)</text:span></text:p>
      <text:p text:style-name="P58"/>
      <text:p text:style-name="P58">重启服务器 reboot now</text:p>
      <text:p text:style-name="P58"/>
      <text:p text:style-name="P58">控制台：<text:span text:style-name="T32">redis-cli -p 3333</text:span></text:p>
      <text:p text:style-name="P61">重启ｓｏｌｒ服务器：/home/ubuntu/solr-5.5.0# bin/solr start（不用root身份）</text:p>
      <text:p text:style-name="P58">/etc/init.d/redis-server restart ----重启redis</text:p>
      <text:p text:style-name="P58"/>
      <text:p text:style-name="P67">从solr-cloud2下载到本地</text:p>
      <text:p text:style-name="P67">scp -P 2222 -r ec2-user@52.80.146.168:/home/ec2-user/cloud/node1/solr/address_shard1_replica1/data /home/dbc-intern5/address</text:p>
      <text:p text:style-name="P67">从本地上传到test1-solr-redis</text:p>
      <text:p text:style-name="P67">scp -r /home/dbc-intern5/address/data ec2-user@52.80.99.213:/home/ec2-user/cloud/node3/solr/address_shard1_replica1/</text:p>
      <text:p text:style-name="P58"/>
      <text:p text:style-name="P58"/>
      <text:p text:style-name="P58">删除远程分支：git push <text:span text:style-name="T39">origin :分支名（注origin后有空格）</text:span></text:p>
      <text:p text:style-name="P58"><text:soft-page-break/></text:p>
      <text:p text:style-name="P58">修改项目开启tomcat的端口号</text:p>
      <text:p text:style-name="P42">右击要改的项目，debug-&gt;configration-&gt;Arguments-&gt;VM argument中添加-Dserver.port=8083（想占用的端口号）</text:p>
      <text:p text:style-name="P58"/>
      <text:p text:style-name="P59">//当很久没用tomcat，build提示没有<text:span text:style-name="T77">CATALINA_HOME时</text:span></text:p>
      <text:p text:style-name="P66">source /etc/profile</text:p>
      <text:p text:style-name="P66">vim ~/.bashrc</text:p>
      <text:p text:style-name="P58"/>
      <text:p text:style-name="P57">cd .<text:span text:style-name="T31">aws/</text:span></text:p>
      <text:p text:style-name="P60">cp credentials ~/code</text:p>
      <text:p text:style-name="P60">将隐藏文件夹下的文件拷到code文件夹下</text:p>
      <text:p text:style-name="P60"/>
      <text:p text:style-name="P60"/>
      <text:p text:style-name="P32"><text:span text:style-name="T2">郑：</text:span><text:a xlink:type="simple" xlink:href="mailto:zhengyunda@hotmail.com" text:style-name="Internet_20_link" text:visited-style-name="Visited_20_Internet_20_Link">zhengyunda@hotmail.com</text:a> <text:s/>，密码：<text:span text:style-name="T1">666666</text:span></text:p>
      <text:p text:style-name="P33">线上id：<text:span text:style-name="T76">582eabab9068ee4400b42cf7</text:span></text:p>
      <text:p text:style-name="P33"/>
      <text:p text:style-name="P1">朱：<text:span text:style-name="T18">13269872092</text:span></text:p>
      <text:p text:style-name="P1">王超：</text:p>
      <text:p text:style-name="P1"><text:span text:style-name="T28">爽：</text:span><text:span text:style-name="T19">15548485220，</text:span><text:span text:style-name="T20">111111</text:span></text:p>
      <text:p text:style-name="P6"><text:span text:style-name="T20">张祥伟：</text:span><text:span text:style-name="T19">18810691089</text:span></text:p>
      <text:p text:style-name="P30"><text:span text:style-name="T24">何壁伟：</text:span><text:span text:style-name="T19">15501188051，</text:span><text:span text:style-name="T24">666666</text:span></text:p>
      <text:p text:style-name="P31"><text:span text:style-name="T24">赵婷：</text:span><text:span text:style-name="T23">18810276823</text:span></text:p>
      <text:p text:style-name="P27"/>
      <text:p text:style-name="P25"/>
      <text:p text:style-name="P28">curl -d "baseId=581be94c098b099a0029f3cd" <text:a xlink:type="simple" xlink:href="http://localhost:8080/dbc/api/trans/abase" text:style-name="Internet_20_link" text:visited-style-name="Visited_20_Internet_20_Link">http://localhost:8080/dbc/api/trans/abase</text:a></text:p>
      <text:p text:style-name="P25"/>
      <text:p text:style-name="P26"/>
      <text:p text:style-name="P1"/>
      <text:p text:style-name="P3"><text:span text:style-name="T33">&lt;!-- 制定</text:span><text:span text:style-name="T34">mysql</text:span><text:span text:style-name="T33">的驱动包的路径 千万别放中文路径下 --&gt;</text:span><text:span text:style-name="T35"><text:tab/></text:span></text:p>
      <text:p text:style-name="P3"><text:span text:style-name="T35"><text:tab/></text:span><text:span text:style-name="T36">&lt;</text:span><text:span text:style-name="T37">classPathEntry</text:span><text:span text:style-name="T29"> </text:span><text:span text:style-name="T38">location</text:span><text:span text:style-name="T35">=</text:span><text:span text:style-name="T21">"/home/dbc-intern5/code/mysql-connector-java-5.1.37.jar"</text:span><text:span text:style-name="T29"> </text:span><text:span text:style-name="T36">/&gt;</text:span></text:p>
      <text:p text:style-name="P29"/>
      <text:p text:style-name="P2"/>
      <text:p text:style-name="P41"><text:a xlink:type="simple" xlink:href="https://wx.qq.com/cgi-bin/mmwebwx-bin/webwxcheckurl?requrl=http%3A%2F%2Fapi2.factube.com%3A8088%2Fdbc%2Fapi%2Fping&amp;skey=%40crypt_5343052a_29e08aed9aa45dae783635d63af40344&amp;deviceid=e560120433378438&amp;pass_ticket=piNzcaN5k%252F0A%252FFHm2qQ2LY1cTkThr1UVfZxR1Y6N66bldMHCO6CXpzyyde5uSPyg&amp;opcode=2&amp;scene=1&amp;username=@677f1566bed61b8cd1b2613f991f29f6c80a086dec60f98462cacae21990df2a" office:target-frame-name="_blank" xlink:show="new" text:style-name="Internet_20_link" text:visited-style-name="Visited_20_Internet_20_Link">http://api2.factube.com:8088/dbc/api/ping</text:a></text:p>
      <text:p text:style-name="P2"/>
      <text:p text:style-name="P4">连上服务器后，htop看服务器使用情况</text:p>
      <text:p text:style-name="P56">在服务器添加完公钥之后，ssh服务器然后报了这个错误</text:p>
      <text:section text:style-name="Sect1" text:name="cnblogs_post_body">
        <text:p text:style-name="P52"><text:soft-page-break/><text:span text:style-name="Source_20_Text">sign_and_send_pubkey: signing failed: agent refused operation</text:span></text:p>
        <text:p text:style-name="P56">然后执行了以下命令才好。。</text:p>
        <text:p text:style-name="P49"><text:span text:style-name="Source_20_Text">eval "$(ssh-agent -s)"</text:span></text:p>
        <text:p text:style-name="P52"><text:span text:style-name="Source_20_Text">ssh-add</text:span></text:p>
      </text:section>
      <text:p text:style-name="P5">,</text:p>
      <text:p text:style-name="P5"><text:s text:c="4"/>"wx839b9b6ca7ba9de9":{</text:p>
      <text:p text:style-name="P5"><text:s text:c="4"/>"name":"明星小程序",</text:p>
      <text:p text:style-name="P5"><text:s text:c="4"/>"appId":"wx839b9b6ca7ba9de9",</text:p>
      <text:p text:style-name="P5"><text:s text:c="4"/>"secretKey":"90bef633038bf4fb92e853d5a4d80044",</text:p>
      <text:p text:style-name="P5"><text:s text:c="4"/>"businessType":"ThirdAppLogin",</text:p>
      <text:p text:style-name="P5"><text:s text:c="4"/>"businessData" : {</text:p>
      <text:p text:style-name="P5"><text:s text:c="4"/>}</text:p>
      <text:p text:style-name="P5"><text:s text:c="2"/>}</text:p>
      <text:p text:style-name="P5"/>
      <text:p text:style-name="P5"><text:s text:c="2"/>@Test</text:p>
      <text:p text:style-name="P5"><text:s text:c="4"/>public void small() throws FileNotFoundException {</text:p>
      <text:p text:style-name="P5"><text:s text:c="8"/>ContollerTestUtil.setAccount("15811164650", "123456");</text:p>
      <text:p text:style-name="P5"><text:s text:c="8"/>Map&lt;String, Object&gt; map = new HashMap&lt;&gt;();</text:p>
      <text:p text:style-name="P5"><text:s text:c="8"/>map.put("appId","wx839b9b6ca7ba9de9");</text:p>
      <text:p text:style-name="P5"><text:s text:c="8"/>map.put("jsCode","0519ms3h18SRXv0K9Z6h1urv3h19ms3x");</text:p>
      <text:p text:style-name="P5"><text:s text:c="8"/>map.put("encryptedData","FM5UfNlxQRXCJ9CMQeELxEoSqSHZVxeMStT5QMC5FWvLqJz2BSw/g7SSnfwlg7mpB2KdWu4F5IP2U3hSATgPMWJYQIpfgRhVXoLw3JICVGQZJaJUETFPam8gvNM9Vn9ow1DR/bm0PJrf+S0Aq9cCwcTj8X45pVaEECEqQpqWvLNgvls34/MsHo7fQLU8Sr3iwcOedU7g0jquW7Zp24g/pqbQynF9/ioriO1O6w/gWLkeQLqenqz26Ww+zySGTpd2Vwp8wkTyCz7AE0FsAsHhI+QmogXgDALsKj0QYR11r9dmjStTFyaf6WgfGhmNQ9fPdLMY0zfGOy3EzXcdrI0yv74OMTUvPRty9zhwp99Bi/C1BTliFfQ0G5OGty8w/LJ6a07OiV/bweVR0CJe9/NevjigCdGdraWDNcKCy5XUvtRFlT9NSJn2Mh7xy6vN9hXQi/VqMDs03A8aLpIN8NJwDA==");</text:p>
      <text:p text:style-name="P5"><text:s text:c="8"/>map.put("iv","xmq4eKYWJ3FGz+3oQdxM+g==");</text:p>
      <text:p text:style-name="P5"><text:s text:c="8"/>Response response = ContollerTestUtil.sendHttpReqForTest(JsonUtil.obj2Json(map), "/third/wechat/small/login");</text:p>
      <text:p text:style-name="P5"><text:s text:c="8"/>response.prettyPrint();</text:p>
      <text:p text:style-name="P5"><text:s text:c="4"/>}</text:p>
      <text:p text:style-name="P5"/>
      <text:p text:style-name="P10"><text:s/>// <text:s text:c="4"/>@Async</text:p>
      <text:p text:style-name="P10">+ <text:s text:c="6"/>@SuppressWarnings("rawtypes")</text:p>
      <text:p text:style-name="P10"><text:s text:c="8"/>public void insertViewIntoMysql(File file, String viewType) throws IOException{</text:p>
      <text:p text:style-name="P10"><text:s text:c="16"/>String fileJson = getFile(file);</text:p>
      <text:p text:style-name="P10">- <text:s text:c="14"/>Class&lt;? extends ViewModel&gt; modelClass = ViewConstants.getModelClass(viewType);</text:p>
      <text:p text:style-name="P10">- <text:s text:c="14"/>List&lt;? extends ViewModel&gt; viewDatas = <text:s/>JacksonUtil.arrayStringToParticularBeanList(fileJson, modelClass);</text:p>
      <text:p text:style-name="P10"><text:soft-page-break/>- <text:s text:c="14"/>viewDao.batchInsert(viewDatas);</text:p>
      <text:p text:style-name="P10">+ <text:s text:c="14"/>List&lt;Map&gt; list = JacksonUtil.arrayStringToParticularBeanList(fileJson, Map.class);</text:p>
      <text:p text:style-name="P10">+ <text:s text:c="14"/>for (Map map : list) {</text:p>
      <text:p text:style-name="P10">+ <text:s text:c="22"/>View view = new View(map.get("id").toString(), map.get("data").toString());</text:p>
      <text:p text:style-name="P10">+ <text:s text:c="22"/>viewMapper.insertSelective(view);</text:p>
      <text:p text:style-name="P10">+ <text:s text:c="14"/>}</text:p>
      <text:p text:style-name="P10">+// <text:s text:c="12"/>Class&lt;? extends ViewModel&gt; modelClass = ViewConstants.getModelClass(viewType);</text:p>
      <text:p text:style-name="P10">+// <text:s text:c="12"/>List&lt;? extends ViewModel&gt; viewDatas = <text:s/>JacksonUtil.arrayStringToParticularBeanList(fileJson, modelClass);</text:p>
      <text:p text:style-name="P10">+// <text:s text:c="12"/>viewDao.batchInsert(viewDatas);</text:p>
      <text:p text:style-name="P10"><text:s text:c="16"/></text:p>
      <text:p text:style-name="P9"><text:s text:c="8"/>}</text:p>
      <text:p text:style-name="P9"/>
      <text:p text:style-name="P9"><text:span text:style-name="T58">package</text:span><text:span text:style-name="T29"> com.dbcool.dao.ddb;</text:span></text:p>
      <text:p text:style-name="P134"/>
      <text:p text:style-name="P133"><text:span text:style-name="T57">import</text:span><text:span text:style-name="T5"> java.io.File;</text:span></text:p>
      <text:p text:style-name="P133"><text:span text:style-name="T57">import</text:span><text:span text:style-name="T5"> java.io.FileWriter;</text:span></text:p>
      <text:p text:style-name="P133"><text:span text:style-name="T57">import</text:span><text:span text:style-name="T5"> java.io.IOException;</text:span></text:p>
      <text:p text:style-name="P133"><text:span text:style-name="T57">import</text:span><text:span text:style-name="T5"> java.util.ArrayList;</text:span></text:p>
      <text:p text:style-name="P133"><text:span text:style-name="T57">import</text:span><text:span text:style-name="T5"> java.util.HashMap;</text:span></text:p>
      <text:p text:style-name="P133"><text:span text:style-name="T57">import</text:span><text:span text:style-name="T5"> java.util.Iterator;</text:span></text:p>
      <text:p text:style-name="P133"><text:span text:style-name="T57">import</text:span><text:span text:style-name="T5"> java.util.List;</text:span></text:p>
      <text:p text:style-name="P133"><text:span text:style-name="T57">import</text:span><text:span text:style-name="T5"> java.util.Map;</text:span></text:p>
      <text:p text:style-name="P133"><text:span text:style-name="T57">import</text:span><text:span text:style-name="T5"> java.util.concurrent.ExecutorService;</text:span></text:p>
      <text:p text:style-name="P133"><text:span text:style-name="T57">import</text:span><text:span text:style-name="T5"> java.util.concurrent.Executors;</text:span></text:p>
      <text:p text:style-name="P133"><text:span text:style-name="T57">import</text:span><text:span text:style-name="T5"> java.util.concurrent.atomic.AtomicInteger;</text:span></text:p>
      <text:p text:style-name="P134"/>
      <text:p text:style-name="P133"><text:span text:style-name="T57">import</text:span><text:span text:style-name="T5"> org.apache.logging.log4j.LogManager;</text:span></text:p>
      <text:p text:style-name="P133"><text:span text:style-name="T57">import</text:span><text:span text:style-name="T5"> org.apache.logging.log4j.Logger;</text:span></text:p>
      <text:p text:style-name="P133"><text:span text:style-name="T57">import</text:span><text:span text:style-name="T5"> org.springframework.beans.factory.annotation.Autowired;</text:span></text:p>
      <text:p text:style-name="P133"><text:span text:style-name="T57">import</text:span><text:span text:style-name="T5"> org.springframework.stereotype.Component;</text:span></text:p>
      <text:p text:style-name="P134"/>
      <text:p text:style-name="P133"><text:span text:style-name="T57">import</text:span><text:span text:style-name="T5"> com.amazonaws.ClientConfiguration;</text:span></text:p>
      <text:p text:style-name="P133"><text:span text:style-name="T57">import</text:span><text:span text:style-name="T5"> com.amazonaws.auth.profile.ProfileCredentialsProvider;</text:span></text:p>
      <text:p text:style-name="P133"><text:span text:style-name="T57">import</text:span><text:span text:style-name="T5"> com.amazonaws.regions.Regions;</text:span></text:p>
      <text:p text:style-name="P133"><text:span text:style-name="T57">import</text:span><text:span text:style-name="T5"> com.amazonaws.services.dynamodbv2.AmazonDynamoDB;</text:span></text:p>
      <text:p text:style-name="P133"><text:span text:style-name="T57">import</text:span><text:span text:style-name="T5"> com.amazonaws.services.dynamodbv2.AmazonDynamoDBClient;</text:span></text:p>
      <text:p text:style-name="P133"><text:span text:style-name="T57">import</text:span><text:span text:style-name="T5"> com.amazonaws.services.dynamodbv2.datamodeling.DynamoDBMapper;</text:span></text:p>
      <text:p text:style-name="P133"><text:span text:style-name="T57">import</text:span><text:span text:style-name="T5"> com.amazonaws.services.dynamodbv2.datamodeling.KeyPair;</text:span></text:p>
      <text:p text:style-name="P133"><text:span text:style-name="T57">import</text:span><text:span text:style-name="T5"> com.amazonaws.services.dynamodbv2.document.DynamoDB;</text:span></text:p>
      <text:p text:style-name="P133"><text:span text:style-name="T57">import</text:span><text:span text:style-name="T5"> com.amazonaws.services.dynamodbv2.document.Item;</text:span></text:p>
      <text:p text:style-name="P133"><text:soft-page-break/><text:span text:style-name="T57">import</text:span><text:span text:style-name="T5"> com.amazonaws.services.dynamodbv2.document.ItemCollection;</text:span></text:p>
      <text:p text:style-name="P133"><text:span text:style-name="T57">import</text:span><text:span text:style-name="T5"> com.amazonaws.services.dynamodbv2.document.ScanOutcome;</text:span></text:p>
      <text:p text:style-name="P133"><text:span text:style-name="T57">import</text:span><text:span text:style-name="T5"> com.amazonaws.services.dynamodbv2.document.Table;</text:span></text:p>
      <text:p text:style-name="P133"><text:span text:style-name="T57">import</text:span><text:span text:style-name="T5"> com.amazonaws.services.dynamodbv2.document.spec.ScanSpec;</text:span></text:p>
      <text:p text:style-name="P133"><text:span text:style-name="T57">import</text:span><text:span text:style-name="T5"> com.dbcool.dao.mysql.mapper.SeniorDataMapper;</text:span></text:p>
      <text:p text:style-name="P133"><text:span text:style-name="T57">import</text:span><text:span text:style-name="T5"> com.dbcool.model.JsonData;</text:span></text:p>
      <text:p text:style-name="P133"><text:span text:style-name="T57">import</text:span><text:span text:style-name="T5"> com.dbcool.model.JsonForm;</text:span></text:p>
      <text:p text:style-name="P133"><text:span text:style-name="T57">import</text:span><text:span text:style-name="T5"> </text:span><text:span text:style-name="T6">com.dbcool.model.ddb.DdbJson</text:span><text:span text:style-name="T5">;</text:span></text:p>
      <text:p text:style-name="P133"><text:span text:style-name="T57">import</text:span><text:span text:style-name="T5"> </text:span><text:span text:style-name="T6">com.dbcool.model.ddb.table.prod.ProdDdbSeniorData</text:span><text:span text:style-name="T5">;</text:span></text:p>
      <text:p text:style-name="P133"><text:span text:style-name="T57">import</text:span><text:span text:style-name="T5"> </text:span><text:span text:style-name="T6">com.dbcool.model.mysql.SeniorData</text:span><text:span text:style-name="T5">;</text:span></text:p>
      <text:p text:style-name="P133"><text:span text:style-name="T57">import</text:span><text:span text:style-name="T5"> com.dbcool.util.JacksonUtil;</text:span></text:p>
      <text:p text:style-name="P133"><text:span text:style-name="T57">import</text:span><text:span text:style-name="T5"> </text:span><text:span text:style-name="T6">com.dbcool.util.JsonUtil</text:span><text:span text:style-name="T5">;</text:span></text:p>
      <text:p text:style-name="P134"/>
      <text:p text:style-name="P135">@Component</text:p>
      <text:p text:style-name="P133"><text:span text:style-name="T57">public</text:span><text:span text:style-name="T5"> </text:span><text:span text:style-name="T57">class</text:span><text:span text:style-name="T5"> ScanCompenent {</text:span></text:p>
      <text:p text:style-name="P133"><text:span text:style-name="T5"><text:tab/></text:span><text:span text:style-name="T57">static</text:span><text:span text:style-name="T5"> </text:span><text:span text:style-name="T57">int</text:span><text:span text:style-name="T5"> </text:span><text:span text:style-name="T64">scanItemLimit</text:span><text:span text:style-name="T5"> = 31000;</text:span></text:p>
      <text:p text:style-name="P133"><text:span text:style-name="T5"><text:tab/></text:span><text:span text:style-name="T57">static</text:span><text:span text:style-name="T5"> </text:span><text:span text:style-name="T57">int</text:span><text:span text:style-name="T5"> </text:span><text:span text:style-name="T65">parallelScanThreads</text:span><text:span text:style-name="T5"> = 50;</text:span></text:p>
      <text:p text:style-name="P133"><text:span text:style-name="T5"><text:tab/></text:span><text:span text:style-name="T57">private</text:span><text:span text:style-name="T5"> </text:span><text:span text:style-name="T57">static</text:span><text:span text:style-name="T5"> ClientConfiguration </text:span><text:span text:style-name="T65">config</text:span><text:span text:style-name="T5"> = </text:span><text:span text:style-name="T57">new</text:span><text:span text:style-name="T5"> ClientConfiguration().withMaxConnections(150).withSocketTimeout(50 * 1000 * 100);</text:span></text:p>
      <text:p text:style-name="P133"><text:span text:style-name="T5"><text:tab/></text:span><text:span text:style-name="T57">static</text:span><text:span text:style-name="T5"> AmazonDynamoDB </text:span><text:span text:style-name="T65">amazonDynamoDB</text:span><text:span text:style-name="T5"> = AmazonDynamoDBClient.</text:span><text:span text:style-name="T7">builder</text:span><text:span text:style-name="T5">()</text:span></text:p>
      <text:p text:style-name="P133"><text:span text:style-name="T5"><text:tab/><text:tab/><text:tab/>.withCredentials(</text:span><text:span text:style-name="T57">new</text:span><text:span text:style-name="T5"> ProfileCredentialsProvider()).withClientConfiguration(</text:span><text:span text:style-name="T65">config</text:span><text:span text:style-name="T5">).withRegion(Regions.</text:span><text:span text:style-name="T67">CN_NORTH_1</text:span><text:span text:style-name="T5">).build();</text:span></text:p>
      <text:p text:style-name="P133"><text:span text:style-name="T5"><text:tab/></text:span><text:span text:style-name="T57">static</text:span><text:span text:style-name="T5"> DynamoDB </text:span><text:span text:style-name="T65">dynamoDB</text:span><text:span text:style-name="T5"> = </text:span><text:span text:style-name="T57">new</text:span><text:span text:style-name="T5"> DynamoDB(</text:span><text:span text:style-name="T65">amazonDynamoDB</text:span><text:span text:style-name="T5">);</text:span></text:p>
      <text:p text:style-name="P133"><text:span text:style-name="T5"><text:tab/></text:span><text:span text:style-name="T57">static</text:span><text:span text:style-name="T5"> AtomicInteger </text:span><text:span text:style-name="T65">atomicInteger</text:span><text:span text:style-name="T5"> = </text:span><text:span text:style-name="T57">new</text:span><text:span text:style-name="T5"> AtomicInteger();</text:span></text:p>
      <text:p text:style-name="P133"><text:span text:style-name="T5"><text:tab/></text:span><text:span text:style-name="T57">static</text:span><text:span text:style-name="T5"> DynamoDBMapper </text:span><text:span text:style-name="T65">dbMapper</text:span><text:span text:style-name="T5"> = </text:span><text:span text:style-name="T57">new</text:span><text:span text:style-name="T5"> DynamoDBMapper(</text:span><text:span text:style-name="T65">amazonDynamoDB</text:span><text:span text:style-name="T5">);</text:span></text:p>
      <text:p text:style-name="P133"><text:span text:style-name="T5"><text:tab/></text:span><text:span text:style-name="T63">@Autowired</text:span></text:p>
      <text:p text:style-name="P133"><text:span text:style-name="T5"><text:s text:c="4"/>SeniorDataMapper </text:span><text:span text:style-name="T68">seniorDataMapper</text:span><text:span text:style-name="T5">;</text:span></text:p>
      <text:p text:style-name="P136"><text:tab/></text:p>
      <text:p text:style-name="P137">//<text:tab/>@Autowired</text:p>
      <text:p text:style-name="P137">//<text:tab/>private static SetOperations&lt;String, String&gt; setOperations;</text:p>
      <text:p text:style-name="P133"><text:span text:style-name="T5"><text:tab/></text:span><text:span text:style-name="T57">static</text:span><text:span text:style-name="T5"> Logger </text:span><text:span text:style-name="T65">logger</text:span><text:span text:style-name="T5"> = LogManager.</text:span><text:span text:style-name="T7">getLogger</text:span><text:span text:style-name="T5">(ScanCompenent.</text:span><text:span text:style-name="T57">class</text:span><text:span text:style-name="T5">);</text:span></text:p>
      <text:p text:style-name="P134"/>
      <text:p text:style-name="P133"><text:span text:style-name="T5"><text:tab/></text:span><text:span text:style-name="T57">public</text:span><text:span text:style-name="T5"> </text:span><text:span text:style-name="T57">void</text:span><text:span text:style-name="T5"> parallelScan(String </text:span><text:span text:style-name="T72">tableName</text:span><text:span text:style-name="T5">) {</text:span></text:p>
      <text:p text:style-name="P133"><text:span text:style-name="T5"><text:tab/><text:tab/>ExecutorService </text:span><text:span text:style-name="T72">executorService</text:span><text:span text:style-name="T5"> = Executors.</text:span><text:span text:style-name="T7">newFixedThreadPool</text:span><text:span text:style-name="T5">(</text:span><text:span text:style-name="T65">parallelScanThreads</text:span><text:span text:style-name="T5">);</text:span></text:p>
      <text:p text:style-name="P133"><text:span text:style-name="T5"><text:tab/><text:tab/></text:span><text:span text:style-name="T57">for</text:span><text:span text:style-name="T5"> (</text:span><text:span text:style-name="T57">int</text:span><text:span text:style-name="T5"> </text:span><text:span text:style-name="T72">segment</text:span><text:span text:style-name="T5"> = 0; </text:span><text:span text:style-name="T72">segment</text:span><text:span text:style-name="T5"> &lt; </text:span><text:span text:style-name="T65">parallelScanThreads</text:span><text:span text:style-name="T5">; </text:span><text:span text:style-name="T72">segment</text:span><text:span text:style-name="T5">++) {</text:span></text:p>
      <text:p text:style-name="P133"><text:soft-page-break/><text:span text:style-name="T5"><text:tab/><text:tab/><text:tab/>ScanSegmentTask </text:span><text:span text:style-name="T72">task</text:span><text:span text:style-name="T5"> = </text:span><text:span text:style-name="T57">new</text:span><text:span text:style-name="T5"> ScanSegmentTask(</text:span><text:span text:style-name="T72">tableName</text:span><text:span text:style-name="T5">, </text:span><text:span text:style-name="T66">scanItemLimit</text:span><text:span text:style-name="T5">, </text:span><text:span text:style-name="T65">parallelScanThreads</text:span><text:span text:style-name="T5">, </text:span><text:span text:style-name="T72">segment</text:span><text:span text:style-name="T5">);</text:span></text:p>
      <text:p text:style-name="P133"><text:span text:style-name="T5"><text:tab/><text:tab/><text:tab/></text:span><text:span text:style-name="T72">executorService</text:span><text:span text:style-name="T5">.execute(</text:span><text:span text:style-name="T72">task</text:span><text:span text:style-name="T5">);</text:span></text:p>
      <text:p text:style-name="P136"><text:tab/><text:tab/>}</text:p>
      <text:p text:style-name="P137">//<text:tab/><text:tab/>shutDownExecutorService(executorService);</text:p>
      <text:p text:style-name="P136"><text:tab/>}</text:p>
      <text:p text:style-name="P136"><text:tab/></text:p>
      <text:p text:style-name="P137">//<text:tab/>private static void shutDownExecutorService(ExecutorService executor) {</text:p>
      <text:p text:style-name="P137">//<text:tab/><text:tab/>executor.shutdown();</text:p>
      <text:p text:style-name="P137">//<text:tab/><text:tab/>try {</text:p>
      <text:p text:style-name="P137">//<text:tab/><text:tab/>if (!executor.awaitTermination(10, TimeUnit.SECONDS)) {</text:p>
      <text:p text:style-name="P137">//<text:tab/><text:tab/>executor.shutdownNow();</text:p>
      <text:p text:style-name="P137">//<text:tab/><text:tab/>}</text:p>
      <text:p text:style-name="P137">//<text:tab/><text:tab/>} catch (InterruptedException e) {</text:p>
      <text:p text:style-name="P137">//<text:tab/><text:tab/>executor.shutdownNow();</text:p>
      <text:p text:style-name="P137">//<text:tab/><text:tab/>Thread.currentThread().interrupt();</text:p>
      <text:p text:style-name="P137">//<text:tab/><text:tab/>}</text:p>
      <text:p text:style-name="P137">//<text:tab/><text:tab/>}</text:p>
      <text:p text:style-name="P134"/>
      <text:p text:style-name="P133"><text:span text:style-name="T5"><text:tab/></text:span><text:span text:style-name="T57">private</text:span><text:span text:style-name="T5"> </text:span><text:span text:style-name="T57">class</text:span><text:span text:style-name="T5"> ScanSegmentTask </text:span><text:span text:style-name="T57">implements</text:span><text:span text:style-name="T5"> Runnable {</text:span></text:p>
      <text:p text:style-name="P133"><text:span text:style-name="T5"><text:tab/><text:tab/></text:span><text:span text:style-name="T57">private</text:span><text:span text:style-name="T5"> String </text:span><text:span text:style-name="T68">tableName</text:span><text:span text:style-name="T5">;</text:span></text:p>
      <text:p text:style-name="P133"><text:span text:style-name="T5"><text:tab/><text:tab/></text:span><text:span text:style-name="T57">private</text:span><text:span text:style-name="T5"> </text:span><text:span text:style-name="T57">int</text:span><text:span text:style-name="T5"> </text:span><text:span text:style-name="T68">itemLimit</text:span><text:span text:style-name="T5">;</text:span></text:p>
      <text:p text:style-name="P133"><text:span text:style-name="T5"><text:tab/><text:tab/></text:span><text:span text:style-name="T57">private</text:span><text:span text:style-name="T5"> </text:span><text:span text:style-name="T57">int</text:span><text:span text:style-name="T5"> </text:span><text:span text:style-name="T68">totalSegments</text:span><text:span text:style-name="T5">;</text:span></text:p>
      <text:p text:style-name="P133"><text:span text:style-name="T5"><text:tab/><text:tab/></text:span><text:span text:style-name="T57">private</text:span><text:span text:style-name="T5"> </text:span><text:span text:style-name="T57">int</text:span><text:span text:style-name="T5"> </text:span><text:span text:style-name="T68">segment</text:span><text:span text:style-name="T5">;</text:span></text:p>
      <text:p text:style-name="P134"/>
      <text:p text:style-name="P133"><text:span text:style-name="T5"><text:tab/><text:tab/></text:span><text:span text:style-name="T57">public</text:span><text:span text:style-name="T5"> ScanSegmentTask(String </text:span><text:span text:style-name="T72">tableName</text:span><text:span text:style-name="T5">, </text:span><text:span text:style-name="T57">int</text:span><text:span text:style-name="T5"> </text:span><text:span text:style-name="T72">itemLimit</text:span><text:span text:style-name="T5">, </text:span><text:span text:style-name="T57">int</text:span><text:span text:style-name="T5"> </text:span><text:span text:style-name="T72">totalSegments</text:span><text:span text:style-name="T5">, </text:span><text:span text:style-name="T57">int</text:span><text:span text:style-name="T5"> </text:span><text:span text:style-name="T72">segment</text:span><text:span text:style-name="T5">) {</text:span></text:p>
      <text:p text:style-name="P133"><text:span text:style-name="T5"><text:tab/><text:tab/><text:tab/></text:span><text:span text:style-name="T57">this</text:span><text:span text:style-name="T5">.</text:span><text:span text:style-name="T68">tableName</text:span><text:span text:style-name="T5"> = </text:span><text:span text:style-name="T72">tableName</text:span><text:span text:style-name="T5">;</text:span></text:p>
      <text:p text:style-name="P133"><text:span text:style-name="T5"><text:tab/><text:tab/><text:tab/></text:span><text:span text:style-name="T57">this</text:span><text:span text:style-name="T5">.</text:span><text:span text:style-name="T68">itemLimit</text:span><text:span text:style-name="T5"> = </text:span><text:span text:style-name="T72">itemLimit</text:span><text:span text:style-name="T5">;</text:span></text:p>
      <text:p text:style-name="P133"><text:span text:style-name="T5"><text:tab/><text:tab/><text:tab/></text:span><text:span text:style-name="T57">this</text:span><text:span text:style-name="T5">.</text:span><text:span text:style-name="T68">totalSegments</text:span><text:span text:style-name="T5"> = </text:span><text:span text:style-name="T72">totalSegments</text:span><text:span text:style-name="T5">;</text:span></text:p>
      <text:p text:style-name="P133"><text:span text:style-name="T5"><text:tab/><text:tab/><text:tab/></text:span><text:span text:style-name="T57">this</text:span><text:span text:style-name="T5">.</text:span><text:span text:style-name="T68">segment</text:span><text:span text:style-name="T5"> = </text:span><text:span text:style-name="T72">segment</text:span><text:span text:style-name="T5">;</text:span></text:p>
      <text:p text:style-name="P136"><text:tab/><text:tab/>}</text:p>
      <text:p text:style-name="P134"/>
      <text:p text:style-name="P133"><text:span text:style-name="T5"><text:tab/><text:tab/></text:span><text:span text:style-name="T63">@Override</text:span></text:p>
      <text:p text:style-name="P133"><text:span text:style-name="T5"><text:tab/><text:tab/></text:span><text:span text:style-name="T57">public</text:span><text:span text:style-name="T5"> </text:span><text:span text:style-name="T57">void</text:span><text:span text:style-name="T5"> run() {</text:span></text:p>
      <text:p text:style-name="P133"><text:span text:style-name="T5"><text:tab/><text:tab/><text:tab/></text:span><text:span text:style-name="T57">int</text:span><text:span text:style-name="T5"> </text:span><text:span text:style-name="T72">totalScannedItemCount</text:span><text:span text:style-name="T5"> = 0;</text:span></text:p>
      <text:p text:style-name="P133"><text:span text:style-name="T5"><text:tab/><text:tab/><text:tab/>Table </text:span><text:span text:style-name="T72">table</text:span><text:span text:style-name="T5"> = </text:span><text:span text:style-name="T65">dynamoDB</text:span><text:span text:style-name="T5">.getTable(</text:span><text:span text:style-name="T68">tableName</text:span><text:span text:style-name="T5">);</text:span></text:p>
      <text:p text:style-name="P133"><text:span text:style-name="T5"><text:tab/><text:tab/><text:tab/>File </text:span><text:span text:style-name="T72">file</text:span><text:span text:style-name="T5"> = </text:span><text:span text:style-name="T57">new</text:span><text:span text:style-name="T5"> File(</text:span><text:span text:style-name="T25">"/home/dbc-intern5/file/prod-baseData/"</text:span><text:span text:style-name="T5"> + </text:span><text:span text:style-name="T68">tableName</text:span><text:span text:style-name="T5"> + </text:span><text:span text:style-name="T57">this</text:span><text:span text:style-name="T5">.</text:span><text:span text:style-name="T68">segment</text:span><text:span text:style-name="T5">);</text:span></text:p>
      <text:p text:style-name="P133"><text:span text:style-name="T5"><text:tab/><text:tab/><text:tab/></text:span><text:span text:style-name="T57">if</text:span><text:span text:style-name="T5"> (!</text:span><text:span text:style-name="T72">file</text:span><text:span text:style-name="T5">.exists()) {</text:span></text:p>
      <text:p text:style-name="P133"><text:span text:style-name="T5"><text:tab/><text:tab/><text:tab/><text:tab/></text:span><text:span text:style-name="T57">try</text:span><text:span text:style-name="T5"> {</text:span></text:p>
      <text:p text:style-name="P133"><text:span text:style-name="T5"><text:tab/><text:tab/><text:tab/><text:tab/><text:tab/></text:span><text:span text:style-name="T72">file</text:span><text:span text:style-name="T5">.createNewFile();</text:span></text:p>
      <text:p text:style-name="P133"><text:span text:style-name="T5"><text:tab/><text:tab/><text:tab/><text:tab/>} </text:span><text:span text:style-name="T57">catch</text:span><text:span text:style-name="T5"> (IOException </text:span><text:span text:style-name="T72">e</text:span><text:span text:style-name="T5">) {</text:span></text:p>
      <text:p text:style-name="P133"><text:span text:style-name="T5"><text:tab/><text:tab/><text:tab/><text:tab/><text:tab/></text:span><text:span text:style-name="T72">e</text:span><text:span text:style-name="T5">.printStackTrace();</text:span></text:p>
      <text:p text:style-name="P136"><text:soft-page-break/><text:tab/><text:tab/><text:tab/><text:tab/>}</text:p>
      <text:p text:style-name="P136"><text:tab/><text:tab/><text:tab/>}</text:p>
      <text:p text:style-name="P133"><text:span text:style-name="T5"><text:tab/><text:tab/><text:tab/>FileWriter </text:span><text:span text:style-name="T72">fileWriter</text:span><text:span text:style-name="T5"> = </text:span><text:span text:style-name="T57">null</text:span><text:span text:style-name="T5">;</text:span></text:p>
      <text:p text:style-name="P133"><text:span text:style-name="T5"><text:tab/><text:tab/><text:tab/></text:span><text:span text:style-name="T57">try</text:span><text:span text:style-name="T5"> {</text:span></text:p>
      <text:p text:style-name="P133"><text:span text:style-name="T5"><text:tab/><text:tab/><text:tab/><text:tab/></text:span><text:span text:style-name="T72">fileWriter</text:span><text:span text:style-name="T5"> = </text:span><text:span text:style-name="T57">new</text:span><text:span text:style-name="T5"> FileWriter(</text:span><text:span text:style-name="T72">file</text:span><text:span text:style-name="T5">,</text:span><text:span text:style-name="T57">true</text:span><text:span text:style-name="T5">);</text:span></text:p>
      <text:p text:style-name="P133"><text:span text:style-name="T5"><text:tab/><text:tab/><text:tab/>} </text:span><text:span text:style-name="T57">catch</text:span><text:span text:style-name="T5"> (IOException </text:span><text:span text:style-name="T72">e1</text:span><text:span text:style-name="T5">) {</text:span></text:p>
      <text:p text:style-name="P133"><text:span text:style-name="T5"><text:tab/><text:tab/><text:tab/><text:tab/></text:span><text:span text:style-name="T72">e1</text:span><text:span text:style-name="T5">.printStackTrace();</text:span></text:p>
      <text:p text:style-name="P136"><text:tab/><text:tab/><text:tab/>}</text:p>
      <text:p text:style-name="P133"><text:span text:style-name="T5"><text:tab/><text:tab/><text:tab/></text:span><text:span text:style-name="T57">try</text:span><text:span text:style-name="T5"> {</text:span></text:p>
      <text:p text:style-name="P133"><text:span text:style-name="T5"><text:tab/><text:tab/><text:tab/><text:tab/>ScanSpec </text:span><text:span text:style-name="T72">spec</text:span><text:span text:style-name="T5"> = </text:span><text:span text:style-name="T57">new</text:span><text:span text:style-name="T5"> ScanSpec().withMaxResultSize(</text:span><text:span text:style-name="T68">itemLimit</text:span><text:span text:style-name="T5">).withTotalSegments(</text:span><text:span text:style-name="T68">totalSegments</text:span><text:span text:style-name="T5">)</text:span></text:p>
      <text:p text:style-name="P133"><text:span text:style-name="T5"><text:tab/><text:tab/><text:tab/><text:tab/><text:tab/><text:tab/>.withSegment(</text:span><text:span text:style-name="T68">segment</text:span><text:span text:style-name="T5">);</text:span></text:p>
      <text:p text:style-name="P133"><text:span text:style-name="T5"><text:tab/><text:tab/><text:tab/><text:tab/>ItemCollection&lt;ScanOutcome&gt; </text:span><text:span text:style-name="T72">items</text:span><text:span text:style-name="T5"> = </text:span><text:span text:style-name="T72">table</text:span><text:span text:style-name="T5">.scan(</text:span><text:span text:style-name="T72">spec</text:span><text:span text:style-name="T5">);</text:span></text:p>
      <text:p text:style-name="P133"><text:span text:style-name="T5"><text:tab/><text:tab/><text:tab/><text:tab/>Iterator&lt;Item&gt; </text:span><text:span text:style-name="T72">iterator</text:span><text:span text:style-name="T5"> = </text:span><text:span text:style-name="T72">items</text:span><text:span text:style-name="T5">.iterator();</text:span></text:p>
      <text:p text:style-name="P133"><text:span text:style-name="T5"><text:tab/><text:tab/><text:tab/><text:tab/>Item </text:span><text:span text:style-name="T72">currentItem</text:span><text:span text:style-name="T5"> = </text:span><text:span text:style-name="T57">null</text:span><text:span text:style-name="T5">;</text:span></text:p>
      <text:p text:style-name="P133"><text:span text:style-name="T5"><text:tab/><text:tab/><text:tab/><text:tab/>List&lt;KeyPair&gt; </text:span><text:span text:style-name="T73">keyPairs</text:span><text:span text:style-name="T5"> = </text:span><text:span text:style-name="T57">new</text:span><text:span text:style-name="T5"> ArrayList&lt;&gt;();</text:span></text:p>
      <text:p text:style-name="P133"><text:span text:style-name="T5"><text:tab/><text:tab/><text:tab/><text:tab/>Class&lt;?&gt; </text:span><text:span text:style-name="T73">className</text:span><text:span text:style-name="T5"> = </text:span><text:span text:style-name="T57">null</text:span><text:span text:style-name="T5">;</text:span></text:p>
      <text:p text:style-name="P133"><text:span text:style-name="T5"><text:tab/><text:tab/><text:tab/><text:tab/></text:span><text:span text:style-name="T57">if</text:span><text:span text:style-name="T5"> (!</text:span><text:span text:style-name="T68">tableName</text:span><text:span text:style-name="T5">.contains(</text:span><text:span text:style-name="T25">"form"</text:span><text:span text:style-name="T5">)) {</text:span></text:p>
      <text:p text:style-name="P133"><text:span text:style-name="T5"><text:tab/><text:tab/><text:tab/><text:tab/><text:tab/></text:span><text:span text:style-name="T72">className</text:span><text:span text:style-name="T5"> = JsonData.</text:span><text:span text:style-name="T57">class</text:span><text:span text:style-name="T5">;</text:span></text:p>
      <text:p text:style-name="P133"><text:span text:style-name="T5"><text:tab/><text:tab/><text:tab/><text:tab/>} </text:span><text:span text:style-name="T57">else</text:span><text:span text:style-name="T5"> {</text:span></text:p>
      <text:p text:style-name="P133"><text:span text:style-name="T5"><text:tab/><text:tab/><text:tab/><text:tab/><text:tab/></text:span><text:span text:style-name="T72">className</text:span><text:span text:style-name="T5"> = JsonForm.</text:span><text:span text:style-name="T57">class</text:span><text:span text:style-name="T5">;</text:span></text:p>
      <text:p text:style-name="P136"><text:tab/><text:tab/><text:tab/><text:tab/>}</text:p>
      <text:p text:style-name="P133"><text:span text:style-name="T5"><text:tab/><text:tab/><text:tab/><text:tab/>List&lt;String&gt; </text:span><text:span text:style-name="T72">list</text:span><text:span text:style-name="T5"> = </text:span><text:span text:style-name="T57">new</text:span><text:span text:style-name="T5"> ArrayList&lt;&gt;();</text:span></text:p>
      <text:p text:style-name="P133"><text:span text:style-name="T5"><text:tab/><text:tab/><text:tab/><text:tab/></text:span><text:span text:style-name="T57">while</text:span><text:span text:style-name="T5"> (</text:span><text:span text:style-name="T72">iterator</text:span><text:span text:style-name="T5">.hasNext()) {</text:span></text:p>
      <text:p text:style-name="P133"><text:span text:style-name="T5"><text:tab/><text:tab/><text:tab/><text:tab/><text:tab/></text:span><text:span text:style-name="T72">totalScannedItemCount</text:span><text:span text:style-name="T5">++;</text:span></text:p>
      <text:p text:style-name="P133"><text:span text:style-name="T5"><text:tab/><text:tab/><text:tab/><text:tab/><text:tab/></text:span><text:span text:style-name="T72">currentItem</text:span><text:span text:style-name="T5"> = </text:span><text:span text:style-name="T72">iterator</text:span><text:span text:style-name="T5">.next();</text:span></text:p>
      <text:p text:style-name="P133"><text:span text:style-name="T5"><text:tab/><text:tab/><text:tab/><text:tab/><text:tab/>Map&lt;String, String&gt; </text:span><text:span text:style-name="T72">map</text:span><text:span text:style-name="T5"> = </text:span><text:span text:style-name="T57">new</text:span><text:span text:style-name="T5"> HashMap&lt;&gt;();</text:span></text:p>
      <text:p text:style-name="P133"><text:span text:style-name="T5"><text:tab/><text:tab/><text:tab/><text:tab/><text:tab/>String </text:span><text:span text:style-name="T72">id</text:span><text:span text:style-name="T5"> = </text:span><text:span text:style-name="T72">currentItem</text:span><text:span text:style-name="T5">.get(</text:span><text:span text:style-name="T25">"id"</text:span><text:span text:style-name="T5">).toString();</text:span></text:p>
      <text:p text:style-name="P133"><text:span text:style-name="T5"><text:tab/><text:tab/><text:tab/><text:tab/><text:tab/>String </text:span><text:span text:style-name="T72">json</text:span><text:span text:style-name="T5"> = </text:span><text:span text:style-name="T72">currentItem</text:span><text:span text:style-name="T5">.get(</text:span><text:span text:style-name="T25">"value"</text:span><text:span text:style-name="T5">).toString();</text:span></text:p>
      <text:p text:style-name="P134"/>
      <text:p text:style-name="P133"><text:span text:style-name="T5"><text:tab/><text:tab/><text:tab/><text:tab/><text:tab/></text:span><text:span text:style-name="T72">map</text:span><text:span text:style-name="T5">.put(</text:span><text:span text:style-name="T25">"id"</text:span><text:span text:style-name="T5">, </text:span><text:span text:style-name="T72">id</text:span><text:span text:style-name="T5">);</text:span></text:p>
      <text:p text:style-name="P133"><text:span text:style-name="T5"><text:tab/><text:tab/><text:tab/><text:tab/><text:tab/></text:span><text:span text:style-name="T72">map</text:span><text:span text:style-name="T5">.put(</text:span><text:span text:style-name="T25">"data"</text:span><text:span text:style-name="T5">, </text:span><text:span text:style-name="T72">json</text:span><text:span text:style-name="T5">);</text:span></text:p>
      <text:p text:style-name="P133"><text:span text:style-name="T5"><text:tab/><text:tab/><text:tab/><text:tab/><text:tab/></text:span><text:span text:style-name="T72">list</text:span><text:span text:style-name="T5">.add(JacksonUtil.</text:span><text:span text:style-name="T7">obj2Json</text:span><text:span text:style-name="T5">(</text:span><text:span text:style-name="T72">map</text:span><text:span text:style-name="T5">));</text:span></text:p>
      <text:p text:style-name="P137">//<text:tab/><text:tab/><text:tab/><text:tab/><text:tab/>setOperations.add("jsonData", jsonData.getId());</text:p>
      <text:p text:style-name="P133"><text:span text:style-name="T5"><text:tab/><text:tab/><text:tab/><text:tab/><text:tab/>System.</text:span><text:span text:style-name="T67">out</text:span><text:span text:style-name="T5">.println(</text:span><text:span text:style-name="T65">atomicInteger</text:span><text:span text:style-name="T5">.incrementAndGet());</text:span></text:p>
      <text:p text:style-name="P137">//<text:tab/><text:tab/><text:tab/><text:tab/><text:tab/>KeyPair keyPair = new KeyPair();</text:p>
      <text:p text:style-name="P137">//<text:tab/><text:tab/><text:tab/><text:tab/><text:tab/>keyPair.setHashKey(id);</text:p>
      <text:p text:style-name="P137">//<text:tab/><text:tab/><text:tab/><text:tab/><text:tab/>keyPairs.add(keyPair);</text:p>
      <text:p text:style-name="P136"><text:tab/><text:tab/><text:tab/><text:tab/><text:tab/></text:p>
      <text:p text:style-name="P137">//<text:tab/><text:tab/><text:tab/><text:tab/><text:tab/>setOperations.add("jsonData", jsonData.getId());</text:p>
      <text:p text:style-name="P136"><text:soft-page-break/><text:tab/><text:tab/><text:tab/><text:tab/><text:tab/></text:p>
      <text:p text:style-name="P136"><text:tab/><text:tab/><text:tab/><text:tab/>}</text:p>
      <text:p text:style-name="P137">//<text:tab/><text:tab/><text:tab/><text:tab/>List&lt;List&lt;KeyPair&gt;&gt; subList = splitList(keyPairs, 500);</text:p>
      <text:p text:style-name="P137">//<text:tab/><text:tab/><text:tab/><text:tab/></text:p>
      <text:p text:style-name="P137">//<text:tab/><text:tab/><text:tab/><text:tab/>for (List&lt;KeyPair&gt; sub : subList) {</text:p>
      <text:p text:style-name="P137">//<text:tab/><text:tab/><text:tab/><text:tab/><text:tab/>Map&lt;Class&lt;?&gt; , List&lt;KeyPair&gt;&gt; itemsToGet = new HashMap&lt;&gt;();</text:p>
      <text:p text:style-name="P137">//<text:tab/><text:tab/><text:tab/><text:tab/><text:tab/>itemsToGet.put(ProdDdbSeniorData.class, sub);</text:p>
      <text:p text:style-name="P137">//<text:tab/><text:tab/><text:tab/><text:tab/><text:tab/>Map&lt;String, List&lt;Object&gt;&gt; itemsMap = dbMapper.batchLoad(itemsToGet);</text:p>
      <text:p text:style-name="P133"><text:span text:style-name="T70">//<text:tab/><text:tab/><text:tab/><text:tab/><text:tab/>for (List&lt;Object&gt; </text:span><text:span text:style-name="T71">objs</text:span><text:span text:style-name="T70"> : itemsMap.values()) {</text:span></text:p>
      <text:p text:style-name="P133"><text:span text:style-name="T70">//<text:tab/><text:tab/><text:tab/><text:tab/><text:tab/><text:tab/>for (Object </text:span><text:span text:style-name="T71">obj</text:span><text:span text:style-name="T70"> : </text:span><text:span text:style-name="T71">objs</text:span><text:span text:style-name="T70">) {</text:span></text:p>
      <text:p text:style-name="P133"><text:span text:style-name="T70">//<text:tab/><text:tab/><text:tab/><text:tab/><text:tab/><text:tab/><text:tab/>DdbJson ddbJson = JacksonUtil.json2Obj(JacksonUtil.obj2Json(</text:span><text:span text:style-name="T71">obj</text:span><text:span text:style-name="T70">), DdbJson.class);</text:span></text:p>
      <text:p text:style-name="P137">//<text:tab/><text:tab/><text:tab/><text:tab/><text:tab/><text:tab/><text:tab/>JsonData jsonData = JacksonUtil.json2Obj(ddbJson.getValue(), JsonData.class);</text:p>
      <text:p text:style-name="P137">////<text:tab/><text:tab/><text:tab/><text:tab/><text:tab/><text:tab/><text:tab/>SeniorData seniorData = new SeniorData(jsonData);</text:p>
      <text:p text:style-name="P137">////<text:tab/><text:tab/><text:tab/><text:tab/><text:tab/><text:tab/><text:tab/>seniorDataMapper.insert(seniorData);</text:p>
      <text:p text:style-name="P137">//<text:tab/><text:tab/><text:tab/><text:tab/><text:tab/><text:tab/><text:tab/>list.add(jsonData);</text:p>
      <text:p text:style-name="P137">//<text:tab/><text:tab/><text:tab/><text:tab/><text:tab/><text:tab/><text:tab/>System.out.println(atomicInteger.incrementAndGet());</text:p>
      <text:p text:style-name="P137">//<text:tab/><text:tab/><text:tab/><text:tab/><text:tab/><text:tab/>}</text:p>
      <text:p text:style-name="P137">//<text:tab/><text:tab/><text:tab/><text:tab/><text:tab/>}</text:p>
      <text:p text:style-name="P137">//<text:tab/><text:tab/><text:tab/><text:tab/>}</text:p>
      <text:p text:style-name="P133"><text:span text:style-name="T5"><text:tab/><text:tab/><text:tab/><text:tab/></text:span><text:span text:style-name="T72">fileWriter</text:span><text:span text:style-name="T5">.write(JacksonUtil.</text:span><text:span text:style-name="T7">obj2Json</text:span><text:span text:style-name="T5">(</text:span><text:span text:style-name="T72">list</text:span><text:span text:style-name="T5">));</text:span></text:p>
      <text:p text:style-name="P133"><text:span text:style-name="T5"><text:tab/><text:tab/><text:tab/><text:tab/>System.</text:span><text:span text:style-name="T67">out</text:span><text:span text:style-name="T5">.println(</text:span><text:span text:style-name="T65">atomicInteger</text:span><text:span text:style-name="T5">.get());</text:span></text:p>
      <text:p text:style-name="P133"><text:span text:style-name="T5"><text:tab/><text:tab/><text:tab/>} </text:span><text:span text:style-name="T57">catch</text:span><text:span text:style-name="T5"> (Exception </text:span><text:span text:style-name="T72">e</text:span><text:span text:style-name="T5">) {</text:span></text:p>
      <text:p text:style-name="P133"><text:span text:style-name="T5"><text:tab/><text:tab/><text:tab/><text:tab/></text:span><text:span text:style-name="T65">logger</text:span><text:span text:style-name="T5">.error(</text:span><text:span text:style-name="T25">"segment:"</text:span><text:span text:style-name="T5"> + </text:span><text:span text:style-name="T57">this</text:span><text:span text:style-name="T5">.</text:span><text:span text:style-name="T68">segment</text:span><text:span text:style-name="T5">);</text:span></text:p>
      <text:p text:style-name="P133"><text:span text:style-name="T5"><text:tab/><text:tab/><text:tab/><text:tab/>System.</text:span><text:span text:style-name="T67">err</text:span><text:span text:style-name="T5">.println(</text:span><text:span text:style-name="T72">e</text:span><text:span text:style-name="T5">.getMessage());</text:span></text:p>
      <text:p text:style-name="P133"><text:span text:style-name="T5"><text:tab/><text:tab/><text:tab/>} </text:span><text:span text:style-name="T57">finally</text:span><text:span text:style-name="T5"> {</text:span></text:p>
      <text:p text:style-name="P133"><text:span text:style-name="T5"><text:tab/><text:tab/><text:tab/><text:tab/></text:span><text:span text:style-name="T57">try</text:span><text:span text:style-name="T5"> {</text:span></text:p>
      <text:p text:style-name="P133"><text:span text:style-name="T5"><text:tab/><text:tab/><text:tab/><text:tab/><text:tab/></text:span><text:span text:style-name="T72">fileWriter</text:span><text:span text:style-name="T5">.close();</text:span></text:p>
      <text:p text:style-name="P133"><text:span text:style-name="T5"><text:tab/><text:tab/><text:tab/><text:tab/>} </text:span><text:span text:style-name="T57">catch</text:span><text:span text:style-name="T5"> (IOException </text:span><text:span text:style-name="T72">e</text:span><text:span text:style-name="T5">) {</text:span></text:p>
      <text:p text:style-name="P133"><text:span text:style-name="T5"><text:tab/><text:tab/><text:tab/><text:tab/><text:tab/></text:span><text:span text:style-name="T72">e</text:span><text:span text:style-name="T5">.printStackTrace();</text:span></text:p>
      <text:p text:style-name="P136"><text:tab/><text:tab/><text:tab/><text:tab/>}</text:p>
      <text:p text:style-name="P133"><text:span text:style-name="T5"><text:tab/><text:tab/><text:tab/><text:tab/>System.</text:span><text:span text:style-name="T67">out</text:span><text:span text:style-name="T5">.println(</text:span><text:span text:style-name="T25">"Scanned "</text:span><text:span text:style-name="T5"> + </text:span><text:span text:style-name="T72">totalScannedItemCount</text:span><text:span text:style-name="T5"> + </text:span><text:span text:style-name="T25">" items from segment "</text:span><text:span text:style-name="T5"> + </text:span><text:span text:style-name="T68">segment</text:span><text:span text:style-name="T5"> + </text:span><text:span text:style-name="T25">" out of "</text:span></text:p>
      <text:p text:style-name="P133"><text:span text:style-name="T5"><text:tab/><text:tab/><text:tab/><text:tab/><text:tab/><text:tab/>+ </text:span><text:span text:style-name="T68">totalSegments</text:span><text:span text:style-name="T5"> + </text:span><text:span text:style-name="T25">" of "</text:span><text:span text:style-name="T5"> + </text:span><text:span text:style-name="T68">tableName</text:span><text:span text:style-name="T5">);</text:span></text:p>
      <text:p text:style-name="P133"><text:span text:style-name="T5"><text:tab/><text:tab/><text:tab/><text:tab/>System.</text:span><text:span text:style-name="T67">out</text:span><text:span text:style-name="T5">.println(</text:span><text:span text:style-name="T65">atomicInteger</text:span><text:span text:style-name="T5">.get());</text:span></text:p>
      <text:p text:style-name="P136"><text:soft-page-break/><text:tab/><text:tab/><text:tab/>}</text:p>
      <text:p text:style-name="P136"><text:tab/><text:tab/>}</text:p>
      <text:p text:style-name="P136"><text:tab/>}</text:p>
      <text:p text:style-name="P136"><text:tab/></text:p>
      <text:p text:style-name="P133"><text:span text:style-name="T5"><text:tab/></text:span><text:span text:style-name="T57">public</text:span><text:span text:style-name="T5"> </text:span><text:span text:style-name="T57">static</text:span><text:span text:style-name="T5"> &lt;T&gt; List&lt;List&lt;T&gt;&gt; splitList(List&lt;T&gt; </text:span><text:span text:style-name="T72">list</text:span><text:span text:style-name="T5"> , </text:span><text:span text:style-name="T57">int</text:span><text:span text:style-name="T5"> </text:span><text:span text:style-name="T72">pageSize</text:span><text:span text:style-name="T5">){</text:span></text:p>
      <text:p text:style-name="P133"><text:span text:style-name="T5"><text:tab/><text:tab/></text:span><text:span text:style-name="T57">int</text:span><text:span text:style-name="T5"> </text:span><text:span text:style-name="T72">page</text:span><text:span text:style-name="T5"> = (</text:span><text:span text:style-name="T57">int</text:span><text:span text:style-name="T5">) Math.</text:span><text:span text:style-name="T7">ceil</text:span><text:span text:style-name="T5">((</text:span><text:span text:style-name="T57">double</text:span><text:span text:style-name="T5">) </text:span><text:span text:style-name="T72">list</text:span><text:span text:style-name="T5">.size() / </text:span><text:span text:style-name="T72">pageSize</text:span><text:span text:style-name="T5">);</text:span></text:p>
      <text:p text:style-name="P133"><text:span text:style-name="T5"><text:tab/><text:tab/>List&lt;List&lt;T&gt;&gt; </text:span><text:span text:style-name="T72">listArray</text:span><text:span text:style-name="T5"> = </text:span><text:span text:style-name="T57">new</text:span><text:span text:style-name="T5"> ArrayList&lt;&gt;();</text:span></text:p>
      <text:p text:style-name="P133"><text:span text:style-name="T5"><text:tab/><text:tab/></text:span><text:span text:style-name="T57">for</text:span><text:span text:style-name="T5"> (</text:span><text:span text:style-name="T57">int</text:span><text:span text:style-name="T5"> </text:span><text:span text:style-name="T72">i</text:span><text:span text:style-name="T5"> = 0; </text:span><text:span text:style-name="T72">i</text:span><text:span text:style-name="T5"> &lt; </text:span><text:span text:style-name="T72">page</text:span><text:span text:style-name="T5">; </text:span><text:span text:style-name="T72">i</text:span><text:span text:style-name="T5"> ++) {</text:span></text:p>
      <text:p text:style-name="P133"><text:span text:style-name="T5"><text:tab/><text:tab/><text:tab/></text:span><text:span text:style-name="T57">if</text:span><text:span text:style-name="T5"> (</text:span><text:span text:style-name="T72">i</text:span><text:span text:style-name="T5"> == (</text:span><text:span text:style-name="T72">page</text:span><text:span text:style-name="T5"> -1)) {</text:span></text:p>
      <text:p text:style-name="P133"><text:span text:style-name="T5"><text:tab/><text:tab/><text:tab/><text:tab/></text:span><text:span text:style-name="T72">listArray</text:span><text:span text:style-name="T5">.add(</text:span><text:span text:style-name="T72">list</text:span><text:span text:style-name="T5">.subList(</text:span><text:span text:style-name="T72">pageSize</text:span><text:span text:style-name="T5"> * </text:span><text:span text:style-name="T72">i</text:span><text:span text:style-name="T5">,</text:span><text:span text:style-name="T72">list</text:span><text:span text:style-name="T5">.size()));</text:span></text:p>
      <text:p text:style-name="P133"><text:span text:style-name="T5"><text:tab/><text:tab/><text:tab/>} </text:span><text:span text:style-name="T57">else</text:span><text:span text:style-name="T5"> {</text:span></text:p>
      <text:p text:style-name="P133"><text:span text:style-name="T5"><text:tab/><text:tab/><text:tab/><text:tab/></text:span><text:span text:style-name="T72">listArray</text:span><text:span text:style-name="T5">.add(</text:span><text:span text:style-name="T72">list</text:span><text:span text:style-name="T5">.subList(</text:span><text:span text:style-name="T72">pageSize</text:span><text:span text:style-name="T5"> * </text:span><text:span text:style-name="T72">i</text:span><text:span text:style-name="T5">, </text:span><text:span text:style-name="T72">pageSize</text:span><text:span text:style-name="T5"> * ( </text:span><text:span text:style-name="T72">i</text:span><text:span text:style-name="T5"> + 1)));</text:span></text:p>
      <text:p text:style-name="P136"><text:tab/><text:tab/><text:tab/>}</text:p>
      <text:p text:style-name="P136"><text:tab/><text:tab/>}</text:p>
      <text:p text:style-name="P133"><text:span text:style-name="T5"><text:tab/><text:tab/></text:span><text:span text:style-name="T57">return</text:span><text:span text:style-name="T5"> </text:span><text:span text:style-name="T72">listArray</text:span><text:span text:style-name="T5">;</text:span></text:p>
      <text:p text:style-name="P136"><text:tab/>}</text:p>
      <text:p text:style-name="P134"/>
      <text:p text:style-name="P136">}</text:p>
      <text:p text:style-name="P9"/>
      <text:p text:style-name="P11">package com.dbcool.dao.ddb;</text:p>
      <text:p text:style-name="P11"/>
      <text:p text:style-name="P11">import java.io.File;</text:p>
      <text:p text:style-name="P11">import java.io.FileWriter;</text:p>
      <text:p text:style-name="P11">import java.io.IOException;</text:p>
      <text:p text:style-name="P11">import java.util.ArrayList;</text:p>
      <text:p text:style-name="P11">import java.util.HashMap;</text:p>
      <text:p text:style-name="P11">import java.util.Iterator;</text:p>
      <text:p text:style-name="P11">import java.util.List;</text:p>
      <text:p text:style-name="P11">import java.util.Map;</text:p>
      <text:p text:style-name="P11">import java.util.concurrent.ExecutorService;</text:p>
      <text:p text:style-name="P11">import java.util.concurrent.Executors;</text:p>
      <text:p text:style-name="P11">import java.util.concurrent.atomic.AtomicInteger;</text:p>
      <text:p text:style-name="P11"/>
      <text:p text:style-name="P11">import org.apache.logging.log4j.LogManager;</text:p>
      <text:p text:style-name="P11">import org.apache.logging.log4j.Logger;</text:p>
      <text:p text:style-name="P11">import org.springframework.stereotype.Component;</text:p>
      <text:p text:style-name="P11"/>
      <text:p text:style-name="P11">import com.amazonaws.ClientConfiguration;</text:p>
      <text:p text:style-name="P11">import com.amazonaws.auth.profile.ProfileCredentialsProvider;</text:p>
      <text:p text:style-name="P11">import com.amazonaws.regions.Regions;</text:p>
      <text:p text:style-name="P11">import com.amazonaws.services.dynamodbv2.AmazonDynamoDB;</text:p>
      <text:p text:style-name="P11">import com.amazonaws.services.dynamodbv2.AmazonDynamoDBClient;</text:p>
      <text:p text:style-name="P11">import com.amazonaws.services.dynamodbv2.datamodeling.DynamoDBMapper;</text:p>
      <text:p text:style-name="P11">import com.amazonaws.services.dynamodbv2.document.DynamoDB;</text:p>
      <text:p text:style-name="P11">import com.amazonaws.services.dynamodbv2.document.Item;</text:p>
      <text:p text:style-name="P11">import com.amazonaws.services.dynamodbv2.document.ItemCollection;</text:p>
      <text:p text:style-name="P11">import com.amazonaws.services.dynamodbv2.document.ScanOutcome;</text:p>
      <text:p text:style-name="P11">import com.amazonaws.services.dynamodbv2.document.Table;</text:p>
      <text:p text:style-name="P11"><text:soft-page-break/>import com.amazonaws.services.dynamodbv2.document.spec.ScanSpec;</text:p>
      <text:p text:style-name="P11">import com.dbcool.model.JsonData;</text:p>
      <text:p text:style-name="P11">import com.dbcool.model.JsonForm;</text:p>
      <text:p text:style-name="P11">import com.dbcool.util.JacksonUtil;</text:p>
      <text:p text:style-name="P11"/>
      <text:p text:style-name="P11">@Component</text:p>
      <text:p text:style-name="P11">public class ScanCompenent {</text:p>
      <text:p text:style-name="P11"><text:tab/>static int parallelScanThreads = 1;</text:p>
      <text:p text:style-name="P11"><text:tab/>private static ClientConfiguration config = new ClientConfiguration().withMaxConnections(150).withSocketTimeout(50 * 1000 * 100);</text:p>
      <text:p text:style-name="P11"><text:tab/>static AmazonDynamoDB amazonDynamoDB = AmazonDynamoDBClient.builder()</text:p>
      <text:p text:style-name="P11"><text:tab/><text:tab/><text:tab/>.withCredentials(new ProfileCredentialsProvider()).withClientConfiguration(config).withRegion(Regions.CN_NORTH_1).build();</text:p>
      <text:p text:style-name="P11"><text:tab/>static DynamoDB dynamoDB = new DynamoDB(amazonDynamoDB);</text:p>
      <text:p text:style-name="P11"><text:tab/>static AtomicInteger atomicInteger = new AtomicInteger();</text:p>
      <text:p text:style-name="P11"><text:tab/>static DynamoDBMapper dbMapper = new DynamoDBMapper(amazonDynamoDB);</text:p>
      <text:p text:style-name="P11"><text:tab/></text:p>
      <text:p text:style-name="P11">//<text:tab/>@Autowired</text:p>
      <text:p text:style-name="P11">//<text:tab/>private static SetOperations&lt;String, String&gt; setOperations;</text:p>
      <text:p text:style-name="P11"><text:tab/>static Logger logger = LogManager.getLogger(ScanCompenent.class);</text:p>
      <text:p text:style-name="P11"/>
      <text:p text:style-name="P11"><text:tab/>public void parallelScan(String tableName) {</text:p>
      <text:p text:style-name="P11"><text:tab/><text:tab/>ExecutorService executorService = Executors.newFixedThreadPool(parallelScanThreads);</text:p>
      <text:p text:style-name="P11"><text:tab/><text:tab/>for (int segment = 0; segment &lt; parallelScanThreads; segment++) {</text:p>
      <text:p text:style-name="P11"><text:tab/><text:tab/><text:tab/>ScanSegmentTask task = new ScanSegmentTask(tableName, parallelScanThreads, segment);</text:p>
      <text:p text:style-name="P11"><text:tab/><text:tab/><text:tab/>executorService.execute(task);</text:p>
      <text:p text:style-name="P11"><text:tab/><text:tab/>}</text:p>
      <text:p text:style-name="P11">//<text:tab/><text:tab/>shutDownExecutorService(executorService);</text:p>
      <text:p text:style-name="P11"><text:tab/>}</text:p>
      <text:p text:style-name="P11"><text:tab/></text:p>
      <text:p text:style-name="P11">//<text:tab/>private static void shutDownExecutorService(ExecutorService executor) {</text:p>
      <text:p text:style-name="P11">//<text:tab/><text:tab/>executor.shutdown();</text:p>
      <text:p text:style-name="P11">//<text:tab/><text:tab/>try {</text:p>
      <text:p text:style-name="P11">//<text:tab/><text:tab/>if (!executor.awaitTermination(10, TimeUnit.SECONDS)) {</text:p>
      <text:p text:style-name="P11">//<text:tab/><text:tab/>executor.shutdownNow();</text:p>
      <text:p text:style-name="P11">//<text:tab/><text:tab/>}</text:p>
      <text:p text:style-name="P11">//<text:tab/><text:tab/>} catch (InterruptedException e) {</text:p>
      <text:p text:style-name="P11">//<text:tab/><text:tab/>executor.shutdownNow();</text:p>
      <text:p text:style-name="P11">//<text:tab/><text:tab/>Thread.currentThread().interrupt();</text:p>
      <text:p text:style-name="P11">//<text:tab/><text:tab/>}</text:p>
      <text:p text:style-name="P11">//<text:tab/><text:tab/>}</text:p>
      <text:p text:style-name="P11"/>
      <text:p text:style-name="P11"><text:tab/>private class ScanSegmentTask implements Runnable {</text:p>
      <text:p text:style-name="P11"><text:tab/><text:tab/>private String tableName;</text:p>
      <text:p text:style-name="P11"><text:tab/><text:tab/>private int totalSegments;</text:p>
      <text:p text:style-name="P11"><text:tab/><text:tab/>private int segment;</text:p>
      <text:p text:style-name="P11"/>
      <text:p text:style-name="P11"><text:soft-page-break/><text:tab/><text:tab/>public ScanSegmentTask(String tableName, int totalSegments, int segment) {</text:p>
      <text:p text:style-name="P11"><text:tab/><text:tab/><text:tab/>this.tableName = tableName;</text:p>
      <text:p text:style-name="P11"><text:tab/><text:tab/><text:tab/>this.totalSegments = totalSegments;</text:p>
      <text:p text:style-name="P11"><text:tab/><text:tab/><text:tab/>this.segment = segment;</text:p>
      <text:p text:style-name="P11"><text:tab/><text:tab/>}</text:p>
      <text:p text:style-name="P11"/>
      <text:p text:style-name="P11"><text:tab/><text:tab/>@Override</text:p>
      <text:p text:style-name="P11"><text:tab/><text:tab/>public void run() {</text:p>
      <text:p text:style-name="P11"><text:tab/><text:tab/><text:tab/>int totalScannedItemCount = 0;</text:p>
      <text:p text:style-name="P11"><text:tab/><text:tab/><text:tab/>Table table = dynamoDB.getTable(tableName);</text:p>
      <text:p text:style-name="P11"><text:tab/><text:tab/><text:tab/>File file = new File("/home/dbc-intern5/datame/view/" <text:s/>+ this.segment);</text:p>
      <text:p text:style-name="P11"><text:tab/><text:tab/><text:tab/>if (!file.exists()) {</text:p>
      <text:p text:style-name="P11"><text:tab/><text:tab/><text:tab/><text:tab/>try {</text:p>
      <text:p text:style-name="P11"><text:tab/><text:tab/><text:tab/><text:tab/><text:tab/>file.createNewFile();</text:p>
      <text:p text:style-name="P11"><text:tab/><text:tab/><text:tab/><text:tab/>} catch (IOException e) {</text:p>
      <text:p text:style-name="P11"><text:tab/><text:tab/><text:tab/><text:tab/><text:tab/>e.printStackTrace();</text:p>
      <text:p text:style-name="P11"><text:tab/><text:tab/><text:tab/><text:tab/>}</text:p>
      <text:p text:style-name="P11"><text:tab/><text:tab/><text:tab/>}</text:p>
      <text:p text:style-name="P11"><text:tab/><text:tab/><text:tab/>FileWriter fileWriter = null;</text:p>
      <text:p text:style-name="P11"><text:tab/><text:tab/><text:tab/>try {</text:p>
      <text:p text:style-name="P11"><text:tab/><text:tab/><text:tab/><text:tab/>fileWriter = new FileWriter(file,true);</text:p>
      <text:p text:style-name="P11"><text:tab/><text:tab/><text:tab/>} catch (IOException e1) {</text:p>
      <text:p text:style-name="P11"><text:tab/><text:tab/><text:tab/><text:tab/>e1.printStackTrace();</text:p>
      <text:p text:style-name="P11"><text:tab/><text:tab/><text:tab/>}</text:p>
      <text:p text:style-name="P11"><text:tab/><text:tab/><text:tab/>try {</text:p>
      <text:p text:style-name="P11"><text:tab/><text:tab/><text:tab/><text:tab/>ScanSpec spec = new ScanSpec().withTotalSegments(totalSegments)</text:p>
      <text:p text:style-name="P11"><text:tab/><text:tab/><text:tab/><text:tab/><text:tab/><text:tab/>.withSegment(segment);//.withAttributesToGet("value");</text:p>
      <text:p text:style-name="P11"><text:tab/><text:tab/><text:tab/><text:tab/>ItemCollection&lt;ScanOutcome&gt; items = table.scan(spec);</text:p>
      <text:p text:style-name="P11"><text:tab/><text:tab/><text:tab/><text:tab/>Iterator&lt;Item&gt; iterator = items.iterator();</text:p>
      <text:p text:style-name="P11"><text:tab/><text:tab/><text:tab/><text:tab/>Item currentItem = null;</text:p>
      <text:p text:style-name="P11">//<text:tab/><text:tab/><text:tab/><text:tab/>Class&lt;?&gt; className = null;</text:p>
      <text:p text:style-name="P11">//<text:tab/><text:tab/><text:tab/><text:tab/>if (!tableName.contains("form")) {</text:p>
      <text:p text:style-name="P11">//<text:tab/><text:tab/><text:tab/><text:tab/><text:tab/>className = JsonData.class;</text:p>
      <text:p text:style-name="P11">//<text:tab/><text:tab/><text:tab/><text:tab/>} else {</text:p>
      <text:p text:style-name="P11">//<text:tab/><text:tab/><text:tab/><text:tab/><text:tab/>className = JsonForm.class;</text:p>
      <text:p text:style-name="P11">//<text:tab/><text:tab/><text:tab/><text:tab/>}</text:p>
      <text:p text:style-name="P11">//<text:tab/><text:tab/><text:tab/><text:tab/>fileWriter.write("[");</text:p>
      <text:p text:style-name="P11"><text:tab/><text:tab/><text:tab/><text:tab/>List&lt;String&gt; list = new ArrayList&lt;&gt;();</text:p>
      <text:p text:style-name="P11"><text:tab/><text:tab/><text:tab/><text:tab/>while (iterator.hasNext()) {</text:p>
      <text:p text:style-name="P11"><text:tab/><text:tab/><text:tab/><text:tab/><text:tab/>totalScannedItemCount++;</text:p>
      <text:p text:style-name="P11"><text:tab/><text:tab/><text:tab/><text:tab/><text:tab/>currentItem = iterator.next();</text:p>
      <text:p text:style-name="P11"><text:tab/><text:tab/><text:tab/><text:tab/><text:tab/>Map&lt;String, String&gt; map = new HashMap&lt;&gt;();</text:p>
      <text:p text:style-name="P11"><text:tab/><text:tab/><text:tab/><text:tab/><text:tab/>String json = currentItem.get("value").toString();</text:p>
      <text:p text:style-name="P11"><text:tab/><text:tab/><text:tab/><text:tab/><text:tab/>String id = currentItem.get("id").toString();</text:p>
      <text:p text:style-name="P11"><text:tab/><text:tab/><text:tab/><text:tab/><text:tab/>map.put("id", id);</text:p>
      <text:p text:style-name="P11"><text:tab/><text:tab/><text:tab/><text:tab/><text:tab/>map.put("data", json);</text:p>
      <text:p text:style-name="P11"><text:tab/><text:tab/><text:tab/><text:tab/><text:tab/>list.add(JacksonUtil.obj2Json(map));</text:p>
      <text:p text:style-name="P11">//<text:tab/><text:tab/><text:tab/><text:tab/><text:tab/>fileWriter.write("," + JacksonUtil.obj2Json(map));</text:p>
      <text:p text:style-name="P11">//<text:tab/><text:tab/><text:tab/><text:tab/><text:tab/>fileWriter.flush();</text:p>
      <text:p text:style-name="P11"><text:soft-page-break/><text:tab/><text:tab/><text:tab/><text:tab/><text:tab/>System.out.println(atomicInteger.incrementAndGet());</text:p>
      <text:p text:style-name="P11">//<text:tab/><text:tab/><text:tab/><text:tab/><text:tab/>KeyPair keyPair = new KeyPair();</text:p>
      <text:p text:style-name="P11">//<text:tab/><text:tab/><text:tab/><text:tab/><text:tab/>keyPair.setHashKey(id);</text:p>
      <text:p text:style-name="P11">//<text:tab/><text:tab/><text:tab/><text:tab/><text:tab/>keyPairs.add(keyPair);</text:p>
      <text:p text:style-name="P11"><text:tab/><text:tab/><text:tab/><text:tab/><text:tab/></text:p>
      <text:p text:style-name="P11">//<text:tab/><text:tab/><text:tab/><text:tab/><text:tab/>setOperations.add("jsonData", jsonData.getId());</text:p>
      <text:p text:style-name="P11"><text:tab/><text:tab/><text:tab/><text:tab/><text:tab/></text:p>
      <text:p text:style-name="P11"><text:tab/><text:tab/><text:tab/><text:tab/>}</text:p>
      <text:p text:style-name="P11">//<text:tab/><text:tab/><text:tab/><text:tab/>List&lt;List&lt;KeyPair&gt;&gt; subList = splitList(keyPairs, 500);</text:p>
      <text:p text:style-name="P11">//<text:tab/><text:tab/><text:tab/><text:tab/></text:p>
      <text:p text:style-name="P11">//<text:tab/><text:tab/><text:tab/><text:tab/>for (List&lt;KeyPair&gt; sub : subList) {</text:p>
      <text:p text:style-name="P11">//<text:tab/><text:tab/><text:tab/><text:tab/><text:tab/>Map&lt;Class&lt;?&gt; , List&lt;KeyPair&gt;&gt; itemsToGet = new HashMap&lt;&gt;();</text:p>
      <text:p text:style-name="P11">//<text:tab/><text:tab/><text:tab/><text:tab/><text:tab/>itemsToGet.put(ProdDdbSeniorData.class, sub);</text:p>
      <text:p text:style-name="P11">//<text:tab/><text:tab/><text:tab/><text:tab/><text:tab/>Map&lt;String, List&lt;Object&gt;&gt; itemsMap = dbMapper.batchLoad(itemsToGet);</text:p>
      <text:p text:style-name="P11">//<text:tab/><text:tab/><text:tab/><text:tab/><text:tab/>for (List&lt;Object&gt; objs : itemsMap.values()) {</text:p>
      <text:p text:style-name="P11">//<text:tab/><text:tab/><text:tab/><text:tab/><text:tab/><text:tab/>for (Object obj : objs) {</text:p>
      <text:p text:style-name="P11">//<text:tab/><text:tab/><text:tab/><text:tab/><text:tab/><text:tab/><text:tab/>DdbJson ddbJson = JacksonUtil.json2Obj(JacksonUtil.obj2Json(obj), DdbJson.class);</text:p>
      <text:p text:style-name="P11">//<text:tab/><text:tab/><text:tab/><text:tab/><text:tab/><text:tab/><text:tab/>JsonData jsonData = JacksonUtil.json2Obj(ddbJson.getValue(), JsonData.class);</text:p>
      <text:p text:style-name="P11">////<text:tab/><text:tab/><text:tab/><text:tab/><text:tab/><text:tab/><text:tab/>SeniorData seniorData = new SeniorData(jsonData);</text:p>
      <text:p text:style-name="P11">////<text:tab/><text:tab/><text:tab/><text:tab/><text:tab/><text:tab/><text:tab/>seniorDataMapper.insert(seniorData);</text:p>
      <text:p text:style-name="P11">//<text:tab/><text:tab/><text:tab/><text:tab/><text:tab/><text:tab/><text:tab/>list.add(jsonData);</text:p>
      <text:p text:style-name="P11">//<text:tab/><text:tab/><text:tab/><text:tab/><text:tab/><text:tab/><text:tab/>System.out.println(atomicInteger.incrementAndGet());</text:p>
      <text:p text:style-name="P11">//<text:tab/><text:tab/><text:tab/><text:tab/><text:tab/><text:tab/>}</text:p>
      <text:p text:style-name="P11">//<text:tab/><text:tab/><text:tab/><text:tab/><text:tab/>}</text:p>
      <text:p text:style-name="P11">//<text:tab/><text:tab/><text:tab/><text:tab/>}</text:p>
      <text:p text:style-name="P11">//<text:tab/><text:tab/><text:tab/><text:tab/>fileWriter.write("]");</text:p>
      <text:p text:style-name="P11"><text:tab/><text:tab/><text:tab/><text:tab/>fileWriter.write(list.toString());</text:p>
      <text:p text:style-name="P11"><text:tab/><text:tab/><text:tab/><text:tab/>System.out.println(atomicInteger.get());</text:p>
      <text:p text:style-name="P11"><text:tab/><text:tab/><text:tab/>} catch (Exception e) {</text:p>
      <text:p text:style-name="P11"><text:tab/><text:tab/><text:tab/><text:tab/>logger.error("segment:" + this.segment);</text:p>
      <text:p text:style-name="P11"><text:tab/><text:tab/><text:tab/><text:tab/>System.err.println(e.getMessage());</text:p>
      <text:p text:style-name="P11"><text:tab/><text:tab/><text:tab/>} finally {</text:p>
      <text:p text:style-name="P11"><text:tab/><text:tab/><text:tab/><text:tab/>try {</text:p>
      <text:p text:style-name="P11"><text:tab/><text:tab/><text:tab/><text:tab/><text:tab/>fileWriter.close();</text:p>
      <text:p text:style-name="P11"><text:tab/><text:tab/><text:tab/><text:tab/>} catch (IOException e) {</text:p>
      <text:p text:style-name="P11"><text:tab/><text:tab/><text:tab/><text:tab/><text:tab/>e.printStackTrace();</text:p>
      <text:p text:style-name="P11"><text:tab/><text:tab/><text:tab/><text:tab/>}</text:p>
      <text:p text:style-name="P11"><text:tab/><text:tab/><text:tab/><text:tab/>System.out.println("Scanned " + totalScannedItemCount + " items from segment " + segment + " out of "</text:p>
      <text:p text:style-name="P11"><text:tab/><text:tab/><text:tab/><text:tab/><text:tab/><text:tab/>+ totalSegments + " of " + tableName);</text:p>
      <text:p text:style-name="P11"><text:tab/><text:tab/><text:tab/><text:tab/>System.out.println(atomicInteger.get());</text:p>
      <text:p text:style-name="P11"><text:tab/><text:tab/><text:tab/>}</text:p>
      <text:p text:style-name="P11"><text:tab/><text:tab/>}</text:p>
      <text:p text:style-name="P11"><text:tab/>}</text:p>
      <text:p text:style-name="P11"><text:tab/></text:p>
      <text:p text:style-name="P11"><text:soft-page-break/><text:tab/>public static &lt;T&gt; List&lt;List&lt;T&gt;&gt; splitList(List&lt;T&gt; list , int pageSize){</text:p>
      <text:p text:style-name="P11"><text:tab/><text:tab/>int page = (int) Math.ceil((double) list.size() / pageSize);</text:p>
      <text:p text:style-name="P11"><text:tab/><text:tab/>List&lt;List&lt;T&gt;&gt; listArray = new ArrayList&lt;&gt;();</text:p>
      <text:p text:style-name="P11"><text:tab/><text:tab/>for (int i = 0; i &lt; page; i ++) {</text:p>
      <text:p text:style-name="P11"><text:tab/><text:tab/><text:tab/>if (i == (page -1)) {</text:p>
      <text:p text:style-name="P11"><text:tab/><text:tab/><text:tab/><text:tab/>listArray.add(list.subList(pageSize * i,list.size()));</text:p>
      <text:p text:style-name="P11"><text:tab/><text:tab/><text:tab/>} else {</text:p>
      <text:p text:style-name="P11"><text:tab/><text:tab/><text:tab/><text:tab/>listArray.add(list.subList(pageSize * i, pageSize * ( i + 1)));</text:p>
      <text:p text:style-name="P11"><text:tab/><text:tab/><text:tab/>}</text:p>
      <text:p text:style-name="P11"><text:tab/><text:tab/>}</text:p>
      <text:p text:style-name="P11"><text:tab/><text:tab/>return listArray;</text:p>
      <text:p text:style-name="P11"><text:tab/>}</text:p>
      <text:p text:style-name="P11"/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Courier, monospace"/>
    <style:font-face style:name="Consolas2" svg:font-family="Consolas, 'Helvetica Neue', Helvetica, Arial, sans-serif"/>
    <style:font-face style:name="Consolas3" svg:font-family="Consolas, Inconsolata, Courier, monospace"/>
    <style:font-face style:name="Consolas1" svg:font-family="Consolas, 'Liberation Mono', Menlo, Courier, monospace"/>
    <style:font-face style:name="Courier New" svg:font-family="'Courier New', Courier, monospace"/>
    <style:font-face style:name="Helvetica" svg:font-family="Helvetica, Arial, 'Droid Sans', sans-serif"/>
    <style:font-face style:name="Microsoft YaHei" svg:font-family="'Microsoft YaHei', 'SF Pro Display', Roboto, Noto, Arial, 'PingFang SC', sans-serif"/>
    <style:font-face style:name="Microsoft Yahei" svg:font-family="'Microsoft Yahei', arial, sans-serif"/>
    <style:font-face style:name="Monospace1" svg:font-family="Monospace"/>
    <style:font-face style:name="SF Pro Display" svg:font-family="'SF Pro Display', Roboto, Noto, Arial, 'PingFang SC', 'Hiragino Sans GB', 'Microsoft YaHei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Verdana" svg:font-family="Verdana, Geneva, 'Helvetica Neue', 'Microsoft Yahei', Helvetica, Arial, sans-serif"/>
    <style:font-face style:name="apple-system" svg:font-family="apple-system, 'SF UI Text', Arial, 'PingFang SC', 'Hiragino Sans GB', 'Microsoft YaHei', 'WenQuanYi Micro Hei', sans-serif"/>
    <style:font-face style:name="apple-system1" svg:font-family="apple-system, 'SF UI Text', Arial, 'PingFang SC', 'Hiragino Sans GB', 'Microsoft YaHei', 'WenQuanYi Micro Hei', sans-serif, SimHei, SimSun"/>
    <style:font-face style:name="inherit" svg:font-family="inherit"/>
    <style:font-face style:name="mry_KacstQurn1" svg:font-family="mry_KacstQurn"/>
    <style:font-face style:name="tahoma" svg:font-family="tahoma"/>
    <style:font-face style:name="verdana" svg:font-family="verdana, 'ms song', Arial, Helvetic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mry_KacstQurn" svg:font-family="mry_KacstQurn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Heading_20_4" style:display-name="Heading 4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1:15:42.616705874</meta:creation-date>
    <dc:date>2019-08-14T10:14:36.294472979</dc:date>
    <meta:editing-duration>P12DT19H43M11S</meta:editing-duration>
    <meta:editing-cycles>166</meta:editing-cycles>
    <meta:generator>LibreOffice/6.0.7.3$Linux_X86_64 LibreOffice_project/00m0$Build-3</meta:generator>
    <meta:document-statistic meta:table-count="0" meta:image-count="0" meta:object-count="0" meta:page-count="41" meta:paragraph-count="871" meta:word-count="7026" meta:character-count="37225" meta:non-whitespace-character-count="32917"/>
  </office:meta>
</office:document-meta>
</file>